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945in"/>
    </style:style>
    <style:style style:name="co13" style:family="table-column">
      <style:table-column-properties fo:break-before="auto" style:column-width="1.7654in"/>
    </style:style>
    <style:style style:name="co14" style:family="table-column">
      <style:table-column-properties fo:break-before="auto" style:column-width="2.0819in"/>
    </style:style>
    <style:style style:name="co15" style:family="table-column">
      <style:table-column-properties fo:break-before="auto" style:column-width="1.4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4071in" fo:break-before="auto" style:use-optimal-row-height="true"/>
    </style:style>
    <style:style style:name="ro8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22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wrap" fo:border="0.06pt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1.11pt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04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6" style:family="table-cell" style:parent-style-name="Default">
      <style:table-cell-properties fo:border-bottom="1.11pt double #000000" style:border-line-width-bottom="0.0008in 0.0138in 0.0008in" fo:background-color="#eeeeee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6pt solid #000000" fo:background-color="#dddddd" fo:border-left="2.49pt solid #008000" fo:border-right="0.06pt solid #000000" fo:border-top="2.49pt solid #008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23" style:family="table-cell" style:parent-style-name="Default">
      <style:table-cell-properties fo:background-color="#dddddd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1.11pt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99pt solid #000000"/>
      <style:paragraph-properties fo:text-align="start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240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90" fo:border-top="0.06pt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1.11pt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77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27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2.49pt solid #008000" fo:background-color="#dddddd" style:text-align-source="fix" style:repeat-content="false" fo:border-left="1.11pt double #000000" style:border-line-width-left="0.0008in 0.0138in 0.0008in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311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319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32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22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  <style:text-properties fo:font-size="8pt" style:font-size-asian="8pt" style:font-size-complex="8pt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8pt" style:font-size-asian="8pt" style:font-size-complex="8pt"/>
    </style:style>
    <style:style style:name="ce378" style:family="table-cell" style:parent-style-name="Default">
      <style:table-cell-properties style:text-align-source="fix" style:repeat-content="false" fo:wrap-option="wrap" fo:border="0.06pt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4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4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427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4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43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431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435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43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44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44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4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4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463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464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99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68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</style:style>
    <style:style style:name="ce125" style:family="table-cell" style:parent-style-name="Default">
      <style:table-cell-properties fo:background-color="#e6e6e6" fo:border="0.06pt solid #000000"/>
    </style:style>
    <style:style style:name="ce10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</style:style>
    <style:style style:name="ce127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6pt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non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01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</style:style>
    <style:style style:name="ce140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492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94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6pt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7" style:family="table-cell" style:parent-style-name="Default">
      <style:table-cell-properties fo:border-bottom="1.11pt double #000000" style:border-line-width-bottom="0.0008in 0.0138in 0.0008in" fo:background-color="transparent" fo:border-left="none" fo:border-right="none" fo:border-top="0.99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6pt solid #000000" fo:background-color="#e6e6ff" style:text-align-source="fix" style:repeat-content="false" fo:wrap-option="wrap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50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09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10" style:family="table-cell" style:parent-style-name="Default">
      <style:table-cell-properties fo:border-bottom="1.11pt double #000000" style:border-line-width-bottom="0.0008in 0.0138in 0.0008in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1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14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15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16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1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18" style:family="table-cell" style:parent-style-name="Default">
      <style:table-cell-properties fo:border-bottom="none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2.49pt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21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23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2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525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5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6" style:family="table-cell" style:parent-style-name="Default">
      <style:table-cell-properties fo:border-bottom="1.11pt double #000000" style:border-line-width-bottom="0.0008in 0.0138in 0.0008in" fo:border-left="none" fo:border-right="1.11pt double #000000" style:border-line-width-right="0.0008in 0.0138in 0.0008in" fo:border-top="none"/>
    </style:style>
    <style:style style:name="ce177" style:family="table-cell" style:parent-style-name="Default">
      <style:table-cell-properties style:text-align-source="fix" style:repeat-content="false" fo:wrap-option="wrap" fo:border="1.11pt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1.11pt double #000000" style:border-line-width-left="0.0008in 0.0138in 0.0008in" fo:border-right="0.06pt solid #000000" fo:border-top="1.11pt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87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92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fo:background-color="transparent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border-bottom="0.06pt solid #000000" fo:background-color="transparent" fo:border-left="0.06pt solid #000000" fo:border-right="0.06pt solid #000000" fo:border-top="0.99pt solid #000000"/>
      <style:text-properties fo:font-size="8pt" style:font-size-asian="8pt" style:font-size-complex="8pt"/>
    </style:style>
    <style:style style:name="ce548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style:rotation-angle="90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99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5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2.49pt solid #008000" fo:border-top="2.49pt solid #008000"/>
      <style:paragraph-properties fo:text-align="center" fo:margin-left="0in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70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571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1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5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74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in"/>
      <style:text-properties fo:font-size="8pt" style:font-size-asian="8pt" style:font-size-complex="8pt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77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fo:font-size="8pt" style:font-size-asian="8pt" style:font-size-complex="8pt"/>
    </style:style>
    <style:style style:name="ce5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8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86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87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9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 fo:margin-left="0in"/>
      <style:text-properties fo:font-size="8pt" style:font-size-asian="8pt" style:font-size-complex="8pt"/>
    </style:style>
    <style:style style:name="ce59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94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6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598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599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603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6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6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order="0.06pt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11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1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15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16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1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color="#00ae00" fo:font-size="8pt" style:font-size-asian="8pt" style:font-size-complex="8pt"/>
    </style:style>
    <style:style style:name="ce268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ae00" fo:font-size="8pt" style:font-size-asian="8pt" style:font-size-complex="8pt"/>
    </style:style>
    <style:style style:name="ce62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623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62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6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62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6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628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30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33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34" style:family="table-cell" style:parent-style-name="Default">
      <style:table-cell-properties fo:background-color="#e6e6e6" fo:border="0.06pt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35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36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37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38" style:family="table-cell" style:parent-style-name="Default">
      <style:table-cell-properties fo:background-color="#ffffff" fo:border="0.06pt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39" style:family="table-cell" style:parent-style-name="Default">
      <style:table-cell-properties fo:border-bottom="1.11pt double #000000" style:border-line-width-bottom="0.0008in 0.0138in 0.0008in" fo:background-color="#eeeeee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40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41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42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43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0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2.49pt solid #008000" fo:background-color="#dddddd" fo:border-left="none" fo:border-right="none" fo:border-top="none"/>
      <style:text-properties fo:color="#00ae00"/>
    </style:style>
    <style:style style:name="ce647" style:family="table-cell" style:parent-style-name="Default">
      <style:table-cell-properties fo:background-color="#dddddd" fo:border="0.06pt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648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649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650" style:family="table-cell" style:parent-style-name="Default">
      <style:table-cell-properties fo:background-color="#ffffff" fo:border="0.06pt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651" style:family="table-cell" style:parent-style-name="Default">
      <style:table-cell-properties fo:background-color="#ffffff" fo:border="0.06pt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652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653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54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655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2" style:family="table-cell" style:parent-style-name="Default">
      <style:table-cell-properties fo:border-bottom="1.11pt double #000000" style:border-line-width-bottom="0.0008in 0.0138in 0.0008in" fo:border-left="none" fo:border-right="none" fo:border-top="0.99pt solid #000000"/>
    </style:style>
    <style:style style:name="ce657" style:family="table-cell" style:parent-style-name="Default">
      <style:table-cell-properties fo:border="0.06pt solid #000000"/>
    </style:style>
    <style:style style:name="ce30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660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61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676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6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67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2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99pt solid #000000"/>
      <style:paragraph-properties fo:text-align="center" fo:margin-left="0in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</style:style>
    <style:style style:name="ce282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</style:style>
    <style:style style:name="ce283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</style:style>
    <style:style style:name="ce284" style:family="table-cell" style:parent-style-name="Default">
      <style:table-cell-properties fo:background-color="#ffffff" fo:border="0.06pt solid #000000"/>
    </style:style>
    <style:style style:name="ce317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85" style:family="table-cell" style:parent-style-name="Default">
      <style:table-cell-properties fo:border-bottom="1.11pt double #000000" style:border-line-width-bottom="0.0008in 0.0138in 0.0008in" fo:background-color="#eeeeee" fo:border-left="0.06pt solid #000000" fo:border-right="0.06pt solid #000000" fo:border-top="1.11pt double #000000" style:border-line-width-top="0.0008in 0.0138in 0.0008in"/>
    </style:style>
    <style:style style:name="ce286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</style:style>
    <style:style style:name="ce287" style:family="table-cell" style:parent-style-name="Default">
      <style:table-cell-properties fo:border-bottom="none" fo:background-color="#e6e6e6" fo:border-left="0.06pt solid #000000" fo:border-right="0.06pt solid #000000" fo:border-top="0.06pt solid #000000"/>
    </style:style>
    <style:style style:name="ce288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</style:style>
    <style:style style:name="ce289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690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2.49pt solid #008000" fo:background-color="#dddddd" fo:border-left="none" fo:border-right="none" fo:border-top="none"/>
    </style:style>
    <style:style style:name="ce298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</style:style>
    <style:style style:name="ce326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327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fo:border-bottom="1.11pt double #000000" style:border-line-width-bottom="0.0008in 0.0138in 0.0008in" fo:border-left="1.11pt double #000000" style:border-line-width-left="0.0008in 0.0138in 0.0008in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1.11pt double #000000" style:border-line-width-bottom="0.0008in 0.0138in 0.0008in" fo:border-left="none" fo:border-right="none" fo:border-top="0.06pt solid #000000"/>
    </style:style>
    <style:style style:name="ce33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99pt solid #000000"/>
    </style:style>
    <style:style style:name="ce332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06pt solid #000000"/>
    </style:style>
    <style:style style:name="ce333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0.06pt solid #000000"/>
    </style:style>
    <style:style style:name="ce334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99pt solid #000000" fo:border-left="0.06pt solid #000000" fo:border-right="0.06pt solid #000000" fo:border-top="0.06pt solid #000000"/>
      <style:text-properties fo:font-size="8pt" style:font-size-asian="8pt" style:font-size-complex="8pt"/>
    </style:style>
    <style:style style:name="ce336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337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1.11pt double #000000" style:border-line-width-bottom="0.0008in 0.0138in 0.0008in" fo:background-color="#eeeeee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1.11pt double #000000" style:border-line-width-bottom="0.0008in 0.0138in 0.0008in" fo:border-left="none" fo:border-right="none" fo:border-top="0.99pt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1.11pt double #000000" style:border-line-width-bottom="0.0008in 0.0138in 0.0008in" fo:border-left="none" fo:border-right="none" fo:border-top="0.06pt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7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55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none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99pt solid #000000" fo:background-color="transparent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1.11pt double #000000" style:border-line-width-bottom="0.0008in 0.0138in 0.0008in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6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0" style:family="table-cell" style:parent-style-name="Default">
      <style:table-cell-properties fo:border-bottom="none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2.49pt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3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2.49pt solid #008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4" style:family="table-cell" style:parent-style-name="Default">
      <style:table-cell-properties fo:border-bottom="0.06pt solid #000000" fo:background-color="#dddddd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45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79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none" fo:border-right="1.11pt double #000000" style:border-line-width-right="0.0008in 0.0138in 0.0008in" fo:border-top="0.99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8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38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ffffff"/>
    </style:style>
    <style:style style:name="ce388" style:family="table-cell" style:parent-style-name="Default">
      <style:table-cell-properties fo:background-color="#eeeeee"/>
    </style:style>
    <style:style style:name="ce389" style:family="table-cell" style:parent-style-name="Default" style:data-style-name="N122">
      <style:table-cell-properties fo:border-bottom="none" fo:background-color="#e6e6e6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57" style:family="table-cell" style:parent-style-name="Default">
      <style:table-cell-properties fo:border-bottom="none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58" style:family="table-cell" style:parent-style-name="Default">
      <style:table-cell-properties fo:border-bottom="none" fo:background-color="#e6e6e6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1.11pt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6pt solid #000000" fo:background-color="#e6e6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end" fo:margin-left="0in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6pt solid #000000" fo:border-left="1.11pt double #000000" style:border-line-width-left="0.0008in 0.0138in 0.0008in" fo:border-right="0.06pt solid #000000" fo:border-top="0.06pt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 style:vertical-align="middl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1.11pt double #000000" style:border-line-width-bottom="0.0008in 0.0138in 0.0008in" fo:background-color="transparent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782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78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7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790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79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79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6" style:family="table-cell" style:parent-style-name="Default">
      <style:table-cell-properties fo:border="none"/>
    </style:style>
    <style:style style:name="ce79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79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79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9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7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80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80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80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803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6pt solid #000000" fo:background-color="#ffffcc" fo:wrap-option="wrap" fo:border-left="1.11pt double #000000" style:border-line-width-left="0.0008in 0.0138in 0.0008in" fo:border-right="0.06pt solid #000000" fo:border-top="0.06pt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6pt solid #000000" fo:background-color="#ffffcc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1.11pt double #000000" style:border-line-width-left="0.0008in 0.0138in 0.0008in" fo:border-right="none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1.11pt double #000000" style:border-line-width-left="0.0008in 0.0138in 0.0008in" fo:border-right="none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811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813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1.11pt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8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08in 0.0138in 0.0008in" fo:border-top="0.06pt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1.11pt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 fo:min-height="0.0791in" fo:min-width="0.0346in"/>
    </style:style>
    <style:style style:name="gr2" style:family="graphic">
      <style:graphic-properties draw:fill="solid" draw:fill-color="#008000" draw:textarea-horizontal-align="justify" draw:textarea-vertical-align="middle" draw:auto-grow-height="false" fo:min-height="0.0791in" fo:min-width="0.035in"/>
    </style:style>
    <style:style style:name="gr3" style:family="graphic">
      <style:graphic-properties draw:fill="solid" draw:fill-color="#008000" draw:textarea-horizontal-align="justify" draw:textarea-vertical-align="middle" draw:auto-grow-height="false" fo:min-height="0.0791in" fo:min-width="0.0354in"/>
    </style:style>
    <style:style style:name="gr4" style:family="graphic">
      <style:graphic-properties draw:fill="solid" draw:fill-color="#008000" draw:textarea-horizontal-align="justify" draw:textarea-vertical-align="middle" draw:auto-grow-height="false" fo:min-height="0.6382in" fo:min-width="0.0268in"/>
    </style:style>
    <style:style style:name="gr5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6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7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8" style:family="graphic">
      <style:graphic-properties svg:stroke-width="0.0197in" draw:fill="none" draw:textarea-vertical-align="middle" draw:auto-grow-height="false" fo:min-height="3.3087in" fo:min-width="0.0291in" fo:padding-top="0.0098in" fo:padding-bottom="0.0098in" fo:padding-left="0.0098in" fo:padding-right="0.0098in"/>
      <style:paragraph-properties fo:text-align="center"/>
    </style:style>
    <style:style style:name="gr9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10" style:family="graphic">
      <style:graphic-properties svg:stroke-width="0.0197in" draw:fill="none" draw:textarea-vertical-align="middle" draw:auto-grow-height="false" fo:min-height="4.8961in" fo:min-width="0.0295in" fo:padding-top="0.0098in" fo:padding-bottom="0.0098in" fo:padding-left="0.0098in" fo:padding-right="0.0098in"/>
      <style:paragraph-properties fo:text-align="center"/>
    </style:style>
    <style:style style:name="gr11" style:family="graphic">
      <style:graphic-properties svg:stroke-width="0.0197in" draw:fill="none" draw:textarea-vertical-align="middle" draw:auto-grow-height="false" fo:min-height="0.285in" fo:min-width="0in" fo:padding-top="0.0098in" fo:padding-bottom="0.0098in" fo:padding-left="0.0098in" fo:padding-right="0.0098in"/>
      <style:paragraph-properties fo:text-align="center"/>
    </style:style>
    <style:style style:name="gr12" style:family="graphic">
      <style:graphic-properties svg:stroke-width="0.0197in" draw:fill="none" draw:textarea-vertical-align="middle" draw:auto-grow-height="false" fo:min-height="3.4299in" fo:min-width="0.0315in" fo:padding-top="0.0098in" fo:padding-bottom="0.0098in" fo:padding-left="0.0098in" fo:padding-right="0.0098in"/>
      <style:paragraph-properties fo:text-align="center"/>
    </style:style>
    <style:style style:name="gr13" style:family="graphic">
      <style:graphic-properties svg:stroke-width="0.0197in" draw:fill="none" draw:textarea-vertical-align="middle" draw:auto-grow-height="false" fo:min-height="5.9843in" fo:min-width="0.0386in" fo:padding-top="0.0098in" fo:padding-bottom="0.0098in" fo:padding-left="0.0098in" fo:padding-right="0.0098in"/>
      <style:paragraph-properties fo:text-align="center"/>
    </style:style>
    <style:style style:name="gr14" style:family="graphic">
      <style:graphic-properties svg:stroke-width="0.0197in" draw:fill="none" draw:textarea-vertical-align="middle" draw:auto-grow-height="false" fo:min-height="5.098in" fo:min-width="0.0366in" fo:padding-top="0.0098in" fo:padding-bottom="0.0098in" fo:padding-left="0.0098in" fo:padding-right="0.0098in"/>
      <style:paragraph-properties fo:text-align="center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solid" draw:fill-color="#00800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name-complex="Arial Unicode MS" style:font-weight-asian="normal" style:font-weight-complex="normal"/>
    </style:style>
    <style:style style:name="T7" style:family="text">
      <style:text-properties fo:font-size="9pt" fo:font-weight="bold" style:font-size-asian="9pt" style:font-size-complex="9pt" style:font-weight-asian="bold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04"/>
        <table:table-column table:style-name="co3" table:number-columns-repeated="16" table:default-cell-style-name="ce104"/>
        <table:table-column table:style-name="co4" table:default-cell-style-name="ce494"/>
        <table:table-column table:style-name="co5" table:default-cell-style-name="ce181"/>
        <table:table-column table:style-name="co4" table:default-cell-style-name="ce494"/>
        <table:table-column table:style-name="co6" table:number-columns-repeated="29" table:default-cell-style-name="ce573"/>
        <table:table-column table:style-name="co4" table:default-cell-style-name="ce104"/>
        <table:table-column table:style-name="co7" table:default-cell-style-name="ce573"/>
        <table:table-column table:style-name="co8" table:default-cell-style-name="ce104"/>
        <table:table-column table:style-name="co9" table:number-columns-repeated="7" table:default-cell-style-name="ce104"/>
        <table:table-column table:style-name="co10" table:number-columns-repeated="962" table:default-cell-style-name="ce104"/>
        <table:table-column table:style-name="co10" table:number-columns-repeated="2" table:default-cell-style-name="Default"/>
        <table:table-row table:style-name="ro1">
          <table:table-cell/>
          <table:table-cell table:style-name="ce25" table:formula="of:=NOW()" office:value-type="float" office:value="45015.6659642572" calcext:value-type="float">
            <text:p>45015.67</text:p>
          </table:table-cell>
          <table:table-cell table:style-name="ce243" office:value-type="string" calcext:value-type="string" table:number-columns-spanned="18" table:number-rows-spanned="1">
            <text:p>Full MTI Format</text:p>
          </table:table-cell>
          <table:covered-table-cell table:number-columns-repeated="15" table:style-name="ce325"/>
          <table:covered-table-cell table:style-name="ce140"/>
          <table:covered-table-cell table:style-name="ce152"/>
          <table:table-cell/>
          <table:table-cell table:style-name="ce243" office:value-type="string" calcext:value-type="string" table:number-columns-spanned="32" table:number-rows-spanned="1">
            <text:p>CAN</text:p>
          </table:table-cell>
          <table:covered-table-cell table:number-columns-repeated="28" table:style-name="ce581"/>
          <table:covered-table-cell table:style-name="ce325"/>
          <table:covered-table-cell table:style-name="ce581"/>
          <table:covered-table-cell table:style-name="ce35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 calcext:value-type="float">
            <text:p>0</text:p>
          </table:table-cell>
          <table:table-cell table:style-name="ce98" table:formula="of:=[.C2]+1" office:value-type="float" office:value="1" calcext:value-type="float">
            <text:p>1</text:p>
          </table:table-cell>
          <table:table-cell table:style-name="ce98" table:formula="of:=[.D2]+1" office:value-type="float" office:value="2" calcext:value-type="float">
            <text:p>2</text:p>
          </table:table-cell>
          <table:table-cell table:style-name="ce98" table:formula="of:=[.E2]+1" office:value-type="float" office:value="3" calcext:value-type="float">
            <text:p>3</text:p>
          </table:table-cell>
          <table:table-cell table:style-name="ce98" table:formula="of:=[.F2]+1" office:value-type="float" office:value="4" calcext:value-type="float">
            <text:p>4</text:p>
          </table:table-cell>
          <table:table-cell table:style-name="ce98" table:formula="of:=[.G2]+1" office:value-type="float" office:value="5" calcext:value-type="float">
            <text:p>5</text:p>
          </table:table-cell>
          <table:table-cell table:style-name="ce98" table:formula="of:=[.H2]+1" office:value-type="float" office:value="6" calcext:value-type="float">
            <text:p>6</text:p>
          </table:table-cell>
          <table:table-cell table:style-name="ce98" table:formula="of:=[.I2]+1" office:value-type="float" office:value="7" calcext:value-type="float">
            <text:p>7</text:p>
          </table:table-cell>
          <table:table-cell table:style-name="ce98" table:formula="of:=[.J2]+1" office:value-type="float" office:value="8" calcext:value-type="float">
            <text:p>8</text:p>
          </table:table-cell>
          <table:table-cell table:style-name="ce98" table:formula="of:=[.K2]+1" office:value-type="float" office:value="9" calcext:value-type="float">
            <text:p>9</text:p>
          </table:table-cell>
          <table:table-cell table:style-name="ce98" table:formula="of:=[.L2]+1" office:value-type="float" office:value="10" calcext:value-type="float">
            <text:p>10</text:p>
          </table:table-cell>
          <table:table-cell table:style-name="ce98" table:formula="of:=[.M2]+1" office:value-type="float" office:value="11" calcext:value-type="float">
            <text:p>11</text:p>
          </table:table-cell>
          <table:table-cell table:style-name="ce98" table:formula="of:=[.N2]+1" office:value-type="float" office:value="12" calcext:value-type="float">
            <text:p>12</text:p>
          </table:table-cell>
          <table:table-cell table:style-name="ce98" table:formula="of:=[.O2]+1" office:value-type="float" office:value="13" calcext:value-type="float">
            <text:p>13</text:p>
          </table:table-cell>
          <table:table-cell table:style-name="ce98" table:formula="of:=[.P2]+1" office:value-type="float" office:value="14" calcext:value-type="float">
            <text:p>14</text:p>
          </table:table-cell>
          <table:table-cell table:style-name="ce98" table:formula="of:=[.Q2]+1" office:value-type="float" office:value="15" calcext:value-type="float">
            <text:p>15</text:p>
          </table:table-cell>
          <table:table-cell table:style-name="ce492"/>
          <table:table-cell table:style-name="ce153"/>
          <table:table-cell/>
          <table:table-cell table:style-name="ce198" office:value-type="float" office:value="28" calcext:value-type="float">
            <text:p>28</text:p>
          </table:table-cell>
          <table:table-cell table:style-name="ce576" table:formula="of:=[.V2]-1" office:value-type="float" office:value="27" calcext:value-type="float">
            <text:p>27</text:p>
          </table:table-cell>
          <table:table-cell table:style-name="ce576" table:formula="of:=[.W2]-1" office:value-type="float" office:value="26" calcext:value-type="float">
            <text:p>26</text:p>
          </table:table-cell>
          <table:table-cell table:style-name="ce576" table:formula="of:=[.X2]-1" office:value-type="float" office:value="25" calcext:value-type="float">
            <text:p>25</text:p>
          </table:table-cell>
          <table:table-cell table:style-name="ce576" table:formula="of:=[.Y2]-1" office:value-type="float" office:value="24" calcext:value-type="float">
            <text:p>24</text:p>
          </table:table-cell>
          <table:table-cell table:style-name="ce576" table:formula="of:=[.Z2]-1" office:value-type="float" office:value="23" calcext:value-type="float">
            <text:p>23</text:p>
          </table:table-cell>
          <table:table-cell table:style-name="ce576" table:formula="of:=[.AA2]-1" office:value-type="float" office:value="22" calcext:value-type="float">
            <text:p>22</text:p>
          </table:table-cell>
          <table:table-cell table:style-name="ce576" table:formula="of:=[.AB2]-1" office:value-type="float" office:value="21" calcext:value-type="float">
            <text:p>21</text:p>
          </table:table-cell>
          <table:table-cell table:style-name="ce576" table:formula="of:=[.AC2]-1" office:value-type="float" office:value="20" calcext:value-type="float">
            <text:p>20</text:p>
          </table:table-cell>
          <table:table-cell table:style-name="ce576" table:formula="of:=[.AD2]-1" office:value-type="float" office:value="19" calcext:value-type="float">
            <text:p>19</text:p>
          </table:table-cell>
          <table:table-cell table:style-name="ce576" table:formula="of:=[.AE2]-1" office:value-type="float" office:value="18" calcext:value-type="float">
            <text:p>18</text:p>
          </table:table-cell>
          <table:table-cell table:style-name="ce576" table:formula="of:=[.AF2]-1" office:value-type="float" office:value="17" calcext:value-type="float">
            <text:p>17</text:p>
          </table:table-cell>
          <table:table-cell table:style-name="ce576" table:formula="of:=[.AG2]-1" office:value-type="float" office:value="16" calcext:value-type="float">
            <text:p>16</text:p>
          </table:table-cell>
          <table:table-cell table:style-name="ce576" table:formula="of:=[.AH2]-1" office:value-type="float" office:value="15" calcext:value-type="float">
            <text:p>15</text:p>
          </table:table-cell>
          <table:table-cell table:style-name="ce576" table:formula="of:=[.AI2]-1" office:value-type="float" office:value="14" calcext:value-type="float">
            <text:p>14</text:p>
          </table:table-cell>
          <table:table-cell table:style-name="ce576" table:formula="of:=[.AJ2]-1" office:value-type="float" office:value="13" calcext:value-type="float">
            <text:p>13</text:p>
          </table:table-cell>
          <table:table-cell table:style-name="ce576" table:formula="of:=[.AK2]-1" office:value-type="float" office:value="12" calcext:value-type="float">
            <text:p>12</text:p>
          </table:table-cell>
          <table:table-cell table:style-name="ce576" table:formula="of:=[.AL2]-1" office:value-type="float" office:value="11" calcext:value-type="float">
            <text:p>11</text:p>
          </table:table-cell>
          <table:table-cell table:style-name="ce576" table:formula="of:=[.AM2]-1" office:value-type="float" office:value="10" calcext:value-type="float">
            <text:p>10</text:p>
          </table:table-cell>
          <table:table-cell table:style-name="ce576" table:formula="of:=[.AN2]-1" office:value-type="float" office:value="9" calcext:value-type="float">
            <text:p>9</text:p>
          </table:table-cell>
          <table:table-cell table:style-name="ce576" table:formula="of:=[.AO2]-1" office:value-type="float" office:value="8" calcext:value-type="float">
            <text:p>8</text:p>
          </table:table-cell>
          <table:table-cell table:style-name="ce576" table:formula="of:=[.AP2]-1" office:value-type="float" office:value="7" calcext:value-type="float">
            <text:p>7</text:p>
          </table:table-cell>
          <table:table-cell table:style-name="ce576" table:formula="of:=[.AQ2]-1" office:value-type="float" office:value="6" calcext:value-type="float">
            <text:p>6</text:p>
          </table:table-cell>
          <table:table-cell table:style-name="ce576" table:formula="of:=[.AR2]-1" office:value-type="float" office:value="5" calcext:value-type="float">
            <text:p>5</text:p>
          </table:table-cell>
          <table:table-cell table:style-name="ce576" table:formula="of:=[.AS2]-1" office:value-type="float" office:value="4" calcext:value-type="float">
            <text:p>4</text:p>
          </table:table-cell>
          <table:table-cell table:style-name="ce576" table:formula="of:=[.AT2]-1" office:value-type="float" office:value="3" calcext:value-type="float">
            <text:p>3</text:p>
          </table:table-cell>
          <table:table-cell table:style-name="ce576" table:formula="of:=[.AU2]-1" office:value-type="float" office:value="2" calcext:value-type="float">
            <text:p>2</text:p>
          </table:table-cell>
          <table:table-cell table:style-name="ce576" table:formula="of:=[.AV2]-1" office:value-type="float" office:value="1" calcext:value-type="float">
            <text:p>1</text:p>
          </table:table-cell>
          <table:table-cell table:style-name="ce576" table:formula="of:=[.AW2]-1" office:value-type="float" office:value="0" calcext:value-type="float">
            <text:p>0</text:p>
          </table:table-cell>
          <table:table-cell table:style-name="ce321"/>
          <table:table-cell table:style-name="ce657"/>
          <table:table-cell table:style-name="ce240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 calcext:value-type="float">
            <text:p>15</text:p>
          </table:table-cell>
          <table:table-cell table:style-name="ce98" table:formula="of:=[.C3]-1" office:value-type="float" office:value="14" calcext:value-type="float">
            <text:p>14</text:p>
          </table:table-cell>
          <table:table-cell table:style-name="ce98" table:formula="of:=[.D3]-1" office:value-type="float" office:value="13" calcext:value-type="float">
            <text:p>13</text:p>
          </table:table-cell>
          <table:table-cell table:style-name="ce98" table:formula="of:=[.E3]-1" office:value-type="float" office:value="12" calcext:value-type="float">
            <text:p>12</text:p>
          </table:table-cell>
          <table:table-cell table:style-name="ce98" table:formula="of:=[.F3]-1" office:value-type="float" office:value="11" calcext:value-type="float">
            <text:p>11</text:p>
          </table:table-cell>
          <table:table-cell table:style-name="ce98" table:formula="of:=[.G3]-1" office:value-type="float" office:value="10" calcext:value-type="float">
            <text:p>10</text:p>
          </table:table-cell>
          <table:table-cell table:style-name="ce98" table:formula="of:=[.H3]-1" office:value-type="float" office:value="9" calcext:value-type="float">
            <text:p>9</text:p>
          </table:table-cell>
          <table:table-cell table:style-name="ce98" table:formula="of:=[.I3]-1" office:value-type="float" office:value="8" calcext:value-type="float">
            <text:p>8</text:p>
          </table:table-cell>
          <table:table-cell table:style-name="ce98" table:formula="of:=[.J3]-1" office:value-type="float" office:value="7" calcext:value-type="float">
            <text:p>7</text:p>
          </table:table-cell>
          <table:table-cell table:style-name="ce98" table:formula="of:=[.K3]-1" office:value-type="float" office:value="6" calcext:value-type="float">
            <text:p>6</text:p>
          </table:table-cell>
          <table:table-cell table:style-name="ce98" table:formula="of:=[.L3]-1" office:value-type="float" office:value="5" calcext:value-type="float">
            <text:p>5</text:p>
          </table:table-cell>
          <table:table-cell table:style-name="ce98" table:formula="of:=[.M3]-1" office:value-type="float" office:value="4" calcext:value-type="float">
            <text:p>4</text:p>
          </table:table-cell>
          <table:table-cell table:style-name="ce98" table:formula="of:=[.N3]-1" office:value-type="float" office:value="3" calcext:value-type="float">
            <text:p>3</text:p>
          </table:table-cell>
          <table:table-cell table:style-name="ce98" table:formula="of:=[.O3]-1" office:value-type="float" office:value="2" calcext:value-type="float">
            <text:p>2</text:p>
          </table:table-cell>
          <table:table-cell table:style-name="ce98" table:formula="of:=[.P3]-1" office:value-type="float" office:value="1" calcext:value-type="float">
            <text:p>1</text:p>
          </table:table-cell>
          <table:table-cell table:style-name="ce98" table:formula="of:=[.Q3]-1" office:value-type="float" office:value="0" calcext:value-type="float">
            <text:p>0</text:p>
          </table:table-cell>
          <table:table-cell table:style-name="ce492"/>
          <table:table-cell table:style-name="ce153"/>
          <table:table-cell/>
          <table:table-cell table:style-name="ce198" office:value-type="float" office:value="0" calcext:value-type="float">
            <text:p>0</text:p>
          </table:table-cell>
          <table:table-cell table:style-name="ce576" table:formula="of:=[.V3]+1" office:value-type="float" office:value="1" calcext:value-type="float">
            <text:p>1</text:p>
          </table:table-cell>
          <table:table-cell table:style-name="ce576" table:formula="of:=[.W3]+1" office:value-type="float" office:value="2" calcext:value-type="float">
            <text:p>2</text:p>
          </table:table-cell>
          <table:table-cell table:style-name="ce576" table:formula="of:=[.X3]+1" office:value-type="float" office:value="3" calcext:value-type="float">
            <text:p>3</text:p>
          </table:table-cell>
          <table:table-cell table:style-name="ce576" table:formula="of:=[.Y3]+1" office:value-type="float" office:value="4" calcext:value-type="float">
            <text:p>4</text:p>
          </table:table-cell>
          <table:table-cell table:style-name="ce576" table:formula="of:=[.Z3]+1" office:value-type="float" office:value="5" calcext:value-type="float">
            <text:p>5</text:p>
          </table:table-cell>
          <table:table-cell table:style-name="ce576" table:formula="of:=[.AA3]+1" office:value-type="float" office:value="6" calcext:value-type="float">
            <text:p>6</text:p>
          </table:table-cell>
          <table:table-cell table:style-name="ce576" table:formula="of:=[.AB3]+1" office:value-type="float" office:value="7" calcext:value-type="float">
            <text:p>7</text:p>
          </table:table-cell>
          <table:table-cell table:style-name="ce576" table:formula="of:=[.AC3]+1" office:value-type="float" office:value="8" calcext:value-type="float">
            <text:p>8</text:p>
          </table:table-cell>
          <table:table-cell table:style-name="ce576" table:formula="of:=[.AD3]+1" office:value-type="float" office:value="9" calcext:value-type="float">
            <text:p>9</text:p>
          </table:table-cell>
          <table:table-cell table:style-name="ce576" table:formula="of:=[.AE3]+1" office:value-type="float" office:value="10" calcext:value-type="float">
            <text:p>10</text:p>
          </table:table-cell>
          <table:table-cell table:style-name="ce576" table:formula="of:=[.AF3]+1" office:value-type="float" office:value="11" calcext:value-type="float">
            <text:p>11</text:p>
          </table:table-cell>
          <table:table-cell table:style-name="ce576" table:formula="of:=[.AG3]+1" office:value-type="float" office:value="12" calcext:value-type="float">
            <text:p>12</text:p>
          </table:table-cell>
          <table:table-cell table:style-name="ce576" table:formula="of:=[.AH3]+1" office:value-type="float" office:value="13" calcext:value-type="float">
            <text:p>13</text:p>
          </table:table-cell>
          <table:table-cell table:style-name="ce576" table:formula="of:=[.AI3]+1" office:value-type="float" office:value="14" calcext:value-type="float">
            <text:p>14</text:p>
          </table:table-cell>
          <table:table-cell table:style-name="ce576" table:formula="of:=[.AJ3]+1" office:value-type="float" office:value="15" calcext:value-type="float">
            <text:p>15</text:p>
          </table:table-cell>
          <table:table-cell table:style-name="ce576" table:formula="of:=[.AK3]+1" office:value-type="float" office:value="16" calcext:value-type="float">
            <text:p>16</text:p>
          </table:table-cell>
          <table:table-cell table:style-name="ce576" table:formula="of:=[.AL3]+1" office:value-type="float" office:value="17" calcext:value-type="float">
            <text:p>17</text:p>
          </table:table-cell>
          <table:table-cell table:style-name="ce576" table:formula="of:=[.AM3]+1" office:value-type="float" office:value="18" calcext:value-type="float">
            <text:p>18</text:p>
          </table:table-cell>
          <table:table-cell table:style-name="ce576" table:formula="of:=[.AN3]+1" office:value-type="float" office:value="19" calcext:value-type="float">
            <text:p>19</text:p>
          </table:table-cell>
          <table:table-cell table:style-name="ce576" table:formula="of:=[.AO3]+1" office:value-type="float" office:value="20" calcext:value-type="float">
            <text:p>20</text:p>
          </table:table-cell>
          <table:table-cell table:style-name="ce576" table:formula="of:=[.AP3]+1" office:value-type="float" office:value="21" calcext:value-type="float">
            <text:p>21</text:p>
          </table:table-cell>
          <table:table-cell table:style-name="ce576" table:formula="of:=[.AQ3]+1" office:value-type="float" office:value="22" calcext:value-type="float">
            <text:p>22</text:p>
          </table:table-cell>
          <table:table-cell table:style-name="ce576" table:formula="of:=[.AR3]+1" office:value-type="float" office:value="23" calcext:value-type="float">
            <text:p>23</text:p>
          </table:table-cell>
          <table:table-cell table:style-name="ce576" table:formula="of:=[.AS3]+1" office:value-type="float" office:value="24" calcext:value-type="float">
            <text:p>24</text:p>
          </table:table-cell>
          <table:table-cell table:style-name="ce576" table:formula="of:=[.AT3]+1" office:value-type="float" office:value="25" calcext:value-type="float">
            <text:p>25</text:p>
          </table:table-cell>
          <table:table-cell table:style-name="ce576" table:formula="of:=[.AU3]+1" office:value-type="float" office:value="26" calcext:value-type="float">
            <text:p>26</text:p>
          </table:table-cell>
          <table:table-cell table:style-name="ce576" table:formula="of:=[.AV3]+1" office:value-type="float" office:value="27" calcext:value-type="float">
            <text:p>27</text:p>
          </table:table-cell>
          <table:table-cell table:style-name="ce576" table:formula="of:=[.AW3]+1" office:value-type="float" office:value="28" calcext:value-type="float">
            <text:p>28</text:p>
          </table:table-cell>
          <table:table-cell table:style-name="ce321"/>
          <table:table-cell table:style-name="ce576"/>
          <table:table-cell table:style-name="ce240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 calcext:value-type="string">
            <text:p>Reserved</text:p>
          </table:table-cell>
          <table:table-cell table:style-name="ce378" office:value-type="string" calcext:value-type="string">
            <text:p>Reserved</text:p>
          </table:table-cell>
          <table:table-cell table:style-name="ce378" office:value-type="string" calcext:value-type="string">
            <text:p>Special</text:p>
          </table:table-cell>
          <table:table-cell table:style-name="ce378" office:value-type="string" calcext:value-type="string">
            <text:p>Stream or Datagram</text:p>
          </table:table-cell>
          <table:table-cell table:style-name="ce378" office:value-type="string" calcext:value-type="string" table:number-columns-spanned="2" table:number-rows-spanned="1">
            <text:p>Priority</text:p>
          </table:table-cell>
          <table:covered-table-cell table:style-name="ce378"/>
          <table:table-cell table:style-name="ce131" office:value-type="string" calcext:value-type="string" table:number-columns-spanned="5" table:number-rows-spanned="1">
            <text:p>Type within priority</text:p>
            <text:p> (decimal)</text:p>
          </table:table-cell>
          <table:covered-table-cell table:number-columns-repeated="4" table:style-name="ce378"/>
          <table:table-cell table:style-name="ce378" office:value-type="string" calcext:value-type="string">
            <text:p>Simple Protocol</text:p>
          </table:table-cell>
          <table:table-cell table:style-name="ce378" office:value-type="string" calcext:value-type="string">
            <text:p>Address present</text:p>
          </table:table-cell>
          <table:table-cell table:style-name="ce378" office:value-type="string" calcext:value-type="string">
            <text:p>Event# present</text:p>
          </table:table-cell>
          <table:table-cell table:style-name="ce378" office:value-type="string" calcext:value-type="string" table:number-columns-spanned="2" table:number-rows-spanned="1">
            <text:p>Modifier within Priority/Type</text:p>
          </table:table-cell>
          <table:covered-table-cell table:style-name="ce378"/>
          <table:table-cell table:style-name="ce142"/>
          <table:table-cell table:style-name="ce154" office:value-type="string" calcext:value-type="string">
            <text:p>Full MTI</text:p>
            <text:p>(Hex)</text:p>
          </table:table-cell>
          <table:table-cell table:style-name="ce182"/>
          <table:table-cell table:style-name="ce199" office:value-type="string" calcext:value-type="string">
            <text:p>Priority</text:p>
          </table:table-cell>
          <table:table-cell table:style-name="ce582" office:value-type="string" calcext:value-type="string">
            <text:p>Frame-type</text:p>
          </table:table-cell>
          <table:table-cell table:style-name="ce249" office:value-type="string" calcext:value-type="string" table:number-columns-spanned="3" table:number-rows-spanned="1">
            <text:p>CAN Frame Format</text:p>
          </table:table-cell>
          <table:covered-table-cell table:number-columns-repeated="2" table:style-name="ce582"/>
          <table:table-cell table:style-name="ce608" office:value-type="string" calcext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608"/>
          <table:table-cell table:style-name="ce608" office:value-type="string" calcext:value-type="string" table:number-columns-spanned="12" table:number-rows-spanned="1">
            <text:p>Source-alias</text:p>
          </table:table-cell>
          <table:covered-table-cell table:number-columns-repeated="11" table:style-name="ce608"/>
          <table:table-cell table:style-name="ce334"/>
          <table:table-cell table:style-name="ce349" office:value-type="string" calcext:value-type="string">
            <text:p>CAN Header</text:p>
            <text:p>(hex)</text:p>
          </table:table-cell>
          <table:table-cell table:style-name="ce358" office:value-type="string" calcext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 calcext:value-type="string">
            <text:p>Number of bits in field: 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390" office:value-type="float" office:value="1" calcext:value-type="float">
            <text:p>1</text:p>
          </table:table-cell>
          <table:table-cell table:style-name="ce390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390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390" office:value-type="float" office:value="1" calcext:value-type="float">
            <text:p>1</text:p>
          </table:table-cell>
          <table:table-cell table:style-name="ce390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492"/>
          <table:table-cell table:style-name="ce155" office:value-type="float" office:value="16" calcext:value-type="float">
            <text:p>16</text:p>
          </table:table-cell>
          <table:table-cell/>
          <table:table-cell table:style-name="ce198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76"/>
          <table:table-cell table:style-name="ce576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576"/>
          <table:table-cell table:style-name="ce576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576"/>
          <table:table-cell table:style-name="ce321"/>
          <table:table-cell table:style-name="ce350" office:value-type="float" office:value="29" calcext:value-type="float">
            <text:p>29</text:p>
          </table:table-cell>
          <table:table-cell table:style-name="ce153" office:value-type="float" office:value="64" calcext:value-type="float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583"/>
          <table:table-cell table:style-name="ce583" table:number-columns-spanned="3" table:number-rows-spanned="1"/>
          <table:covered-table-cell table:number-columns-repeated="2" table:style-name="ce583"/>
          <table:table-cell table:style-name="ce583" table:number-columns-spanned="12" table:number-rows-spanned="1"/>
          <table:covered-table-cell table:number-columns-repeated="11" table:style-name="ce583"/>
          <table:table-cell table:style-name="ce583" table:number-columns-spanned="12" table:number-rows-spanned="1"/>
          <table:covered-table-cell table:number-columns-repeated="11" table:style-name="ce583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calcext:value-type="string" table:number-columns-spanned="1" table:number-rows-spanned="6">
            <text:p>Basic</text:p>
          </table:table-cell>
          <table:table-cell table:style-name="ce29" office:value-type="string" calcext:value-type="string">
            <office:annotation draw:style-name="gr15" draw:text-style-name="P5" svg:width="3.1772in" svg:height="0.8567in" svg:x="3.0008in" svg:y="1.298in" draw:caption-point-x="-0.2295in" draw:caption-point-y="0.6142in">
              <dc:creator>P</dc:creator>
              <dc:date>2011-08-10T00:00:00</dc:date>
              <text:p text:style-name="P4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415" office:value-type="float" office:value="0" calcext:value-type="float">
            <text:p>0</text:p>
          </table:table-cell>
          <table:table-cell table:style-name="ce415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415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415" office:value-type="float" office:value="0" calcext:value-type="float">
            <text:p>0</text:p>
          </table:table-cell>
          <table:table-cell table:style-name="ce415" table:number-columns-spanned="2" table:number-rows-spanned="1"/>
          <table:covered-table-cell table:style-name="ce124"/>
          <table:table-cell table:style-name="ce29"/>
          <table:table-cell table:style-name="ce508" table:formula="of:=DEC2HEX((((((((([.C7]*2+[.D7])*2+[.E7])*2+[.F7])*4+[.G7])*32+[.I7])*2+[.N7])*2+[.O7])*2+[.P7])*4+[.Q7];4)" office:value-type="string" office:string-value="0100" calcext:value-type="string">
            <text:p>0100</text:p>
          </table:table-cell>
          <table:table-cell table:style-name="ce183"/>
          <table:table-cell table:style-name="ce201" office:value-type="float" office:value="1" calcext:value-type="float">
            <text:p>1</text:p>
          </table:table-cell>
          <table:table-cell table:style-name="ce584" office:value-type="float" office:value="1" calcext:value-type="float">
            <text:p>1</text:p>
          </table:table-cell>
          <table:table-cell table:style-name="ce5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7]=1;&quot;ddd&quot;;DEC2HEX((((((([.G7]*32+[.I7])*2+[.N7])*2+[.O7])*2+[.P7])*4+[.Q7]));3))" office:value-type="string" office:string-value="100" calcext:value-type="string" table:number-columns-spanned="12" table:number-rows-spanned="1">
            <text:p>100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325"/>
          <table:table-cell table:style-name="ce352" table:formula="of:=CONCATENATE(&quot;[&quot;;DEC2HEX(([.V7]*2+[.W7])*8+[.X7];2);[.AA7];[.AM7];&quot;]&quot;)" office:value-type="string" office:string-value="[19100sss]" calcext:value-type="string">
            <text:p>[19100sss]</text:p>
          </table:table-cell>
          <table:table-cell table:style-name="ce360" office:value-type="string" calcext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office:annotation draw:style-name="gr16" draw:text-style-name="P5" svg:width="3.4283in" svg:height="1.0122in" svg:x="3.0008in" svg:y="1.4752in" draw:caption-point-x="-0.2295in" draw:caption-point-y="0.615in">
              <dc:creator>P</dc:creator>
              <dc:date>2012-06-26T00:00:00</dc:date>
              <text:p text:style-name="P4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417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0" calcext:value-type="float">
            <text:p>0</text:p>
          </table:table-cell>
          <table:table-cell table:style-name="ce417" table:number-columns-spanned="2" table:number-rows-spanned="1"/>
          <table:covered-table-cell table:style-name="ce417"/>
          <table:table-cell table:style-name="ce30"/>
          <table:table-cell table:style-name="ce509" table:formula="of:=DEC2HEX((((((((([.C8]*2+[.D8])*2+[.E8])*2+[.F8])*4+[.G8])*32+[.I8])*2+[.N8])*2+[.O8])*2+[.P8])*4+[.Q8];4)" office:value-type="string" office:string-value="0488" calcext:value-type="string">
            <text:p>048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8]=1;&quot;ddd&quot;;DEC2HEX((((((([.G8]*32+[.I8])*2+[.N8])*2+[.O8])*2+[.P8])*4+[.Q8]));3))" office:value-type="string" office:string-value="488" calcext:value-type="string" table:number-columns-spanned="12" table:number-rows-spanned="1">
            <text:p>48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8]*2+[.W8])*8+[.X8];2);[.AA8];[.AM8];&quot;]&quot;)" office:value-type="string" office:string-value="[19488sss]" calcext:value-type="string">
            <text:p>[19488sss]</text:p>
          </table:table-cell>
          <table:table-cell table:style-name="ce361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office:annotation draw:style-name="gr16" draw:text-style-name="P5" svg:width="3.3232in" svg:height="1.0122in" svg:x="2.9657in" svg:y="1.6756in" draw:caption-point-x="-0.1945in" draw:caption-point-y="0.5921in">
              <dc:creator>P</dc:creator>
              <dc:date>2012-06-26T00:00:00</dc:date>
              <text:p text:style-name="P4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417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417" office:value-type="float" office:value="1" calcext:value-type="float">
            <text:p>1</text:p>
          </table:table-cell>
          <table:table-cell table:number-columns-repeated="2" table:style-name="ce417" office:value-type="float" office:value="0" calcext:value-type="float">
            <text:p>0</text:p>
          </table:table-cell>
          <table:table-cell table:style-name="ce417" table:number-columns-spanned="2" table:number-rows-spanned="1"/>
          <table:covered-table-cell table:style-name="ce417"/>
          <table:table-cell table:style-name="ce30"/>
          <table:table-cell table:style-name="ce509" table:formula="of:=DEC2HEX((((((((([.C9]*2+[.D9])*2+[.E9])*2+[.F9])*4+[.G9])*32+[.I9])*2+[.N9])*2+[.O9])*2+[.P9])*4+[.Q9];4)" office:value-type="string" office:string-value="0490" calcext:value-type="string">
            <text:p>049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9]=1;&quot;ddd&quot;;DEC2HEX((((((([.G9]*32+[.I9])*2+[.N9])*2+[.O9])*2+[.P9])*4+[.Q9]));3))" office:value-type="string" office:string-value="490" calcext:value-type="string" table:number-columns-spanned="12" table:number-rows-spanned="1">
            <text:p>49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9]*2+[.W9])*8+[.X9];2);[.AA9];[.AM9];&quot;]&quot;)" office:value-type="string" office:string-value="[19490sss]" calcext:value-type="string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Verified Node ID Numb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0" calcext:value-type="float" table:number-columns-spanned="2" table:number-rows-spanned="1">
            <text:p>0</text:p>
          </table:table-cell>
          <table:covered-table-cell table:style-name="ce417"/>
          <table:table-cell table:style-name="ce417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125"/>
          <table:table-cell table:style-name="ce417" office:value-type="float" office:value="1" calcext:value-type="float">
            <text:p>1</text:p>
          </table:table-cell>
          <table:table-cell table:number-columns-repeated="2" table:style-name="ce417" office:value-type="float" office:value="0" calcext:value-type="float">
            <text:p>0</text:p>
          </table:table-cell>
          <table:table-cell table:style-name="ce417" table:number-columns-spanned="2" table:number-rows-spanned="1"/>
          <table:covered-table-cell table:style-name="ce417"/>
          <table:table-cell table:style-name="ce30"/>
          <table:table-cell table:style-name="ce509" table:formula="of:=DEC2HEX((((((((([.C10]*2+[.D10])*2+[.E10])*2+[.F10])*4+[.G10])*32+[.I10])*2+[.N10])*2+[.O10])*2+[.P10])*4+[.Q10];4)" office:value-type="string" office:string-value="0170" calcext:value-type="string">
            <text:p>017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0]=1;&quot;ddd&quot;;DEC2HEX((((((([.G10]*32+[.I10])*2+[.N10])*2+[.O10])*2+[.P10])*4+[.Q10]));3))" office:value-type="string" office:string-value="170" calcext:value-type="string" table:number-columns-spanned="12" table:number-rows-spanned="1">
            <text:p>1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10]*2+[.W10])*8+[.X10];2);[.AA10];[.AM10];&quot;]&quot;)" office:value-type="string" office:string-value="[19170sss]" calcext:value-type="string">
            <text:p>[19170sss]</text:p>
          </table:table-cell>
          <table:table-cell table:style-name="ce361" office:value-type="string" calcext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Optional Interaction Reject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0" calcext:value-type="float" table:number-columns-spanned="2" table:number-rows-spanned="1">
            <text:p>0</text:p>
          </table:table-cell>
          <table:covered-table-cell table:style-name="ce417"/>
          <table:table-cell table:style-name="ce417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25"/>
          <table:table-cell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0" calcext:value-type="float">
            <text:p>0</text:p>
          </table:table-cell>
          <table:table-cell table:style-name="ce417" table:number-columns-spanned="2" table:number-rows-spanned="1"/>
          <table:covered-table-cell table:style-name="ce417"/>
          <table:table-cell table:style-name="ce30"/>
          <table:table-cell table:style-name="ce509" table:formula="of:=DEC2HEX((((((((([.C11]*2+[.D11])*2+[.E11])*2+[.F11])*4+[.G11])*32+[.I11])*2+[.N11])*2+[.O11])*2+[.P11])*4+[.Q11];4)" office:value-type="string" office:string-value="0068" calcext:value-type="string">
            <text:p>006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1]=1;&quot;ddd&quot;;DEC2HEX((((((([.G11]*32+[.I11])*2+[.N11])*2+[.O11])*2+[.P11])*4+[.Q11]));3))" office:value-type="string" office:string-value="068" calcext:value-type="string" table:number-columns-spanned="12" table:number-rows-spanned="1">
            <text:p>0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11]*2+[.W11])*8+[.X11];2);[.AA11];[.AM11];&quot;]&quot;)" office:value-type="string" office:string-value="[19068sss]" calcext:value-type="string">
            <text:p>[19068sss]</text:p>
          </table:table-cell>
          <table:table-cell table:style-name="ce361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 calcext:value-type="string">
            <text:p>Terminate Due to Error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427" office:value-type="float" office:value="0" calcext:value-type="float">
            <text:p>0</text:p>
          </table:table-cell>
          <table:table-cell table:style-name="ce427" office:value-type="float" office:value="0" calcext:value-type="float" table:number-columns-spanned="2" table:number-rows-spanned="1">
            <text:p>0</text:p>
          </table:table-cell>
          <table:covered-table-cell table:style-name="ce427"/>
          <table:table-cell table:style-name="ce427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427"/>
          <table:table-cell table:style-name="ce427" office:value-type="float" office:value="0" calcext:value-type="float">
            <text:p>0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float" office:value="0" calcext:value-type="float">
            <text:p>0</text:p>
          </table:table-cell>
          <table:table-cell table:style-name="ce427" table:number-columns-spanned="2" table:number-rows-spanned="1"/>
          <table:covered-table-cell table:style-name="ce427"/>
          <table:table-cell table:style-name="ce31"/>
          <table:table-cell table:style-name="ce510" table:formula="of:=DEC2HEX((((((((([.C12]*2+[.D12])*2+[.E12])*2+[.F12])*4+[.G12])*32+[.I12])*2+[.N12])*2+[.O12])*2+[.P12])*4+[.Q12];4)" office:value-type="string" office:string-value="00A8" calcext:value-type="string">
            <text:p>00A8</text:p>
          </table:table-cell>
          <table:table-cell table:style-name="ce183"/>
          <table:table-cell table:style-name="ce203" office:value-type="float" office:value="1" calcext:value-type="float">
            <text:p>1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6"/>
          <table:table-cell table:style-name="ce611" table:formula="of:=IF([.F12]=1;&quot;ddd&quot;;DEC2HEX((((((([.G12]*32+[.I12])*2+[.N12])*2+[.O12])*2+[.P12])*4+[.Q12]));3))" office:value-type="string" office:string-value="0A8" calcext:value-type="string" table:number-columns-spanned="12" table:number-rows-spanned="1">
            <text:p>0A8</text:p>
          </table:table-cell>
          <table:covered-table-cell table:number-columns-repeated="11" table:style-name="ce635"/>
          <table:table-cell table:style-name="ce258" office:value-type="string" calcext:value-type="string" table:number-columns-spanned="12" table:number-rows-spanned="1">
            <text:p>sss</text:p>
          </table:table-cell>
          <table:covered-table-cell table:number-columns-repeated="11" table:style-name="ce281"/>
          <table:table-cell table:style-name="ce322"/>
          <table:table-cell table:style-name="ce352" table:formula="of:=CONCATENATE(&quot;[&quot;;DEC2HEX(([.V12]*2+[.W12])*8+[.X12];2);[.AA12];[.AM12];&quot;]&quot;)" office:value-type="string" office:string-value="[190A8sss]" calcext:value-type="string">
            <text:p>[190A8sss]</text:p>
          </table:table-cell>
          <table:table-cell table:style-name="ce362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10" office:value-type="string" calcext:value-type="string" table:number-columns-spanned="1" table:number-rows-spanned="2">
            <text:p>Protocol Support</text:p>
          </table:table-cell>
          <table:table-cell table:style-name="ce32" office:value-type="string" calcext:value-type="string">
            <text:p>Protocol Support Inquiry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429" office:value-type="float" office:value="0" calcext:value-type="float">
            <text:p>0</text:p>
          </table:table-cell>
          <table:table-cell table:style-name="ce429" office:value-type="float" office:value="2" calcext:value-type="float" table:number-columns-spanned="2" table:number-rows-spanned="1">
            <text:p>2</text:p>
          </table:table-cell>
          <table:covered-table-cell table:style-name="ce429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429"/>
          <table:table-cell table:style-name="ce429" office:value-type="float" office:value="0" calcext:value-type="float">
            <text:p>0</text:p>
          </table:table-cell>
          <table:table-cell table:style-name="ce429" office:value-type="float" office:value="1" calcext:value-type="float">
            <text:p>1</text:p>
          </table:table-cell>
          <table:table-cell table:style-name="ce429" office:value-type="float" office:value="0" calcext:value-type="float">
            <text:p>0</text:p>
          </table:table-cell>
          <table:table-cell table:style-name="ce429" table:number-columns-spanned="2" table:number-rows-spanned="1"/>
          <table:covered-table-cell table:style-name="ce429"/>
          <table:table-cell table:style-name="ce32"/>
          <table:table-cell table:style-name="ce511" table:formula="of:=DEC2HEX((((((((([.C13]*2+[.D13])*2+[.E13])*2+[.F13])*4+[.G13])*32+[.I13])*2+[.N13])*2+[.O13])*2+[.P13])*4+[.Q13];4)" office:value-type="string" office:string-value="0828" calcext:value-type="string">
            <text:p>0828</text:p>
          </table:table-cell>
          <table:table-cell table:style-name="ce183"/>
          <table:table-cell table:style-name="ce204" office:value-type="float" office:value="1" calcext:value-type="float">
            <text:p>1</text:p>
          </table:table-cell>
          <table:table-cell table:style-name="ce581" office:value-type="float" office:value="1" calcext:value-type="float">
            <text:p>1</text:p>
          </table:table-cell>
          <table:table-cell table:style-name="ce58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1"/>
          <table:table-cell table:style-name="ce612" table:formula="of:=IF([.F13]=1;&quot;ddd&quot;;DEC2HEX((((((([.G13]*32+[.I13])*2+[.N13])*2+[.O13])*2+[.P13])*4+[.Q13]));3))" office:value-type="string" office:string-value="828" calcext:value-type="string" table:number-columns-spanned="12" table:number-rows-spanned="1">
            <text:p>828</text:p>
          </table:table-cell>
          <table:covered-table-cell table:number-columns-repeated="11" table:style-name="ce636"/>
          <table:table-cell table:style-name="ce259" office:value-type="string" calcext:value-type="string" table:number-columns-spanned="12" table:number-rows-spanned="1">
            <text:p>sss</text:p>
          </table:table-cell>
          <table:covered-table-cell table:number-columns-repeated="11" table:style-name="ce282"/>
          <table:table-cell table:style-name="ce325"/>
          <table:table-cell table:style-name="ce352" table:formula="of:=CONCATENATE(&quot;[&quot;;DEC2HEX(([.V13]*2+[.W13])*8+[.X13];2);[.AA13];[.AM13];&quot;]&quot;)" office:value-type="string" office:string-value="[19828sss]" calcext:value-type="string">
            <text:p>[19828sss]</text:p>
          </table:table-cell>
          <table:table-cell table:style-name="ce363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 calcext:value-type="string">
            <text:p>Protocol Support Reply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3" table:style-name="ce430" office:value-type="float" office:value="0" calcext:value-type="float">
            <text:p>0</text:p>
          </table:table-cell>
          <table:table-cell table:style-name="ce430" office:value-type="float" office:value="1" calcext:value-type="float" table:number-columns-spanned="2" table:number-rows-spanned="1">
            <text:p>1</text:p>
          </table:table-cell>
          <table:covered-table-cell table:style-name="ce430"/>
          <table:table-cell table:style-name="ce430" office:value-type="float" office:value="19" calcext:value-type="float" table:number-columns-spanned="5" table:number-rows-spanned="1">
            <text:p>19</text:p>
          </table:table-cell>
          <table:covered-table-cell table:number-columns-repeated="4" table:style-name="ce430"/>
          <table:table-cell table:style-name="ce430" office:value-type="float" office:value="0" calcext:value-type="float">
            <text:p>0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0" calcext:value-type="float">
            <text:p>0</text:p>
          </table:table-cell>
          <table:table-cell table:style-name="ce430" table:number-columns-spanned="2" table:number-rows-spanned="1"/>
          <table:covered-table-cell table:style-name="ce430"/>
          <table:table-cell table:style-name="ce33"/>
          <table:table-cell table:style-name="ce512" table:formula="of:=DEC2HEX((((((((([.C14]*2+[.D14])*2+[.E14])*2+[.F14])*4+[.G14])*32+[.I14])*2+[.N14])*2+[.O14])*2+[.P14])*4+[.Q14];4)" office:value-type="string" office:string-value="0668" calcext:value-type="string">
            <text:p>0668</text:p>
          </table:table-cell>
          <table:table-cell table:style-name="ce183"/>
          <table:table-cell table:style-name="ce205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57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77"/>
          <table:table-cell table:style-name="ce613" table:formula="of:=IF([.F14]=1;&quot;ddd&quot;;DEC2HEX((((((([.G14]*32+[.I14])*2+[.N14])*2+[.O14])*2+[.P14])*4+[.Q14]));3))" office:value-type="string" office:string-value="668" calcext:value-type="string" table:number-columns-spanned="12" table:number-rows-spanned="1">
            <text:p>668</text:p>
          </table:table-cell>
          <table:covered-table-cell table:number-columns-repeated="11" table:style-name="ce637"/>
          <table:table-cell table:style-name="ce260" office:value-type="string" calcext:value-type="string" table:number-columns-spanned="12" table:number-rows-spanned="1">
            <text:p>sss</text:p>
          </table:table-cell>
          <table:covered-table-cell table:number-columns-repeated="11" table:style-name="ce283"/>
          <table:table-cell table:style-name="ce322"/>
          <table:table-cell table:style-name="ce352" table:formula="of:=CONCATENATE(&quot;[&quot;;DEC2HEX(([.V14]*2+[.W14])*8+[.X14];2);[.AA14];[.AM14];&quot;]&quot;)" office:value-type="string" office:string-value="[19668sss]" calcext:value-type="string">
            <text:p>[19668sss]</text:p>
          </table:table-cell>
          <table:table-cell table:style-name="ce364" office:value-type="string" calcext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12" office:value-type="string" calcext:value-type="string" table:number-columns-spanned="1" table:number-rows-spanned="16">
            <text:p>Event Exchange</text:p>
          </table:table-cell>
          <table:table-cell table:style-name="ce29" office:value-type="string" calcext:value-type="string">
            <text:p>Identify Consumer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415" office:value-type="float" office:value="0" calcext:value-type="float">
            <text:p>0</text:p>
          </table:table-cell>
          <table:table-cell table:style-name="ce415" office:value-type="float" office:value="2" calcext:value-type="float" table:number-columns-spanned="2" table:number-rows-spanned="1">
            <text:p>2</text:p>
          </table:table-cell>
          <table:covered-table-cell table:style-name="ce415"/>
          <table:table-cell table:style-name="ce415" office:value-type="float" office:value="7" calcext:value-type="float" table:number-columns-spanned="5" table:number-rows-spanned="1">
            <text:p>7</text:p>
          </table:table-cell>
          <table:covered-table-cell table:number-columns-repeated="4" table:style-name="ce415"/>
          <table:table-cell table:style-name="ce415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15" table:number-columns-spanned="2" table:number-rows-spanned="1"/>
          <table:covered-table-cell table:style-name="ce415"/>
          <table:table-cell table:style-name="ce29"/>
          <table:table-cell table:style-name="ce508" table:formula="of:=DEC2HEX((((((((([.C15]*2+[.D15])*2+[.E15])*2+[.F15])*4+[.G15])*32+[.I15])*2+[.N15])*2+[.O15])*2+[.P15])*4+[.Q15];4)" office:value-type="string" office:string-value="08F4" calcext:value-type="string">
            <text:p>08F4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584" office:value-type="float" office:value="1" calcext:value-type="float">
            <text:p>1</text:p>
          </table:table-cell>
          <table:table-cell table:style-name="ce5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15]=1;&quot;ddd&quot;;DEC2HEX((((((([.G15]*32+[.I15])*2+[.N15])*2+[.O15])*2+[.P15])*4+[.Q15]));3))" office:value-type="string" office:string-value="8F4" calcext:value-type="string" table:number-columns-spanned="12" table:number-rows-spanned="1">
            <text:p>8F4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325"/>
          <table:table-cell table:style-name="ce352" table:formula="of:=CONCATENATE(&quot;[&quot;;DEC2HEX(([.V15]*2+[.W15])*8+[.X15];2);[.AA15];[.AM15];&quot;]&quot;)" office:value-type="string" office:string-value="[198F4sss]" calcext:value-type="string">
            <text:p>[198F4sss]</text:p>
          </table:table-cell>
          <table:table-cell table:style-name="ce360" office:value-type="string" calcext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4" office:value-type="string" calcext:value-type="string">
            <office:annotation draw:style-name="gr17" draw:text-style-name="P5" svg:width="4.0756in" svg:height="1.1677in" svg:x="3.0008in" svg:y="2.8925in" draw:caption-point-x="-0.2295in" draw:caption-point-y="0.6197in">
              <dc:creator>P</dc:creator>
              <dc:date>2011-08-10T00:00:00</dc:date>
              <text:p text:style-name="P4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417"/>
          <table:table-cell table:style-name="ce417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417"/>
          <table:table-cell table:number-columns-repeated="2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table:number-columns-spanned="2" table:number-rows-spanned="1"/>
          <table:covered-table-cell table:style-name="ce417"/>
          <table:table-cell table:style-name="ce34"/>
          <table:table-cell table:style-name="ce509" table:formula="of:=DEC2HEX((((((((([.C16]*2+[.D16])*2+[.E16])*2+[.F16])*4+[.G16])*32+[.I16])*2+[.N16])*2+[.O16])*2+[.P16])*4+[.Q16];4)" office:value-type="string" office:string-value="04A4" calcext:value-type="string">
            <text:p>04A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6]=1;&quot;ddd&quot;;DEC2HEX((((((([.G16]*32+[.I16])*2+[.N16])*2+[.O16])*2+[.P16])*4+[.Q16]));3))" office:value-type="string" office:string-value="4A4" calcext:value-type="string" table:number-columns-spanned="12" table:number-rows-spanned="1">
            <text:p>4A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16]*2+[.W16])*8+[.X16];2);[.AA16];[.AM16];&quot;]&quot;)" office:value-type="string" office:string-value="[194A4sss]" calcext:value-type="string">
            <text:p>[194A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0" office:value-type="string" calcext:value-type="string">
            <text:p>Consum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417"/>
          <table:table-cell table:style-name="ce417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417"/>
          <table:table-cell table:number-columns-repeated="2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3" calcext:value-type="float" table:number-columns-spanned="2" table:number-rows-spanned="1">
            <text:p>3</text:p>
          </table:table-cell>
          <table:covered-table-cell table:style-name="ce417"/>
          <table:table-cell table:style-name="ce30"/>
          <table:table-cell table:style-name="ce509" table:formula="of:=DEC2HEX((((((((([.C17]*2+[.D17])*2+[.E17])*2+[.F17])*4+[.G17])*32+[.I17])*2+[.N17])*2+[.O17])*2+[.P17])*4+[.Q17];4)" office:value-type="string" office:string-value="04C7" calcext:value-type="string">
            <text:p>04C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7]=1;&quot;ddd&quot;;DEC2HEX((((((([.G17]*32+[.I17])*2+[.N17])*2+[.O17])*2+[.P17])*4+[.Q17]));3))" office:value-type="string" office:string-value="4C7" calcext:value-type="string" table:number-columns-spanned="12" table:number-rows-spanned="1">
            <text:p>4C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17]*2+[.W17])*8+[.X17];2);[.AA17];[.AM17];&quot;]&quot;)" office:value-type="string" office:string-value="[194C7sss]" calcext:value-type="string">
            <text:p>[194C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 calcext:value-type="string">
            <office:annotation draw:style-name="gr18" draw:text-style-name="P5" svg:width="3.8402in" svg:height="0.5457in" svg:x="3.0008in" svg:y="3.2465in" draw:caption-point-x="-0.2295in" draw:caption-point-y="0.6213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417"/>
          <table:table-cell table:style-name="ce417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417"/>
          <table:table-cell table:number-columns-repeated="2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0" calcext:value-type="float" table:number-columns-spanned="2" table:number-rows-spanned="1">
            <text:p>0</text:p>
          </table:table-cell>
          <table:covered-table-cell table:style-name="ce417"/>
          <table:table-cell table:style-name="ce30"/>
          <table:table-cell table:style-name="ce509" table:formula="of:=DEC2HEX((((((((([.C18]*2+[.D18])*2+[.E18])*2+[.F18])*4+[.G18])*32+[.I18])*2+[.N18])*2+[.O18])*2+[.P18])*4+[.Q18];4)" office:value-type="string" office:string-value="04C4" calcext:value-type="string">
            <text:p>04C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8]=1;&quot;ddd&quot;;DEC2HEX((((((([.G18]*32+[.I18])*2+[.N18])*2+[.O18])*2+[.P18])*4+[.Q18]));3))" office:value-type="string" office:string-value="4C4" calcext:value-type="string" table:number-columns-spanned="12" table:number-rows-spanned="1">
            <text:p>4C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18]*2+[.W18])*8+[.X18];2);[.AA18];[.AM18];&quot;]&quot;)" office:value-type="string" office:string-value="[194C4sss]" calcext:value-type="string">
            <text:p>[194C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 calcext:value-type="string">
            <text:p>Consum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417"/>
          <table:table-cell table:style-name="ce417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417"/>
          <table:table-cell table:number-columns-repeated="2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417"/>
          <table:table-cell table:style-name="ce30"/>
          <table:table-cell table:style-name="ce509" table:formula="of:=DEC2HEX((((((((([.C19]*2+[.D19])*2+[.E19])*2+[.F19])*4+[.G19])*32+[.I19])*2+[.N19])*2+[.O19])*2+[.P19])*4+[.Q19];4)" office:value-type="string" office:string-value="04C5" calcext:value-type="string">
            <text:p>04C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9]=1;&quot;ddd&quot;;DEC2HEX((((((([.G19]*32+[.I19])*2+[.N19])*2+[.O19])*2+[.P19])*4+[.Q19]));3))" office:value-type="string" office:string-value="4C5" calcext:value-type="string" table:number-columns-spanned="12" table:number-rows-spanned="1">
            <text:p>4C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19]*2+[.W19])*8+[.X19];2);[.AA19];[.AM19];&quot;]&quot;)" office:value-type="string" office:string-value="[194C5sss]" calcext:value-type="string">
            <text:p>[194C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 calcext:value-type="string">
            <office:annotation draw:style-name="gr18" draw:text-style-name="P5" svg:width="3.8402in" svg:height="0.5457in" svg:x="3.0008in" svg:y="3.6008in" draw:caption-point-x="-0.2295in" draw:caption-point-y="0.6224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417"/>
          <table:table-cell table:style-name="ce417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417"/>
          <table:table-cell table:number-columns-repeated="2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2" calcext:value-type="float" table:number-columns-spanned="2" table:number-rows-spanned="1">
            <text:p>2</text:p>
          </table:table-cell>
          <table:covered-table-cell table:style-name="ce417"/>
          <table:table-cell table:style-name="ce30"/>
          <table:table-cell table:style-name="ce509" table:formula="of:=DEC2HEX((((((((([.C20]*2+[.D20])*2+[.E20])*2+[.F20])*4+[.G20])*32+[.I20])*2+[.N20])*2+[.O20])*2+[.P20])*4+[.Q20];4)" office:value-type="string" office:string-value="04C6" calcext:value-type="string">
            <text:p>04C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0]=1;&quot;ddd&quot;;DEC2HEX((((((([.G20]*32+[.I20])*2+[.N20])*2+[.O20])*2+[.P20])*4+[.Q20]));3))" office:value-type="string" office:string-value="4C6" calcext:value-type="string" table:number-columns-spanned="12" table:number-rows-spanned="1">
            <text:p>4C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20]*2+[.W20])*8+[.X20];2);[.AA20];[.AM20];&quot;]&quot;)" office:value-type="string" office:string-value="[194C6sss]" calcext:value-type="string">
            <text:p>[194C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 calcext:value-type="string">
            <text:p>Identify Produc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2" calcext:value-type="float" table:number-columns-spanned="2" table:number-rows-spanned="1">
            <text:p>2</text:p>
          </table:table-cell>
          <table:covered-table-cell table:style-name="ce417"/>
          <table:table-cell table:style-name="ce417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417"/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table:number-columns-spanned="2" table:number-rows-spanned="1"/>
          <table:covered-table-cell table:style-name="ce417"/>
          <table:table-cell table:style-name="ce30"/>
          <table:table-cell table:style-name="ce509" table:formula="of:=DEC2HEX((((((((([.C21]*2+[.D21])*2+[.E21])*2+[.F21])*4+[.G21])*32+[.I21])*2+[.N21])*2+[.O21])*2+[.P21])*4+[.Q21];4)" office:value-type="string" office:string-value="0914" calcext:value-type="string">
            <text:p>091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1]=1;&quot;ddd&quot;;DEC2HEX((((((([.G21]*32+[.I21])*2+[.N21])*2+[.O21])*2+[.P21])*4+[.Q21]));3))" office:value-type="string" office:string-value="914" calcext:value-type="string" table:number-columns-spanned="12" table:number-rows-spanned="1">
            <text:p>91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21]*2+[.W21])*8+[.X21];2);[.AA21];[.AM21];&quot;]&quot;)" office:value-type="string" office:string-value="[19914sss]" calcext:value-type="string">
            <text:p>[1991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5" office:value-type="string" calcext:value-type="string">
            <office:annotation draw:style-name="gr17" draw:text-style-name="P5" svg:width="4.0059in" svg:height="1.1677in" svg:x="3.0008in" svg:y="3.9555in" draw:caption-point-x="-0.2295in" draw:caption-point-y="0.6236in">
              <dc:creator>P</dc:creator>
              <dc:date>2011-08-10T00:00:00</dc:date>
              <text:p text:style-name="P4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4"><text:span text:style-name="T1">Send on start-up after InitComplete.</text:span></text:p>
            </office:annotation>
            <text:p>Produc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417"/>
          <table:table-cell table:style-name="ce417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ce417"/>
          <table:table-cell table:number-columns-repeated="2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table:number-columns-spanned="2" table:number-rows-spanned="1"/>
          <table:covered-table-cell table:style-name="ce417"/>
          <table:table-cell table:style-name="ce35"/>
          <table:table-cell table:style-name="ce509" table:formula="of:=DEC2HEX((((((((([.C22]*2+[.D22])*2+[.E22])*2+[.F22])*4+[.G22])*32+[.I22])*2+[.N22])*2+[.O22])*2+[.P22])*4+[.Q22];4)" office:value-type="string" office:string-value="0524" calcext:value-type="string">
            <text:p>0524</text:p>
          </table:table-cell>
          <table:table-cell table:style-name="ce186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2]=1;&quot;ddd&quot;;DEC2HEX((((((([.G22]*32+[.I22])*2+[.N22])*2+[.O22])*2+[.P22])*4+[.Q22]));3))" office:value-type="string" office:string-value="524" calcext:value-type="string" table:number-columns-spanned="12" table:number-rows-spanned="1">
            <text:p>52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22]*2+[.W22])*8+[.X22];2);[.AA22];[.AM22];&quot;]&quot;)" office:value-type="string" office:string-value="[19524sss]" calcext:value-type="string">
            <text:p>[1952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 calcext:value-type="string">
            <text:p>Produc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417"/>
          <table:table-cell table:style-name="ce417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417"/>
          <table:table-cell table:number-columns-repeated="2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3" calcext:value-type="float" table:number-columns-spanned="2" table:number-rows-spanned="1">
            <text:p>3</text:p>
          </table:table-cell>
          <table:covered-table-cell table:style-name="ce417"/>
          <table:table-cell table:style-name="ce30"/>
          <table:table-cell table:style-name="ce509" table:formula="of:=DEC2HEX((((((((([.C23]*2+[.D23])*2+[.E23])*2+[.F23])*4+[.G23])*32+[.I23])*2+[.N23])*2+[.O23])*2+[.P23])*4+[.Q23];4)" office:value-type="string" office:string-value="0547" calcext:value-type="string">
            <text:p>054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3]=1;&quot;ddd&quot;;DEC2HEX((((((([.G23]*32+[.I23])*2+[.N23])*2+[.O23])*2+[.P23])*4+[.Q23]));3))" office:value-type="string" office:string-value="547" calcext:value-type="string" table:number-columns-spanned="12" table:number-rows-spanned="1">
            <text:p>54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23]*2+[.W23])*8+[.X23];2);[.AA23];[.AM23];&quot;]&quot;)" office:value-type="string" office:string-value="[19547sss]" calcext:value-type="string">
            <text:p>[1954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 calcext:value-type="string">
            <office:annotation draw:style-name="gr18" draw:text-style-name="P5" svg:width="3.8138in" svg:height="0.5457in" svg:x="3.0008in" svg:y="4.3098in" draw:caption-point-x="-0.2295in" draw:caption-point-y="0.6248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417"/>
          <table:table-cell table:style-name="ce417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417"/>
          <table:table-cell table:number-columns-repeated="2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0" calcext:value-type="float" table:number-columns-spanned="2" table:number-rows-spanned="1">
            <text:p>0</text:p>
          </table:table-cell>
          <table:covered-table-cell table:style-name="ce417"/>
          <table:table-cell table:style-name="ce30"/>
          <table:table-cell table:style-name="ce509" table:formula="of:=DEC2HEX((((((((([.C24]*2+[.D24])*2+[.E24])*2+[.F24])*4+[.G24])*32+[.I24])*2+[.N24])*2+[.O24])*2+[.P24])*4+[.Q24];4)" office:value-type="string" office:string-value="0544" calcext:value-type="string">
            <text:p>054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4]=1;&quot;ddd&quot;;DEC2HEX((((((([.G24]*32+[.I24])*2+[.N24])*2+[.O24])*2+[.P24])*4+[.Q24]));3))" office:value-type="string" office:string-value="544" calcext:value-type="string" table:number-columns-spanned="12" table:number-rows-spanned="1">
            <text:p>54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24]*2+[.W24])*8+[.X24];2);[.AA24];[.AM24];&quot;]&quot;)" office:value-type="string" office:string-value="[19544sss]" calcext:value-type="string">
            <text:p>[1954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 calcext:value-type="string">
            <text:p>Produc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417"/>
          <table:table-cell table:style-name="ce417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417"/>
          <table:table-cell table:number-columns-repeated="2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417"/>
          <table:table-cell table:style-name="ce30"/>
          <table:table-cell table:style-name="ce509" table:formula="of:=DEC2HEX((((((((([.C25]*2+[.D25])*2+[.E25])*2+[.F25])*4+[.G25])*32+[.I25])*2+[.N25])*2+[.O25])*2+[.P25])*4+[.Q25];4)" office:value-type="string" office:string-value="0545" calcext:value-type="string">
            <text:p>054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5]=1;&quot;ddd&quot;;DEC2HEX((((((([.G25]*32+[.I25])*2+[.N25])*2+[.O25])*2+[.P25])*4+[.Q25]));3))" office:value-type="string" office:string-value="545" calcext:value-type="string" table:number-columns-spanned="12" table:number-rows-spanned="1">
            <text:p>54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25]*2+[.W25])*8+[.X25];2);[.AA25];[.AM25];&quot;]&quot;)" office:value-type="string" office:string-value="[19545sss]" calcext:value-type="string">
            <text:p>[1954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 calcext:value-type="string">
            <office:annotation draw:style-name="gr18" draw:text-style-name="P5" svg:width="3.8138in" svg:height="0.5457in" svg:x="3.0008in" svg:y="4.6638in" draw:caption-point-x="-0.2295in" draw:caption-point-y="0.6264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417"/>
          <table:table-cell table:style-name="ce417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417"/>
          <table:table-cell table:number-columns-repeated="2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2" calcext:value-type="float" table:number-columns-spanned="2" table:number-rows-spanned="1">
            <text:p>2</text:p>
          </table:table-cell>
          <table:covered-table-cell table:style-name="ce417"/>
          <table:table-cell table:style-name="ce30"/>
          <table:table-cell table:style-name="ce509" table:formula="of:=DEC2HEX((((((((([.C26]*2+[.D26])*2+[.E26])*2+[.F26])*4+[.G26])*32+[.I26])*2+[.N26])*2+[.O26])*2+[.P26])*4+[.Q26];4)" office:value-type="string" office:string-value="0546" calcext:value-type="string">
            <text:p>054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6]=1;&quot;ddd&quot;;DEC2HEX((((((([.G26]*32+[.I26])*2+[.N26])*2+[.O26])*2+[.P26])*4+[.Q26]));3))" office:value-type="string" office:string-value="546" calcext:value-type="string" table:number-columns-spanned="12" table:number-rows-spanned="1">
            <text:p>54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26]*2+[.W26])*8+[.X26];2);[.AA26];[.AM26];&quot;]&quot;)" office:value-type="string" office:string-value="[19546sss]" calcext:value-type="string">
            <text:p>[1954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 calcext:value-type="string">
            <text:p>Identify Events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2" calcext:value-type="float" table:number-columns-spanned="2" table:number-rows-spanned="1">
            <text:p>2</text:p>
          </table:table-cell>
          <table:covered-table-cell table:style-name="ce417"/>
          <table:table-cell table:style-name="ce417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417"/>
          <table:table-cell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0" calcext:value-type="float">
            <text:p>0</text:p>
          </table:table-cell>
          <table:table-cell table:style-name="ce417" table:number-columns-spanned="2" table:number-rows-spanned="1"/>
          <table:covered-table-cell table:style-name="ce417"/>
          <table:table-cell table:style-name="ce30"/>
          <table:table-cell table:style-name="ce509" table:formula="of:=DEC2HEX((((((((([.C27]*2+[.D27])*2+[.E27])*2+[.F27])*4+[.G27])*32+[.I27])*2+[.N27])*2+[.O27])*2+[.P27])*4+[.Q27];4)" office:value-type="string" office:string-value="0968" calcext:value-type="string">
            <text:p>0968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7]=1;&quot;ddd&quot;;DEC2HEX((((((([.G27]*32+[.I27])*2+[.N27])*2+[.O27])*2+[.P27])*4+[.Q27]));3))" office:value-type="string" office:string-value="968" calcext:value-type="string" table:number-columns-spanned="12" table:number-rows-spanned="1">
            <text:p>9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27]*2+[.W27])*8+[.X27];2);[.AA27];[.AM27];&quot;]&quot;)" office:value-type="string" office:string-value="[19968sss]" calcext:value-type="string">
            <text:p>[19968sss]</text:p>
          </table:table-cell>
          <table:table-cell table:style-name="ce361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 calcext:value-type="string">
            <office:annotation draw:style-name="gr19" draw:text-style-name="P5" svg:width="2.5228in" svg:height="0.3902in" svg:x="3.0008in" svg:y="5.0185in" draw:caption-point-x="-0.2295in" draw:caption-point-y="0.6272in">
              <dc:creator>P</dc:creator>
              <dc:date>2011-08-10T00:00:00</dc:date>
              <text:p text:style-name="P4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2" calcext:value-type="float" table:number-columns-spanned="2" table:number-rows-spanned="1">
            <text:p>2</text:p>
          </table:table-cell>
          <table:covered-table-cell table:style-name="ce417"/>
          <table:table-cell table:style-name="ce417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417"/>
          <table:table-cell table:style-name="ce417" office:value-type="float" office:value="1" calcext:value-type="float">
            <text:p>1</text:p>
          </table:table-cell>
          <table:table-cell table:number-columns-repeated="2" table:style-name="ce417" office:value-type="float" office:value="0" calcext:value-type="float">
            <text:p>0</text:p>
          </table:table-cell>
          <table:table-cell table:style-name="ce417" table:number-columns-spanned="2" table:number-rows-spanned="1"/>
          <table:covered-table-cell table:style-name="ce417"/>
          <table:table-cell table:style-name="ce30"/>
          <table:table-cell table:style-name="ce509" table:formula="of:=DEC2HEX((((((((([.C28]*2+[.D28])*2+[.E28])*2+[.F28])*4+[.G28])*32+[.I28])*2+[.N28])*2+[.O28])*2+[.P28])*4+[.Q28];4)" office:value-type="string" office:string-value="0970" calcext:value-type="string">
            <text:p>0970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8]=1;&quot;ddd&quot;;DEC2HEX((((((([.G28]*32+[.I28])*2+[.N28])*2+[.O28])*2+[.P28])*4+[.Q28]));3))" office:value-type="string" office:string-value="970" calcext:value-type="string" table:number-columns-spanned="12" table:number-rows-spanned="1">
            <text:p>9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28]*2+[.W28])*8+[.X28];2);[.AA28];[.AM28];&quot;]&quot;)" office:value-type="string" office:string-value="[19970sss]" calcext:value-type="string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 calcext:value-type="string">
            <text:p>Learn Event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 table:number-columns-spanned="2" table:number-rows-spanned="1">
            <text:p>1</text:p>
          </table:table-cell>
          <table:covered-table-cell table:style-name="ce417"/>
          <table:table-cell table:style-name="ce417" office:value-type="float" office:value="12" calcext:value-type="float" table:number-columns-spanned="5" table:number-rows-spanned="1">
            <text:p>12</text:p>
          </table:table-cell>
          <table:covered-table-cell table:number-columns-repeated="4" table:style-name="ce417"/>
          <table:table-cell table:style-name="ce417" office:value-type="float" office:value="1" calcext:value-type="float">
            <text:p>1</text:p>
          </table:table-cell>
          <table:table-cell table:style-name="ce417" office:value-type="float" office:value="0" calcext:value-type="float">
            <text:p>0</text:p>
          </table:table-cell>
          <table:table-cell table:style-name="ce417" office:value-type="float" office:value="1" calcext:value-type="float">
            <text:p>1</text:p>
          </table:table-cell>
          <table:table-cell table:style-name="ce417" table:number-columns-spanned="2" table:number-rows-spanned="1"/>
          <table:covered-table-cell table:style-name="ce417"/>
          <table:table-cell table:style-name="ce34"/>
          <table:table-cell table:style-name="ce509" table:formula="of:=DEC2HEX((((((((([.C29]*2+[.D29])*2+[.E29])*2+[.F29])*4+[.G29])*32+[.I29])*2+[.N29])*2+[.O29])*2+[.P29])*4+[.Q29];4)" office:value-type="string" office:string-value="0594" calcext:value-type="string">
            <text:p>059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8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9]=1;&quot;ddd&quot;;DEC2HEX((((((([.G29]*32+[.I29])*2+[.N29])*2+[.O29])*2+[.P29])*4+[.Q29]));3))" office:value-type="string" office:string-value="594" calcext:value-type="string" table:number-columns-spanned="12" table:number-rows-spanned="1">
            <text:p>59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21"/>
          <table:table-cell table:style-name="ce352" table:formula="of:=CONCATENATE(&quot;[&quot;;DEC2HEX(([.V29]*2+[.W29])*8+[.X29];2);[.AA29];[.AM29];&quot;]&quot;)" office:value-type="string" office:string-value="[19594sss]" calcext:value-type="string">
            <text:p>[1959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1" office:value-type="string" calcext:value-type="string">
            <office:annotation draw:style-name="gr19" draw:text-style-name="P5" svg:width="1.7114in" svg:height="0.3902in" svg:x="3.0008in" svg:y="5.3724in" draw:caption-point-x="-0.2295in" draw:caption-point-y="0.6287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427" office:value-type="float" office:value="0" calcext:value-type="float">
            <text:p>0</text:p>
          </table:table-cell>
          <table:table-cell table:style-name="ce427" office:value-type="float" office:value="1" calcext:value-type="float" table:number-columns-spanned="2" table:number-rows-spanned="1">
            <text:p>1</text:p>
          </table:table-cell>
          <table:covered-table-cell table:style-name="ce427"/>
          <table:table-cell table:style-name="ce427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427"/>
          <table:table-cell table:style-name="ce427" office:value-type="float" office:value="1" calcext:value-type="float">
            <text:p>1</text:p>
          </table:table-cell>
          <table:table-cell table:style-name="ce427" office:value-type="float" office:value="0" calcext:value-type="float">
            <text:p>0</text:p>
          </table:table-cell>
          <table:table-cell table:style-name="ce427" office:value-type="float" office:value="1" calcext:value-type="float">
            <text:p>1</text:p>
          </table:table-cell>
          <table:table-cell table:style-name="ce427" table:number-columns-spanned="2" table:number-rows-spanned="1"/>
          <table:covered-table-cell table:style-name="ce427"/>
          <table:table-cell table:style-name="ce31"/>
          <table:table-cell table:style-name="ce510" table:formula="of:=DEC2HEX((((((((([.C30]*2+[.D30])*2+[.E30])*2+[.F30])*4+[.G30])*32+[.I30])*2+[.N30])*2+[.O30])*2+[.P30])*4+[.Q30];4)" office:value-type="string" office:string-value="05B4" calcext:value-type="string">
            <text:p>05B4</text:p>
          </table:table-cell>
          <table:table-cell table:style-name="ce184"/>
          <table:table-cell table:style-name="ce203" office:value-type="float" office:value="1" calcext:value-type="float">
            <text:p>1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6"/>
          <table:table-cell table:style-name="ce611" table:formula="of:=IF([.F30]=1;&quot;ddd&quot;;DEC2HEX((((((([.G30]*32+[.I30])*2+[.N30])*2+[.O30])*2+[.P30])*4+[.Q30]));3))" office:value-type="string" office:string-value="5B4" calcext:value-type="string" table:number-columns-spanned="12" table:number-rows-spanned="1">
            <text:p>5B4</text:p>
          </table:table-cell>
          <table:covered-table-cell table:number-columns-repeated="11" table:style-name="ce635"/>
          <table:table-cell table:style-name="ce258" office:value-type="string" calcext:value-type="string" table:number-columns-spanned="12" table:number-rows-spanned="1">
            <text:p>sss</text:p>
          </table:table-cell>
          <table:covered-table-cell table:number-columns-repeated="11" table:style-name="ce281"/>
          <table:table-cell table:style-name="ce322"/>
          <table:table-cell table:style-name="ce352" table:formula="of:=CONCATENATE(&quot;[&quot;;DEC2HEX(([.V30]*2+[.W30])*8+[.X30];2);[.AA30];[.AM30];&quot;]&quot;)" office:value-type="string" office:string-value="[195B4sss]" calcext:value-type="string">
            <text:p>[195B4sss]</text:p>
          </table:table-cell>
          <table:table-cell table:style-name="ce362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4">
          <table:table-cell table:style-name="ce45" office:value-type="string" calcext:value-type="string" table:number-columns-spanned="1" table:number-rows-spanned="4">
            <text:p>Traction Control</text:p>
          </table:table-cell>
          <table:table-cell table:style-name="ce54" office:value-type="string" calcext:value-type="string">
            <office:annotation draw:style-name="gr19" draw:text-style-name="P5" svg:width="1.7114in" svg:height="0.3902in" svg:x="3.0008in" svg:y="5.55in" draw:caption-point-x="-0.2295in" draw:caption-point-y="0.6291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277" office:value-type="float" office:value="0" calcext:value-type="float">
            <text:p>0</text:p>
          </table:table-cell>
          <table:table-cell table:style-name="ce277" office:value-type="float" office:value="1" calcext:value-type="float" table:number-columns-spanned="2" table:number-rows-spanned="1">
            <text:p>1</text:p>
          </table:table-cell>
          <table:covered-table-cell table:style-name="ce277"/>
          <table:table-cell table:style-name="ce277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77"/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style-name="ce277" table:number-columns-spanned="2" table:number-rows-spanned="1"/>
          <table:covered-table-cell table:style-name="ce277"/>
          <table:table-cell table:style-name="ce54"/>
          <table:table-cell table:style-name="ce513" table:formula="of:=DEC2HEX((((((((([.C31]*2+[.D31])*2+[.E31])*2+[.F31])*4+[.G31])*32+[.I31])*2+[.N31])*2+[.O31])*2+[.P31])*4+[.Q31];4)" office:value-type="string" office:string-value="05E8" calcext:value-type="string">
            <text:p>05E8</text:p>
          </table:table-cell>
          <table:table-cell table:style-name="ce54"/>
          <table:table-cell table:number-columns-repeated="2" table:style-name="ce557" office:value-type="float" office:value="1" calcext:value-type="float">
            <text:p>1</text:p>
          </table:table-cell>
          <table:table-cell table:style-name="ce55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57"/>
          <table:table-cell table:style-name="ce614" table:formula="of:=IF([.F31]=1;&quot;ddd&quot;;DEC2HEX((((((([.G31]*32+[.I31])*2+[.N31])*2+[.O31])*2+[.P31])*4+[.Q31]));3))" office:value-type="string" office:string-value="5E8" calcext:value-type="string" table:number-columns-spanned="12" table:number-rows-spanned="1">
            <text:p>5E8</text:p>
          </table:table-cell>
          <table:covered-table-cell table:number-columns-repeated="11" table:style-name="ce638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590" table:formula="of:=CONCATENATE(&quot;[&quot;;DEC2HEX(([.V31]*2+[.W31])*8+[.X31];2);[.AA31];[.AM31];&quot;]&quot;)" office:value-type="string" office:string-value="[195E8sss]" calcext:value-type="string">
            <text:p>[195E8sss]</text:p>
          </table:table-cell>
          <table:table-cell table:style-name="ce365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45"/>
          <table:table-cell table:style-name="ce54" office:value-type="string" calcext:value-type="string">
            <office:annotation draw:style-name="gr19" draw:text-style-name="P5" svg:width="1.7114in" svg:height="0.3902in" svg:x="3.0008in" svg:y="5.7193in" draw:caption-point-x="-0.2295in" draw:caption-point-y="0.6299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277" office:value-type="float" office:value="0" calcext:value-type="float">
            <text:p>0</text:p>
          </table:table-cell>
          <table:table-cell table:style-name="ce277" office:value-type="float" office:value="0" calcext:value-type="float" table:number-columns-spanned="2" table:number-rows-spanned="1">
            <text:p>0</text:p>
          </table:table-cell>
          <table:covered-table-cell table:style-name="ce277"/>
          <table:table-cell table:style-name="ce277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77"/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style-name="ce277" table:number-columns-spanned="2" table:number-rows-spanned="1"/>
          <table:covered-table-cell table:style-name="ce277"/>
          <table:table-cell table:style-name="ce54"/>
          <table:table-cell table:style-name="ce513" table:formula="of:=DEC2HEX((((((((([.C32]*2+[.D32])*2+[.E32])*2+[.F32])*4+[.G32])*32+[.I32])*2+[.N32])*2+[.O32])*2+[.P32])*4+[.Q32];4)" office:value-type="string" office:string-value="01E8" calcext:value-type="string">
            <text:p>01E8</text:p>
          </table:table-cell>
          <table:table-cell table:style-name="ce54"/>
          <table:table-cell table:number-columns-repeated="2" table:style-name="ce557" office:value-type="float" office:value="1" calcext:value-type="float">
            <text:p>1</text:p>
          </table:table-cell>
          <table:table-cell table:style-name="ce55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57"/>
          <table:table-cell table:style-name="ce614" table:formula="of:=IF([.F32]=1;&quot;ddd&quot;;DEC2HEX((((((([.G32]*32+[.I32])*2+[.N32])*2+[.O32])*2+[.P32])*4+[.Q32]));3))" office:value-type="string" office:string-value="1E8" calcext:value-type="string" table:number-columns-spanned="12" table:number-rows-spanned="1">
            <text:p>1E8</text:p>
          </table:table-cell>
          <table:covered-table-cell table:number-columns-repeated="11" table:style-name="ce638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557" table:formula="of:=CONCATENATE(&quot;[&quot;;DEC2HEX(([.V32]*2+[.W32])*8+[.X32];2);[.AA32];[.AM32];&quot;]&quot;)" office:value-type="string" office:string-value="[191E8sss]" calcext:value-type="string">
            <text:p>[191E8sss]</text:p>
          </table:table-cell>
          <table:table-cell table:style-name="ce366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45"/>
          <table:table-cell table:style-name="ce54" office:value-type="string" calcext:value-type="string">
            <text:p>Traction Proxy Command (obsolete)</text:p>
          </table:table-cell>
          <table:table-cell table:number-columns-repeated="4" table:style-name="ce277" office:value-type="float" office:value="0" calcext:value-type="float">
            <text:p>0</text:p>
          </table:table-cell>
          <table:table-cell table:style-name="ce277" office:value-type="float" office:value="2" calcext:value-type="float" table:number-columns-spanned="2" table:number-rows-spanned="1">
            <text:p>2</text:p>
          </table:table-cell>
          <table:covered-table-cell table:style-name="ce277"/>
          <table:table-cell table:style-name="ce277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77"/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" calcext:value-type="float" table:number-columns-spanned="2" table:number-rows-spanned="1">
            <text:p>1</text:p>
          </table:table-cell>
          <table:covered-table-cell table:style-name="ce277"/>
          <table:table-cell table:style-name="ce54"/>
          <table:table-cell table:style-name="ce513" table:formula="of:=DEC2HEX((((((((([.C33]*2+[.D33])*2+[.E33])*2+[.F33])*4+[.G33])*32+[.I33])*2+[.N33])*2+[.O33])*2+[.P33])*4+[.Q33];4)" office:value-type="string" office:string-value="09E9" calcext:value-type="string">
            <text:p>09E9</text:p>
          </table:table-cell>
          <table:table-cell table:style-name="ce54"/>
          <table:table-cell table:number-columns-repeated="2" table:style-name="ce557" office:value-type="float" office:value="1" calcext:value-type="float">
            <text:p>1</text:p>
          </table:table-cell>
          <table:table-cell table:style-name="ce55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57"/>
          <table:table-cell table:style-name="ce614" table:formula="of:=IF([.F33]=1;&quot;ddd&quot;;DEC2HEX((((((([.G33]*32+[.I33])*2+[.N33])*2+[.O33])*2+[.P33])*4+[.Q33]));3))" office:value-type="string" office:string-value="9E9" calcext:value-type="string" table:number-columns-spanned="12" table:number-rows-spanned="1">
            <text:p>9E9</text:p>
          </table:table-cell>
          <table:covered-table-cell table:number-columns-repeated="11" table:style-name="ce638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590" table:formula="of:=CONCATENATE(&quot;[&quot;;DEC2HEX(([.V33]*2+[.W33])*8+[.X33];2);[.AA33];[.AM33];&quot;]&quot;)" office:value-type="string" office:string-value="[199E9sss]" calcext:value-type="string">
            <text:p>[199E9sss]</text:p>
          </table:table-cell>
          <table:table-cell table:style-name="ce365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54"/>
          <table:table-cell table:style-name="ce54" office:value-type="string" calcext:value-type="string">
            <text:p>Traction Proxy Reply (obsolete)</text:p>
          </table:table-cell>
          <table:table-cell table:number-columns-repeated="4" table:style-name="ce278" office:value-type="float" office:value="0" calcext:value-type="float">
            <text:p>0</text:p>
          </table:table-cell>
          <table:table-cell table:style-name="ce278" office:value-type="float" office:value="1" calcext:value-type="float" table:number-columns-spanned="2" table:number-rows-spanned="1">
            <text:p>1</text:p>
          </table:table-cell>
          <table:covered-table-cell table:style-name="ce278"/>
          <table:table-cell table:style-name="ce278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78"/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1" calcext:value-type="float" table:number-columns-spanned="2" table:number-rows-spanned="1">
            <text:p>1</text:p>
          </table:table-cell>
          <table:covered-table-cell table:style-name="ce278"/>
          <table:table-cell table:style-name="ce278"/>
          <table:table-cell table:style-name="ce513" table:formula="of:=DEC2HEX((((((((([.C34]*2+[.D34])*2+[.E34])*2+[.F34])*4+[.G34])*32+[.I34])*2+[.N34])*2+[.O34])*2+[.P34])*4+[.Q34];4)" office:value-type="string" office:string-value="05E9" calcext:value-type="string">
            <text:p>05E9</text:p>
          </table:table-cell>
          <table:table-cell table:style-name="ce278"/>
          <table:table-cell table:number-columns-repeated="2" table:style-name="ce278" office:value-type="float" office:value="1" calcext:value-type="float">
            <text:p>1</text:p>
          </table:table-cell>
          <table:table-cell table:style-name="ce278" office:value-type="float" office:value="1" calcext:value-type="float" table:number-columns-spanned="3" table:number-rows-spanned="1">
            <text:p>1</text:p>
          </table:table-cell>
          <table:covered-table-cell table:style-name="ce278"/>
          <table:covered-table-cell table:style-name="ce254"/>
          <table:table-cell table:style-name="ce614" table:formula="of:=IF([.F34]=1;&quot;ddd&quot;;DEC2HEX((((((([.G34]*32+[.I34])*2+[.N34])*2+[.O34])*2+[.P34])*4+[.Q34]));3))" office:value-type="string" office:string-value="5E9" calcext:value-type="string" table:number-columns-spanned="12" table:number-rows-spanned="1">
            <text:p>5E9</text:p>
          </table:table-cell>
          <table:covered-table-cell table:number-columns-repeated="11" table:style-name="ce254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style-name="ce317"/>
          <table:covered-table-cell table:number-columns-repeated="10" table:style-name="ce298"/>
          <table:table-cell table:style-name="ce337"/>
          <table:table-cell table:style-name="ce557" table:formula="of:=CONCATENATE(&quot;[&quot;;DEC2HEX(([.V34]*2+[.W34])*8+[.X34];2);[.AA34];[.AM34];&quot;]&quot;)" office:value-type="string" office:string-value="[195E9sss]" calcext:value-type="string">
            <text:p>[195E9sss]</text:p>
          </table:table-cell>
          <table:table-cell table:style-name="ce365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11" office:value-type="string" calcext:value-type="string">
            <text:p>Other</text:p>
          </table:table-cell>
          <table:table-cell table:style-name="ce36" office:value-type="string" calcext:value-type="string">
            <text:p>Xpressnet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431" office:value-type="float" office:value="0" calcext:value-type="float">
            <text:p>0</text:p>
          </table:table-cell>
          <table:table-cell table:style-name="ce431" office:value-type="float" office:value="2" calcext:value-type="float" table:number-columns-spanned="2" table:number-rows-spanned="1">
            <text:p>2</text:p>
          </table:table-cell>
          <table:covered-table-cell table:style-name="ce431"/>
          <table:table-cell table:style-name="ce43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431"/>
          <table:table-cell table:number-columns-repeated="3" table:style-name="ce431" office:value-type="float" office:value="0" calcext:value-type="float">
            <text:p>0</text:p>
          </table:table-cell>
          <table:table-cell table:style-name="ce431" table:number-columns-spanned="2" table:number-rows-spanned="1"/>
          <table:covered-table-cell table:style-name="ce431"/>
          <table:table-cell table:style-name="ce36"/>
          <table:table-cell table:style-name="ce514" table:formula="of:=DEC2HEX((((((((([.C35]*2+[.D35])*2+[.E35])*2+[.F35])*4+[.G35])*32+[.I35])*2+[.N35])*2+[.O35])*2+[.P35])*4+[.Q35];4)" office:value-type="string" office:string-value="0820" calcext:value-type="string">
            <text:p>0820</text:p>
          </table:table-cell>
          <table:table-cell table:style-name="ce187"/>
          <table:table-cell table:style-name="ce207" office:value-type="float" office:value="1" calcext:value-type="float">
            <text:p>1</text:p>
          </table:table-cell>
          <table:table-cell table:style-name="ce587" office:value-type="float" office:value="1" calcext:value-type="float">
            <text:p>1</text:p>
          </table:table-cell>
          <table:table-cell table:style-name="ce58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7"/>
          <table:table-cell table:style-name="ce615" table:formula="of:=IF([.F35]=1;&quot;ddd&quot;;DEC2HEX((((((([.G35]*32+[.I35])*2+[.N35])*2+[.O35])*2+[.P35])*4+[.Q35]));3))" office:value-type="string" office:string-value="820" calcext:value-type="string" table:number-columns-spanned="12" table:number-rows-spanned="1">
            <text:p>820</text:p>
          </table:table-cell>
          <table:covered-table-cell table:number-columns-repeated="11" table:style-name="ce639"/>
          <table:table-cell table:style-name="ce262" office:value-type="string" calcext:value-type="string" table:number-columns-spanned="12" table:number-rows-spanned="1">
            <text:p>sss</text:p>
          </table:table-cell>
          <table:covered-table-cell table:number-columns-repeated="11" table:style-name="ce285"/>
          <table:table-cell table:style-name="ce338"/>
          <table:table-cell table:style-name="ce353" table:formula="of:=CONCATENATE(&quot;[&quot;;DEC2HEX(([.V35]*2+[.W35])*8+[.X35];2);[.AA35];[.AM35];&quot;]&quot;)" office:value-type="string" office:string-value="[19820sss]" calcext:value-type="string">
            <text:p>[19820sss]</text:p>
          </table:table-cell>
          <table:table-cell table:style-name="ce367" office:value-type="string" calcext:value-type="string">
            <text:p>Xpressnet packet</text:p>
          </table:table-cell>
          <table:table-cell table:style-name="ce381" table:number-columns-repeated="8"/>
          <table:table-cell table:style-name="ce385"/>
          <table:table-cell table:style-name="ce381" table:number-columns-repeated="960"/>
          <table:table-cell table:style-name="ce388"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2">
            <text:p>Remote Button</text:p>
          </table:table-cell>
          <table:table-cell table:style-name="ce37" office:value-type="string" calcext:value-type="string">
            <text:p>Remote Button Request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435" office:value-type="float" office:value="0" calcext:value-type="float">
            <text:p>0</text:p>
          </table:table-cell>
          <table:table-cell table:style-name="ce435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43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08"/>
          <table:table-cell table:style-name="ce435" office:value-type="float" office:value="0" calcext:value-type="float">
            <text:p>0</text:p>
          </table:table-cell>
          <table:table-cell table:style-name="ce435" office:value-type="float" office:value="1" calcext:value-type="float">
            <text:p>1</text:p>
          </table:table-cell>
          <table:table-cell table:style-name="ce435" office:value-type="float" office:value="0" calcext:value-type="float">
            <text:p>0</text:p>
          </table:table-cell>
          <table:table-cell table:style-name="ce435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37"/>
          <table:table-cell table:style-name="ce515" table:formula="of:=DEC2HEX((((((((([.C36]*2+[.D36])*2+[.E36])*2+[.F36])*4+[.G36])*32+[.I36])*2+[.N36])*2+[.O36])*2+[.P36])*4+[.Q36];4)" office:value-type="string" office:string-value="0948" calcext:value-type="string">
            <text:p>0948</text:p>
          </table:table-cell>
          <table:table-cell table:style-name="ce183"/>
          <table:table-cell table:style-name="ce208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58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8"/>
          <table:table-cell table:style-name="ce616" table:formula="of:=IF([.F36]=1;&quot;ddd&quot;;DEC2HEX((((((([.G36]*32+[.I36])*2+[.N36])*2+[.O36])*2+[.P36])*4+[.Q36]));3))" office:value-type="string" office:string-value="948" calcext:value-type="string" table:number-columns-spanned="12" table:number-rows-spanned="1">
            <text:p>948</text:p>
          </table:table-cell>
          <table:covered-table-cell table:number-columns-repeated="11" table:style-name="ce640"/>
          <table:table-cell table:style-name="ce263" office:value-type="string" calcext:value-type="string" table:number-columns-spanned="12" table:number-rows-spanned="1">
            <text:p>sss</text:p>
          </table:table-cell>
          <table:covered-table-cell table:number-columns-repeated="11" table:style-name="ce286"/>
          <table:table-cell table:style-name="ce319"/>
          <table:table-cell table:style-name="ce352" table:formula="of:=CONCATENATE(&quot;[&quot;;DEC2HEX(([.V36]*2+[.W36])*8+[.X36];2);[.AA36];[.AM36];&quot;]&quot;)" office:value-type="string" office:string-value="[19948sss]" calcext:value-type="string">
            <text:p>[19948sss]</text:p>
          </table:table-cell>
          <table:table-cell table:style-name="ce368" office:value-type="string" calcext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0"/>
          <table:table-cell table:style-name="ce37" office:value-type="string" calcext:value-type="string">
            <text:p>Remote Button Reply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435" office:value-type="float" office:value="0" calcext:value-type="float">
            <text:p>0</text:p>
          </table:table-cell>
          <table:table-cell table:style-name="ce435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43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08"/>
          <table:table-cell table:style-name="ce435" office:value-type="float" office:value="0" calcext:value-type="float">
            <text:p>0</text:p>
          </table:table-cell>
          <table:table-cell table:style-name="ce435" office:value-type="float" office:value="1" calcext:value-type="float">
            <text:p>1</text:p>
          </table:table-cell>
          <table:table-cell table:style-name="ce435" office:value-type="float" office:value="0" calcext:value-type="float">
            <text:p>0</text:p>
          </table:table-cell>
          <table:table-cell table:style-name="ce435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37"/>
          <table:table-cell table:style-name="ce515" table:formula="of:=DEC2HEX((((((((([.C37]*2+[.D37])*2+[.E37])*2+[.F37])*4+[.G37])*32+[.I37])*2+[.N37])*2+[.O37])*2+[.P37])*4+[.Q37];4)" office:value-type="string" office:string-value="0549" calcext:value-type="string">
            <text:p>0549</text:p>
          </table:table-cell>
          <table:table-cell table:style-name="ce183"/>
          <table:table-cell table:style-name="ce208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58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8"/>
          <table:table-cell table:style-name="ce616" table:formula="of:=IF([.F37]=1;&quot;ddd&quot;;DEC2HEX((((((([.G37]*32+[.I37])*2+[.N37])*2+[.O37])*2+[.P37])*4+[.Q37]));3))" office:value-type="string" office:string-value="549" calcext:value-type="string" table:number-columns-spanned="12" table:number-rows-spanned="1">
            <text:p>549</text:p>
          </table:table-cell>
          <table:covered-table-cell table:number-columns-repeated="11" table:style-name="ce640"/>
          <table:table-cell table:style-name="ce263" office:value-type="string" calcext:value-type="string" table:number-columns-spanned="12" table:number-rows-spanned="1">
            <text:p>sss</text:p>
          </table:table-cell>
          <table:covered-table-cell table:number-columns-repeated="11" table:style-name="ce286"/>
          <table:table-cell table:style-name="ce319"/>
          <table:table-cell table:style-name="ce352" table:formula="of:=CONCATENATE(&quot;[&quot;;DEC2HEX(([.V37]*2+[.W37])*8+[.X37];2);[.AA37];[.AM37];&quot;]&quot;)" office:value-type="string" office:string-value="[19549sss]" calcext:value-type="string">
            <text:p>[19549sss]</text:p>
          </table:table-cell>
          <table:table-cell table:style-name="ce368" office:value-type="string" calcext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12" office:value-type="string" calcext:value-type="string" table:number-columns-spanned="1" table:number-rows-spanned="2">
            <text:p>Traction Ident</text:p>
          </table:table-cell>
          <table:table-cell table:style-name="ce29" office:value-type="string" calcext:value-type="string">
            <text:p>Simple Train Node Ident Info Request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415" office:value-type="float" office:value="0" calcext:value-type="float">
            <text:p>0</text:p>
          </table:table-cell>
          <table:table-cell table:style-name="ce415" office:value-type="float" office:value="3" calcext:value-type="float" table:number-columns-spanned="2" table:number-rows-spanned="1">
            <text:p>3</text:p>
          </table:table-cell>
          <table:covered-table-cell table:style-name="ce415"/>
          <table:table-cell table:style-name="ce415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415"/>
          <table:table-cell table:style-name="ce415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15" table:number-columns-spanned="2" table:number-rows-spanned="1"/>
          <table:covered-table-cell table:style-name="ce415"/>
          <table:table-cell table:style-name="ce29"/>
          <table:table-cell table:style-name="ce508" table:formula="of:=DEC2HEX((((((((([.C38]*2+[.D38])*2+[.E38])*2+[.F38])*4+[.G38])*32+[.I38])*2+[.N38])*2+[.O38])*2+[.P38])*4+[.Q38];4)" office:value-type="string" office:string-value="0DA8" calcext:value-type="string">
            <text:p>0DA8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584" office:value-type="float" office:value="1" calcext:value-type="float">
            <text:p>1</text:p>
          </table:table-cell>
          <table:table-cell table:style-name="ce58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38]=1;&quot;ddd&quot;;DEC2HEX((((((([.G38]*32+[.I38])*2+[.N38])*2+[.O38])*2+[.P38])*4+[.Q38]));3))" office:value-type="string" office:string-value="DA8" calcext:value-type="string" table:number-columns-spanned="12" table:number-rows-spanned="1">
            <text:p>DA8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325"/>
          <table:table-cell table:style-name="ce352" table:formula="of:=CONCATENATE(&quot;[&quot;;DEC2HEX(([.V38]*2+[.W38])*8+[.X38];2);[.AA38];[.AM38];&quot;]&quot;)" office:value-type="string" office:string-value="[19DA8sss]" calcext:value-type="string">
            <text:p>[19DA8sss]</text:p>
          </table:table-cell>
          <table:table-cell table:style-name="ce360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8" office:value-type="string" calcext:value-type="string">
            <text:p><text:span text:style-name="T3">Simple Train Node Ident Info</text:span><text:span text:style-name="T4"> Reply</text:span>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436" office:value-type="float" office:value="0" calcext:value-type="float">
            <text:p>0</text:p>
          </table:table-cell>
          <table:table-cell table:style-name="ce436" office:value-type="float" office:value="2" calcext:value-type="float" table:number-columns-spanned="2" table:number-rows-spanned="1">
            <text:p>2</text:p>
          </table:table-cell>
          <table:covered-table-cell table:style-name="ce436"/>
          <table:table-cell table:style-name="ce436" office:value-type="float" office:value="14" calcext:value-type="float" table:number-columns-spanned="5" table:number-rows-spanned="1">
            <text:p>14</text:p>
          </table:table-cell>
          <table:covered-table-cell table:number-columns-repeated="4" table:style-name="ce436"/>
          <table:table-cell table:style-name="ce436" office:value-type="float" office:value="0" calcext:value-type="float">
            <text:p>0</text:p>
          </table:table-cell>
          <table:table-cell table:style-name="ce436" office:value-type="float" office:value="1" calcext:value-type="float">
            <text:p>1</text:p>
          </table:table-cell>
          <table:table-cell table:style-name="ce436" office:value-type="float" office:value="0" calcext:value-type="float">
            <text:p>0</text:p>
          </table:table-cell>
          <table:table-cell table:style-name="ce436" table:number-columns-spanned="2" table:number-rows-spanned="1"/>
          <table:covered-table-cell table:style-name="ce436"/>
          <table:table-cell table:style-name="ce38"/>
          <table:table-cell table:style-name="ce516" table:formula="of:=DEC2HEX((((((((([.C39]*2+[.D39])*2+[.E39])*2+[.F39])*4+[.G39])*32+[.I39])*2+[.N39])*2+[.O39])*2+[.P39])*4+[.Q39];4)" office:value-type="string" office:string-value="09C8" calcext:value-type="string">
            <text:p>09C8</text:p>
          </table:table-cell>
          <table:table-cell table:style-name="ce184"/>
          <table:table-cell table:style-name="ce209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58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9"/>
          <table:table-cell table:style-name="ce617" table:formula="of:=IF([.F39]=1;&quot;ddd&quot;;DEC2HEX((((((([.G39]*32+[.I39])*2+[.N39])*2+[.O39])*2+[.P39])*4+[.Q39]));3))" office:value-type="string" office:string-value="9C8" calcext:value-type="string" table:number-columns-spanned="12" table:number-rows-spanned="1">
            <text:p>9C8</text:p>
          </table:table-cell>
          <table:covered-table-cell table:number-columns-repeated="11" table:style-name="ce641"/>
          <table:table-cell table:style-name="ce264" office:value-type="string" calcext:value-type="string" table:number-columns-spanned="12" table:number-rows-spanned="1">
            <text:p>sss</text:p>
          </table:table-cell>
          <table:covered-table-cell table:number-columns-repeated="11" table:style-name="ce287"/>
          <table:table-cell table:style-name="ce339"/>
          <table:table-cell table:style-name="ce352" table:formula="of:=CONCATENATE(&quot;[&quot;;DEC2HEX(([.V39]*2+[.W39])*8+[.X39];2);[.AA39];[.AM39];&quot;]&quot;)" office:value-type="string" office:string-value="[199C8sss]" calcext:value-type="string">
            <text:p>[199C8sss]</text:p>
          </table:table-cell>
          <table:table-cell table:style-name="ce368" office:value-type="string" calcext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59" office:value-type="string" calcext:value-type="string" table:number-columns-spanned="1" table:number-rows-spanned="2">
            <text:p>Node Ident</text:p>
          </table:table-cell>
          <table:table-cell table:style-name="ce39" office:value-type="string" calcext:value-type="string">
            <text:p>Simple Node Ident Info Request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444" office:value-type="float" office:value="0" calcext:value-type="float">
            <text:p>0</text:p>
          </table:table-cell>
          <table:table-cell table:style-name="ce444" office:value-type="float" office:value="3" calcext:value-type="float" table:number-columns-spanned="2" table:number-rows-spanned="1">
            <text:p>3</text:p>
          </table:table-cell>
          <table:covered-table-cell table:style-name="ce444"/>
          <table:table-cell table:style-name="ce444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444"/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" calcext:value-type="float">
            <text:p>1</text:p>
          </table:table-cell>
          <table:table-cell table:style-name="ce444" office:value-type="float" office:value="0" calcext:value-type="float">
            <text:p>0</text:p>
          </table:table-cell>
          <table:table-cell table:style-name="ce444" table:number-columns-spanned="2" table:number-rows-spanned="1"/>
          <table:covered-table-cell table:style-name="ce444"/>
          <table:table-cell table:style-name="ce39"/>
          <table:table-cell table:style-name="ce517" table:formula="of:=DEC2HEX((((((((([.C40]*2+[.D40])*2+[.E40])*2+[.F40])*4+[.G40])*32+[.I40])*2+[.N40])*2+[.O40])*2+[.P40])*4+[.Q40];4)" office:value-type="string" office:string-value="0DE8" calcext:value-type="string">
            <text:p>0DE8</text:p>
          </table:table-cell>
          <table:table-cell table:style-name="ce188"/>
          <table:table-cell table:style-name="ce210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9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0"/>
          <table:table-cell table:style-name="ce618" table:formula="of:=IF([.F40]=1;&quot;ddd&quot;;DEC2HEX((((((([.G40]*32+[.I40])*2+[.N40])*2+[.O40])*2+[.P40])*4+[.Q40]));3))" office:value-type="string" office:string-value="DE8" calcext:value-type="string" table:number-columns-spanned="12" table:number-rows-spanned="1">
            <text:p>DE8</text:p>
          </table:table-cell>
          <table:covered-table-cell table:number-columns-repeated="11" table:style-name="ce642"/>
          <table:table-cell table:style-name="ce265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340"/>
          <table:table-cell table:style-name="ce590" table:formula="of:=CONCATENATE(&quot;[&quot;;DEC2HEX(([.V40]*2+[.W40])*8+[.X40];2);[.AA40];[.AM40];&quot;]&quot;)" office:value-type="string" office:string-value="[19DE8sss]" calcext:value-type="string">
            <text:p>[19DE8sss]</text:p>
          </table:table-cell>
          <table:table-cell table:style-name="ce369" office:value-type="string" calcext:value-type="string">
            <text:p>fddd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0" office:value-type="string" calcext:value-type="string">
            <text:p><text:span text:style-name="T3">Simple Node Ident Info</text:span><text:span text:style-name="T4"> Reply</text:span>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446" office:value-type="float" office:value="0" calcext:value-type="float">
            <text:p>0</text:p>
          </table:table-cell>
          <table:table-cell table:style-name="ce446" office:value-type="float" office:value="2" calcext:value-type="float" table:number-columns-spanned="2" table:number-rows-spanned="1">
            <text:p>2</text:p>
          </table:table-cell>
          <table:covered-table-cell table:style-name="ce446"/>
          <table:table-cell table:style-name="ce446" office:value-type="float" office:value="16" calcext:value-type="float" table:number-columns-spanned="5" table:number-rows-spanned="1">
            <text:p>16</text:p>
          </table:table-cell>
          <table:covered-table-cell table:number-columns-repeated="4" table:style-name="ce446"/>
          <table:table-cell table:style-name="ce446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446" office:value-type="float" office:value="0" calcext:value-type="float">
            <text:p>0</text:p>
          </table:table-cell>
          <table:table-cell table:style-name="ce446" table:number-columns-spanned="2" table:number-rows-spanned="1"/>
          <table:covered-table-cell table:style-name="ce446"/>
          <table:table-cell table:style-name="ce40"/>
          <table:table-cell table:style-name="ce518" table:formula="of:=DEC2HEX((((((((([.C41]*2+[.D41])*2+[.E41])*2+[.F41])*4+[.G41])*32+[.I41])*2+[.N41])*2+[.O41])*2+[.P41])*4+[.Q41];4)" office:value-type="string" office:string-value="0A08" calcext:value-type="string">
            <text:p>0A08</text:p>
          </table:table-cell>
          <table:table-cell table:style-name="ce188"/>
          <table:table-cell table:style-name="ce211" office:value-type="float" office:value="1" calcext:value-type="float">
            <text:p>1</text:p>
          </table:table-cell>
          <table:table-cell table:style-name="ce591" office:value-type="float" office:value="1" calcext:value-type="float">
            <text:p>1</text:p>
          </table:table-cell>
          <table:table-cell table:style-name="ce59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1"/>
          <table:table-cell table:style-name="ce619" table:formula="of:=IF([.F41]=1;&quot;ddd&quot;;DEC2HEX((((((([.G41]*32+[.I41])*2+[.N41])*2+[.O41])*2+[.P41])*4+[.Q41]));3))" office:value-type="string" office:string-value="A08" calcext:value-type="string" table:number-columns-spanned="12" table:number-rows-spanned="1">
            <text:p>A08</text:p>
          </table:table-cell>
          <table:covered-table-cell table:number-columns-repeated="11" table:style-name="ce643"/>
          <table:table-cell table:style-name="ce266" office:value-type="string" calcext:value-type="string" table:number-columns-spanned="12" table:number-rows-spanned="1">
            <text:p>sss</text:p>
          </table:table-cell>
          <table:covered-table-cell table:number-columns-repeated="11" table:style-name="ce289"/>
          <table:table-cell table:style-name="ce341"/>
          <table:table-cell table:style-name="ce590" table:formula="of:=CONCATENATE(&quot;[&quot;;DEC2HEX(([.V41]*2+[.W41])*8+[.X41];2);[.AA41];[.AM41];&quot;]&quot;)" office:value-type="string" office:string-value="[19A08sss]" calcext:value-type="string">
            <text:p>[19A08sss]</text:p>
          </table:table-cell>
          <table:table-cell table:style-name="ce370" office:value-type="string" calcext:value-type="string">
            <text:p>fddd, data bytes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61" office:value-type="string" calcext:value-type="string" table:number-columns-spanned="1" table:number-rows-spanned="7">
            <text:p>Datagram</text:p>
          </table:table-cell>
          <table:table-cell table:style-name="ce41" office:value-type="string" calcext:value-type="string">
            <text:p>Datagram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447" office:value-type="float" office:value="0" calcext:value-type="float">
            <text:p>0</text:p>
          </table:table-cell>
          <table:table-cell table:style-name="ce447" office:value-type="float" office:value="1" calcext:value-type="float">
            <text:p>1</text:p>
          </table:table-cell>
          <table:table-cell table:style-name="ce447" office:value-type="float" office:value="3" calcext:value-type="float" table:number-columns-spanned="2" table:number-rows-spanned="1">
            <text:p>3</text:p>
          </table:table-cell>
          <table:covered-table-cell table:style-name="ce447"/>
          <table:table-cell table:style-name="ce447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447"/>
          <table:table-cell table:style-name="ce447" office:value-type="float" office:value="0" calcext:value-type="float">
            <text:p>0</text:p>
          </table:table-cell>
          <table:table-cell table:style-name="ce447" office:value-type="float" office:value="1" calcext:value-type="float">
            <text:p>1</text:p>
          </table:table-cell>
          <table:table-cell table:style-name="ce447" office:value-type="float" office:value="0" calcext:value-type="float">
            <text:p>0</text:p>
          </table:table-cell>
          <table:table-cell table:style-name="ce447" table:number-columns-spanned="2" table:number-rows-spanned="1"/>
          <table:covered-table-cell table:style-name="ce447"/>
          <table:table-cell table:style-name="ce144"/>
          <table:table-cell table:style-name="ce519" table:formula="of:=DEC2HEX((((((((([.C42]*2+[.D42])*2+[.E42])*2+[.F42])*4+[.G42])*32+[.I42])*2+[.N42])*2+[.O42])*2+[.P42])*4+[.Q42];4)" office:value-type="string" office:string-value="1C48" calcext:value-type="string">
            <text:p>1C48</text:p>
          </table:table-cell>
          <table:table-cell table:style-name="ce189"/>
          <table:table-cell table:style-name="ce212" table:number-columns-spanned="32" table:number-rows-spanned="1"/>
          <table:covered-table-cell table:number-columns-repeated="5" table:style-name="ce241"/>
          <table:covered-table-cell table:number-columns-repeated="11" table:style-name="ce290"/>
          <table:covered-table-cell table:style-name="ce241"/>
          <table:covered-table-cell table:number-columns-repeated="11" table:style-name="ce290"/>
          <table:covered-table-cell table:style-name="ce342"/>
          <table:covered-table-cell table:style-name="ce241"/>
          <table:covered-table-cell table:style-name="ce371"/>
          <table:table-cell table:style-name="ce382" table:number-columns-repeated="969"/>
          <table:table-cell table:style-name="ce690" table:number-columns-repeated="2"/>
        </table:table-row>
        <table:table-row table:style-name="ro1">
          <table:covered-table-cell table:style-name="ce15"/>
          <table:table-cell table:style-name="ce42" office:value-type="string" calcext:value-type="string">
            <text:p><text:s text:c="6"/>CAN-Datagram Content (one frame)</text:p>
            <draw:g table:end-cell-address="Headers.B46" table:end-x="0.1756in" table:end-y="0.1587in" draw:z-index="12">
              <draw:custom-shape draw:style-name="gr1" draw:text-style-name="P1" svg:width="0.0835in" svg:height="0.0972in" draw:transform="rotate (-1.5707963267949) translate (0.173228346456693in 0.0799212598425197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2" draw:text-style-name="P1" svg:width="0.0831in" svg:height="0.0972in" draw:transform="rotate (-1.5707963267949) translate (0.173228346456693in 0.250393700787402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1" svg:width="0.0843in" svg:height="0.0972in" draw:transform="rotate (-1.5707963267949) translate (0.175590551181102in 0.432677165354331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1" svg:width="0.0843in" svg:height="0.0972in" draw:transform="rotate (-1.5707963267949) translate (0.169291338582677in 0.60748031496063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4" draw:text-style-name="P1" svg:width="0.078in" svg:height="0.6594in" svg:x="0.0437in" svg:y="0.0035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79" office:value-type="string" calcext:value-type="string" table:number-columns-spanned="18" table:number-rows-spanned="1">
            <text:p>“</text:p>
          </table:table-cell>
          <table:covered-table-cell table:number-columns-repeated="15" table:style-name="ce454"/>
          <table:covered-table-cell table:style-name="ce223"/>
          <table:covered-table-cell table:style-name="ce520"/>
          <table:table-cell table:style-name="ce190"/>
          <table:table-cell table:style-name="ce213" office:value-type="float" office:value="1" calcext:value-type="float">
            <text:p>1</text:p>
          </table:table-cell>
          <table:table-cell table:style-name="ce593" office:value-type="float" office:value="1" calcext:value-type="float">
            <text:p>1</text:p>
          </table:table-cell>
          <table:table-cell table:style-name="ce59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93"/>
          <table:table-cell table:style-name="ce267" table:formula="of:=IF([.F$42]=1;&quot;ddd&quot;;DEC2HEX((((((([.G43]*32+[.I43])*2+[.N43])*2+[.O43])*2+[.P43])*4+[.Q43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690"/>
          <table:table-cell table:style-name="ce343"/>
          <table:table-cell table:style-name="ce593" table:formula="of:=CONCATENATE(&quot;[&quot;;DEC2HEX(([.V43]*2+[.W43])*8+[.X43];2);[.AA43];[.AM43];&quot;]&quot;)" office:value-type="string" office:string-value="[1Adddsss]" calcext:value-type="string">
            <text:p>[1Adddsss]</text:p>
          </table:table-cell>
          <table:table-cell table:style-name="ce372" office:value-type="string" calcext:value-type="string">
            <text:p>Data (0-8 bytes) </text:p>
          </table:table-cell>
          <table:table-cell table:style-name="ce382" table:number-columns-repeated="969"/>
          <table:table-cell table:style-name="ce690" table:number-columns-repeated="2"/>
        </table:table-row>
        <table:table-row table:style-name="ro1">
          <table:covered-table-cell table:style-name="ce16"/>
          <table:table-cell table:style-name="ce43" office:value-type="string" calcext:value-type="string">
            <text:p><text:s text:c="6"/>CAN-Datagram Content (first frame)</text:p>
          </table:table-cell>
          <table:table-cell table:style-name="ce79" office:value-type="string" calcext:value-type="string" table:number-columns-spanned="18" table:number-rows-spanned="1">
            <text:p>“</text:p>
          </table:table-cell>
          <table:covered-table-cell table:number-columns-repeated="15" table:style-name="ce454"/>
          <table:covered-table-cell table:style-name="ce145"/>
          <table:covered-table-cell table:style-name="ce520"/>
          <table:table-cell table:style-name="ce191"/>
          <table:table-cell table:style-name="ce213" office:value-type="float" office:value="1" calcext:value-type="float">
            <text:p>1</text:p>
          </table:table-cell>
          <table:table-cell table:style-name="ce593" office:value-type="float" office:value="1" calcext:value-type="float">
            <text:p>1</text:p>
          </table:table-cell>
          <table:table-cell table:style-name="ce59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93"/>
          <table:table-cell table:style-name="ce267" table:formula="of:=IF([.F$42]=1;&quot;ddd&quot;;DEC2HEX((((((([.G44]*32+[.I44])*2+[.N44])*2+[.O44])*2+[.P44])*4+[.Q44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690"/>
          <table:table-cell table:style-name="ce343"/>
          <table:table-cell table:style-name="ce593" table:formula="of:=CONCATENATE(&quot;[&quot;;DEC2HEX(([.V44]*2+[.W44])*8+[.X44];2);[.AA44];[.AM44];&quot;]&quot;)" office:value-type="string" office:string-value="[1Bdddsss]" calcext:value-type="string">
            <text:p>[1Bdddsss]</text:p>
          </table:table-cell>
          <table:table-cell table:style-name="ce372" office:value-type="string" calcext:value-type="string">
            <text:p>Data (0-8 bytes) </text:p>
          </table:table-cell>
          <table:table-cell table:style-name="ce382" table:number-columns-repeated="969"/>
          <table:table-cell table:style-name="ce690" table:number-columns-repeated="2"/>
        </table:table-row>
        <table:table-row table:style-name="ro1">
          <table:covered-table-cell table:style-name="ce16"/>
          <table:table-cell table:style-name="ce42" office:value-type="string" calcext:value-type="string">
            <text:p><text:s text:c="6"/>CAN-Datagram Content (middle frame)</text:p>
          </table:table-cell>
          <table:table-cell table:style-name="ce79" office:value-type="string" calcext:value-type="string" table:number-columns-spanned="18" table:number-rows-spanned="1">
            <text:p>“</text:p>
          </table:table-cell>
          <table:covered-table-cell table:number-columns-repeated="15" table:style-name="ce454"/>
          <table:covered-table-cell table:style-name="ce223"/>
          <table:covered-table-cell table:style-name="ce520"/>
          <table:table-cell table:style-name="ce190"/>
          <table:table-cell table:style-name="ce213" office:value-type="float" office:value="1" calcext:value-type="float">
            <text:p>1</text:p>
          </table:table-cell>
          <table:table-cell table:style-name="ce593" office:value-type="float" office:value="1" calcext:value-type="float">
            <text:p>1</text:p>
          </table:table-cell>
          <table:table-cell table:style-name="ce593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593"/>
          <table:table-cell table:style-name="ce267" table:formula="of:=IF([.F$42]=1;&quot;ddd&quot;;DEC2HEX((((((([.G45]*32+[.I45])*2+[.N45])*2+[.O45])*2+[.P45])*4+[.Q45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690"/>
          <table:table-cell table:style-name="ce343"/>
          <table:table-cell table:style-name="ce593" table:formula="of:=CONCATENATE(&quot;[&quot;;DEC2HEX(([.V45]*2+[.W45])*8+[.X45];2);[.AA45];[.AM45];&quot;]&quot;)" office:value-type="string" office:string-value="[1Cdddsss]" calcext:value-type="string">
            <text:p>[1Cdddsss]</text:p>
          </table:table-cell>
          <table:table-cell table:style-name="ce372" office:value-type="string" calcext:value-type="string">
            <text:p>Data (0-8 bytes) </text:p>
          </table:table-cell>
          <table:table-cell table:style-name="ce382" table:number-columns-repeated="969"/>
          <table:table-cell table:style-name="ce690" table:number-columns-repeated="2"/>
        </table:table-row>
        <table:table-row table:style-name="ro1">
          <table:covered-table-cell table:style-name="ce16"/>
          <table:table-cell table:style-name="ce44" office:value-type="string" calcext:value-type="string">
            <text:p><text:s text:c="6"/>CAN-Datagram Content (last frame)</text:p>
          </table:table-cell>
          <table:table-cell table:style-name="ce80" office:value-type="string" calcext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521"/>
          <table:table-cell table:style-name="ce190"/>
          <table:table-cell table:style-name="ce214" office:value-type="float" office:value="1" calcext:value-type="float">
            <text:p>1</text:p>
          </table:table-cell>
          <table:table-cell table:style-name="ce594" office:value-type="float" office:value="1" calcext:value-type="float">
            <text:p>1</text:p>
          </table:table-cell>
          <table:table-cell table:style-name="ce59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594"/>
          <table:table-cell table:style-name="ce268" table:formula="of:=IF([.F$42]=1;&quot;ddd&quot;;DEC2HEX((((((([.G46]*32+[.I46])*2+[.N46])*2+[.O46])*2+[.P46])*4+[.Q46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2"/>
          <table:table-cell table:style-name="ce594" office:value-type="string" calcext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344"/>
          <table:table-cell table:style-name="ce593" table:formula="of:=CONCATENATE(&quot;[&quot;;DEC2HEX(([.V46]*2+[.W46])*8+[.X46];2);[.AA46];[.AM46];&quot;]&quot;)" office:value-type="string" office:string-value="[1Ddddsss]" calcext:value-type="string">
            <text:p>[1Ddddsss]</text:p>
          </table:table-cell>
          <table:table-cell table:style-name="ce373" office:value-type="string" calcext:value-type="string">
            <text:p>Data (0-8 bytes) </text:p>
          </table:table-cell>
          <table:table-cell table:style-name="ce382" table:number-columns-repeated="969"/>
          <table:table-cell table:style-name="ce690" table:number-columns-repeated="2"/>
        </table:table-row>
        <table:table-row table:style-name="ro1">
          <table:covered-table-cell table:style-name="ce16"/>
          <table:table-cell table:style-name="ce223" office:value-type="string" calcext:value-type="string">
            <text:p>Datagram Received OK</text:p>
            <draw:line table:end-cell-address="Headers.B61" table:end-x="1.9075in" table:end-y="0.0122in" draw:z-index="14" draw:style-name="gr5" draw:text-style-name="P2" svg:x1="1.9075in" svg:y1="0.0476in" svg:x2="1.5661in" svg:y2="2.4039in">
              <text:p/>
            </draw:line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454" office:value-type="float" office:value="0" calcext:value-type="float">
            <text:p>0</text:p>
          </table:table-cell>
          <table:table-cell table:style-name="ce454" office:value-type="float" office:value="2" calcext:value-type="float" table:number-columns-spanned="2" table:number-rows-spanned="1">
            <text:p>2</text:p>
          </table:table-cell>
          <table:covered-table-cell table:style-name="ce454"/>
          <table:table-cell table:style-name="ce454" office:value-type="float" office:value="17" calcext:value-type="float" table:number-columns-spanned="5" table:number-rows-spanned="1">
            <text:p>17</text:p>
          </table:table-cell>
          <table:covered-table-cell table:number-columns-repeated="4" table:style-name="ce454"/>
          <table:table-cell table:style-name="ce454" office:value-type="float" office:value="0" calcext:value-type="float">
            <text:p>0</text:p>
          </table:table-cell>
          <table:table-cell table:style-name="ce454" office:value-type="float" office:value="1" calcext:value-type="float">
            <text:p>1</text:p>
          </table:table-cell>
          <table:table-cell table:style-name="ce454" office:value-type="float" office:value="0" calcext:value-type="float">
            <text:p>0</text:p>
          </table:table-cell>
          <table:table-cell table:style-name="ce454" table:number-columns-spanned="2" table:number-rows-spanned="1"/>
          <table:covered-table-cell table:style-name="ce454"/>
          <table:table-cell table:style-name="ce223"/>
          <table:table-cell table:style-name="ce522" table:formula="of:=DEC2HEX((((((((([.C47]*2+[.D47])*2+[.E47])*2+[.F47])*4+[.G47])*32+[.I47])*2+[.N47])*2+[.O47])*2+[.P47])*4+[.Q47];4)" office:value-type="string" office:string-value="0A28" calcext:value-type="string">
            <text:p>0A28</text:p>
          </table:table-cell>
          <table:table-cell table:style-name="ce190"/>
          <table:table-cell table:style-name="ce215" office:value-type="float" office:value="1" calcext:value-type="float">
            <text:p>1</text:p>
          </table:table-cell>
          <table:table-cell table:style-name="ce593" office:value-type="float" office:value="1" calcext:value-type="float">
            <text:p>1</text:p>
          </table:table-cell>
          <table:table-cell table:style-name="ce59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3"/>
          <table:table-cell table:style-name="ce622" table:formula="of:=IF([.F47]=1;&quot;ddd&quot;;DEC2HEX((((((([.G47]*32+[.I47])*2+[.N47])*2+[.O47])*2+[.P47])*4+[.Q47]));3))" office:value-type="string" office:string-value="A28" calcext:value-type="string" table:number-columns-spanned="12" table:number-rows-spanned="1">
            <text:p>A28</text:p>
          </table:table-cell>
          <table:covered-table-cell table:number-columns-repeated="11" table:style-name="ce647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690"/>
          <table:table-cell table:style-name="ce343"/>
          <table:table-cell table:style-name="ce593" table:formula="of:=CONCATENATE(&quot;[&quot;;DEC2HEX(([.V47]*2+[.W47])*8+[.X47];2);[.AA47];[.AM47];&quot;]&quot;)" office:value-type="string" office:string-value="[19A28sss]" calcext:value-type="string">
            <text:p>[19A28sss]</text:p>
          </table:table-cell>
          <table:table-cell table:style-name="ce374" office:value-type="string" calcext:value-type="string">
            <text:p>fddd</text:p>
          </table:table-cell>
          <table:table-cell table:style-name="ce382" table:number-columns-repeated="969"/>
          <table:table-cell table:style-name="ce690" table:number-columns-repeated="2"/>
        </table:table-row>
        <table:table-row table:style-name="ro1">
          <table:covered-table-cell table:style-name="ce61"/>
          <table:table-cell table:style-name="ce46" office:value-type="string" calcext:value-type="string">
            <text:p>Datagram Rejected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3" table:style-name="ce311" office:value-type="float" office:value="0" calcext:value-type="float">
            <text:p>0</text:p>
          </table:table-cell>
          <table:table-cell table:style-name="ce311" office:value-type="float" office:value="2" calcext:value-type="float" table:number-columns-spanned="2" table:number-rows-spanned="1">
            <text:p>2</text:p>
          </table:table-cell>
          <table:covered-table-cell table:style-name="ce311"/>
          <table:table-cell table:style-name="ce311" office:value-type="float" office:value="18" calcext:value-type="float" table:number-columns-spanned="5" table:number-rows-spanned="1">
            <text:p>18</text:p>
          </table:table-cell>
          <table:covered-table-cell table:number-columns-repeated="4" table:style-name="ce311"/>
          <table:table-cell table:style-name="ce311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0" calcext:value-type="float">
            <text:p>0</text:p>
          </table:table-cell>
          <table:table-cell table:style-name="ce311" table:number-columns-spanned="2" table:number-rows-spanned="1"/>
          <table:covered-table-cell table:style-name="ce311"/>
          <table:table-cell table:style-name="ce46"/>
          <table:table-cell table:style-name="ce523" table:formula="of:=DEC2HEX((((((((([.C48]*2+[.D48])*2+[.E48])*2+[.F48])*4+[.G48])*32+[.I48])*2+[.N48])*2+[.O48])*2+[.P48])*4+[.Q48];4)" office:value-type="string" office:string-value="0A48" calcext:value-type="string">
            <text:p>0A48</text:p>
          </table:table-cell>
          <table:table-cell table:style-name="ce190"/>
          <table:table-cell table:style-name="ce216" office:value-type="float" office:value="1" calcext:value-type="float">
            <text:p>1</text:p>
          </table:table-cell>
          <table:table-cell table:style-name="ce247" office:value-type="float" office:value="1" calcext:value-type="float">
            <text:p>1</text:p>
          </table:table-cell>
          <table:table-cell table:style-name="ce25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7"/>
          <table:table-cell table:style-name="ce623" table:formula="of:=IF([.F48]=1;&quot;ddd&quot;;DEC2HEX((((((([.G48]*32+[.I48])*2+[.N48])*2+[.O48])*2+[.P48])*4+[.Q48]));3))" office:value-type="string" office:string-value="A48" calcext:value-type="string" table:number-columns-spanned="12" table:number-rows-spanned="1">
            <text:p>A48</text:p>
          </table:table-cell>
          <table:covered-table-cell table:number-columns-repeated="11" table:style-name="ce648"/>
          <table:table-cell table:style-name="ce270" office:value-type="string" calcext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593" table:formula="of:=CONCATENATE(&quot;[&quot;;DEC2HEX(([.V48]*2+[.W48])*8+[.X48];2);[.AA48];[.AM48];&quot;]&quot;)" office:value-type="string" office:string-value="[19A48sss]" calcext:value-type="string">
            <text:p>[19A48sss]</text:p>
          </table:table-cell>
          <table:table-cell table:style-name="ce375" office:value-type="string" calcext:value-type="string">
            <text:p>fddd, error code</text:p>
          </table:table-cell>
          <table:table-cell table:style-name="ce382" table:number-columns-repeated="969"/>
          <table:table-cell table:style-name="ce690" table:number-columns-repeated="2"/>
        </table:table-row>
        <table:table-row table:style-name="ro1">
          <table:table-cell table:style-name="ce59" office:value-type="string" calcext:value-type="string" table:number-columns-spanned="1" table:number-rows-spanned="5">
            <text:p>Stream</text:p>
          </table:table-cell>
          <table:table-cell table:style-name="ce47" office:value-type="string" calcext:value-type="string">
            <text:p>Stream Initiate Request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444" office:value-type="float" office:value="0" calcext:value-type="float">
            <text:p>0</text:p>
          </table:table-cell>
          <table:table-cell table:style-name="ce444" office:value-type="float" office:value="3" calcext:value-type="float" table:number-columns-spanned="2" table:number-rows-spanned="1">
            <text:p>3</text:p>
          </table:table-cell>
          <table:covered-table-cell table:style-name="ce444"/>
          <table:table-cell table:style-name="ce444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444"/>
          <table:table-cell table:style-name="ce444" office:value-type="float" office:value="0" calcext:value-type="float">
            <text:p>0</text:p>
          </table:table-cell>
          <table:table-cell table:style-name="ce444" office:value-type="float" office:value="1" calcext:value-type="float">
            <text:p>1</text:p>
          </table:table-cell>
          <table:table-cell table:style-name="ce444" office:value-type="float" office:value="0" calcext:value-type="float">
            <text:p>0</text:p>
          </table:table-cell>
          <table:table-cell table:style-name="ce444" table:number-columns-spanned="2" table:number-rows-spanned="1"/>
          <table:covered-table-cell table:style-name="ce444"/>
          <table:table-cell table:style-name="ce47"/>
          <table:table-cell table:style-name="ce517" table:formula="of:=DEC2HEX((((((((([.C49]*2+[.D49])*2+[.E49])*2+[.F49])*4+[.G49])*32+[.I49])*2+[.N49])*2+[.O49])*2+[.P49])*4+[.Q49];4)" office:value-type="string" office:string-value="0CC8" calcext:value-type="string">
            <text:p>0CC8</text:p>
          </table:table-cell>
          <table:table-cell table:style-name="ce192"/>
          <table:table-cell table:style-name="ce210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9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0"/>
          <table:table-cell table:style-name="ce624" table:formula="of:=IF([.F49]=1;&quot;ddd&quot;;DEC2HEX((((((([.G49]*32+[.I49])*2+[.N49])*2+[.O49])*2+[.P49])*4+[.Q49]));3))" office:value-type="string" office:string-value="CC8" calcext:value-type="string" table:number-columns-spanned="12" table:number-rows-spanned="1">
            <text:p>CC8</text:p>
          </table:table-cell>
          <table:covered-table-cell table:number-columns-repeated="11" table:style-name="ce649"/>
          <table:table-cell table:style-name="ce265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340"/>
          <table:table-cell table:style-name="ce557" table:formula="of:=CONCATENATE(&quot;[&quot;;DEC2HEX(([.V49]*2+[.W49])*8+[.X49];2);[.AA49];[.AM49];&quot;]&quot;)" office:value-type="string" office:string-value="[19CC8sss]" calcext:value-type="string">
            <text:p>[19CC8sss]</text:p>
          </table:table-cell>
          <table:table-cell table:style-name="ce369" office:value-type="string" calcext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 calcext:value-type="string">
            <text:p>Stream Initiate Reply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277" office:value-type="float" office:value="0" calcext:value-type="float">
            <text:p>0</text:p>
          </table:table-cell>
          <table:table-cell table:style-name="ce277" office:value-type="float" office:value="2" calcext:value-type="float" table:number-columns-spanned="2" table:number-rows-spanned="1">
            <text:p>2</text:p>
          </table:table-cell>
          <table:covered-table-cell table:style-name="ce277"/>
          <table:table-cell table:style-name="ce277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77"/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style-name="ce277" table:number-columns-spanned="2" table:number-rows-spanned="1"/>
          <table:covered-table-cell table:style-name="ce277"/>
          <table:table-cell table:style-name="ce48"/>
          <table:table-cell table:style-name="ce524" table:formula="of:=DEC2HEX((((((((([.C50]*2+[.D50])*2+[.E50])*2+[.F50])*4+[.G50])*32+[.I50])*2+[.N50])*2+[.O50])*2+[.P50])*4+[.Q50];4)" office:value-type="string" office:string-value="0868" calcext:value-type="string">
            <text:p>0868</text:p>
          </table:table-cell>
          <table:table-cell table:style-name="ce192"/>
          <table:table-cell table:style-name="ce217" office:value-type="float" office:value="1" calcext:value-type="float">
            <text:p>1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57"/>
          <table:table-cell table:style-name="ce625" table:formula="of:=IF([.F50]=1;&quot;ddd&quot;;DEC2HEX((((((([.G50]*32+[.I50])*2+[.N50])*2+[.O50])*2+[.P50])*4+[.Q50]));3))" office:value-type="string" office:string-value="868" calcext:value-type="string" table:number-columns-spanned="12" table:number-rows-spanned="1">
            <text:p>868</text:p>
          </table:table-cell>
          <table:covered-table-cell table:number-columns-repeated="11" table:style-name="ce650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557" table:formula="of:=CONCATENATE(&quot;[&quot;;DEC2HEX(([.V50]*2+[.W50])*8+[.X50];2);[.AA50];[.AM50];&quot;]&quot;)" office:value-type="string" office:string-value="[19868sss]" calcext:value-type="string">
            <text:p>[19868sss]</text:p>
          </table:table-cell>
          <table:table-cell table:style-name="ce365" office:value-type="string" calcext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 calcext:value-type="string">
            <text:p>Stream Data Send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3" calcext:value-type="float" table:number-columns-spanned="2" table:number-rows-spanned="1">
            <text:p>3</text:p>
          </table:table-cell>
          <table:covered-table-cell table:style-name="ce277"/>
          <table:table-cell table:style-name="ce277" office:value-type="float" office:value="28" calcext:value-type="float" table:number-columns-spanned="5" table:number-rows-spanned="1">
            <text:p>28</text:p>
          </table:table-cell>
          <table:covered-table-cell table:number-columns-repeated="4" table:style-name="ce277"/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style-name="ce277" table:number-columns-spanned="2" table:number-rows-spanned="1"/>
          <table:covered-table-cell table:style-name="ce277"/>
          <table:table-cell table:style-name="ce48"/>
          <table:table-cell table:style-name="ce524" table:formula="of:=DEC2HEX((((((((([.C51]*2+[.D51])*2+[.E51])*2+[.F51])*4+[.G51])*32+[.I51])*2+[.N51])*2+[.O51])*2+[.P51])*4+[.Q51];4)" office:value-type="string" office:string-value="1F88" calcext:value-type="string">
            <text:p>1F88</text:p>
          </table:table-cell>
          <table:table-cell table:style-name="ce192"/>
          <table:table-cell table:style-name="ce217" office:value-type="float" office:value="1" calcext:value-type="float">
            <text:p>1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557"/>
          <table:table-cell table:style-name="ce626" table:formula="of:=IF([.F51]=1;&quot;ddd&quot;;DEC2HEX((((((([.G51]*32+[.I51])*2+[.N51])*2+[.O51])*2+[.P51])*4+[.Q51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651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557" table:formula="of:=CONCATENATE(&quot;[&quot;;DEC2HEX(([.V51]*2+[.W51])*8+[.X51];2);[.AA51];[.AM51];&quot;]&quot;)" office:value-type="string" office:string-value="[1Fdddsss]" calcext:value-type="string">
            <text:p>[1Fdddsss]</text:p>
          </table:table-cell>
          <table:table-cell table:style-name="ce365" office:value-type="string" calcext:value-type="string">
            <text:p>Data (0-8 bytes)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 calcext:value-type="string">
            <text:p>Stream Data Proceed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277" office:value-type="float" office:value="0" calcext:value-type="float">
            <text:p>0</text:p>
          </table:table-cell>
          <table:table-cell table:style-name="ce277" office:value-type="float" office:value="2" calcext:value-type="float" table:number-columns-spanned="2" table:number-rows-spanned="1">
            <text:p>2</text:p>
          </table:table-cell>
          <table:covered-table-cell table:style-name="ce277"/>
          <table:table-cell table:style-name="ce277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277"/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style-name="ce277" table:number-columns-spanned="2" table:number-rows-spanned="1"/>
          <table:covered-table-cell table:style-name="ce277"/>
          <table:table-cell table:style-name="ce48"/>
          <table:table-cell table:style-name="ce524" table:formula="of:=DEC2HEX((((((((([.C52]*2+[.D52])*2+[.E52])*2+[.F52])*4+[.G52])*32+[.I52])*2+[.N52])*2+[.O52])*2+[.P52])*4+[.Q52];4)" office:value-type="string" office:string-value="0888" calcext:value-type="string">
            <text:p>0888</text:p>
          </table:table-cell>
          <table:table-cell table:style-name="ce192"/>
          <table:table-cell table:style-name="ce217" office:value-type="float" office:value="1" calcext:value-type="float">
            <text:p>1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57"/>
          <table:table-cell table:style-name="ce627" table:formula="of:=IF([.F52]=1;&quot;ddd&quot;;DEC2HEX((((((([.G52]*32+[.I52])*2+[.N52])*2+[.O52])*2+[.P52])*4+[.Q52]));3))" office:value-type="string" office:string-value="888" calcext:value-type="string" table:number-columns-spanned="12" table:number-rows-spanned="1">
            <text:p>888</text:p>
          </table:table-cell>
          <table:covered-table-cell table:number-columns-repeated="11" table:style-name="ce651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557" table:formula="of:=CONCATENATE(&quot;[&quot;;DEC2HEX(([.V52]*2+[.W52])*8+[.X52];2);[.AA52];[.AM52];&quot;]&quot;)" office:value-type="string" office:string-value="[19888sss]" calcext:value-type="string">
            <text:p>[19888sss]</text:p>
          </table:table-cell>
          <table:table-cell table:style-name="ce365" office:value-type="string" calcext:value-type="string">
            <text:p>fddd, srcSID, dst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9" office:value-type="string" calcext:value-type="string">
            <text:p>Stream Data Complete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463" office:value-type="float" office:value="0" calcext:value-type="float">
            <text:p>0</text:p>
          </table:table-cell>
          <table:table-cell table:style-name="ce463" office:value-type="float" office:value="2" calcext:value-type="float" table:number-columns-spanned="2" table:number-rows-spanned="1">
            <text:p>2</text:p>
          </table:table-cell>
          <table:covered-table-cell table:style-name="ce463"/>
          <table:table-cell table:style-name="ce463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463"/>
          <table:table-cell table:style-name="ce463" office:value-type="float" office:value="0" calcext:value-type="float">
            <text:p>0</text:p>
          </table:table-cell>
          <table:table-cell table:style-name="ce463" office:value-type="float" office:value="1" calcext:value-type="float">
            <text:p>1</text:p>
          </table:table-cell>
          <table:table-cell table:style-name="ce463" office:value-type="float" office:value="0" calcext:value-type="float">
            <text:p>0</text:p>
          </table:table-cell>
          <table:table-cell table:style-name="ce463" table:number-columns-spanned="2" table:number-rows-spanned="1"/>
          <table:covered-table-cell table:style-name="ce463"/>
          <table:table-cell table:style-name="ce49"/>
          <table:table-cell table:style-name="ce525" table:formula="of:=DEC2HEX((((((((([.C53]*2+[.D53])*2+[.E53])*2+[.F53])*4+[.G53])*32+[.I53])*2+[.N53])*2+[.O53])*2+[.P53])*4+[.Q53];4)" office:value-type="string" office:string-value="08A8" calcext:value-type="string">
            <text:p>08A8</text:p>
          </table:table-cell>
          <table:table-cell table:style-name="ce192"/>
          <table:table-cell table:style-name="ce218" office:value-type="float" office:value="1" calcext:value-type="float">
            <text:p>1</text:p>
          </table:table-cell>
          <table:table-cell table:style-name="ce596" office:value-type="float" office:value="1" calcext:value-type="float">
            <text:p>1</text:p>
          </table:table-cell>
          <table:table-cell table:style-name="ce59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6"/>
          <table:table-cell table:style-name="ce628" table:formula="of:=IF([.F53]=1;&quot;ddd&quot;;DEC2HEX((((((([.G53]*32+[.I53])*2+[.N53])*2+[.O53])*2+[.P53])*4+[.Q53]));3))" office:value-type="string" office:string-value="8A8" calcext:value-type="string" table:number-columns-spanned="12" table:number-rows-spanned="1">
            <text:p>8A8</text:p>
          </table:table-cell>
          <table:covered-table-cell table:number-columns-repeated="11" table:style-name="ce652"/>
          <table:table-cell table:style-name="ce275" office:value-type="string" calcext:value-type="string" table:number-columns-spanned="12" table:number-rows-spanned="1">
            <text:p>sss</text:p>
          </table:table-cell>
          <table:covered-table-cell table:number-columns-repeated="11" table:style-name="ce298"/>
          <table:table-cell table:style-name="ce337"/>
          <table:table-cell table:style-name="ce557" table:formula="of:=CONCATENATE(&quot;[&quot;;DEC2HEX(([.V53]*2+[.W53])*8+[.X53];2);[.AA53];[.AM53];&quot;]&quot;)" office:value-type="string" office:string-value="[198A8sss]" calcext:value-type="string">
            <text:p>[198A8sss]</text:p>
            <draw:ellipse table:end-cell-address="Headers.BA54" table:end-x="0.2673in" table:end-y="0.0492in" draw:z-index="11" draw:style-name="gr6" draw:text-style-name="P3" svg:width="0.3083in" svg:height="0.2079in" svg:x="0.7701in" svg:y="0.0193in">
              <text:p/>
            </draw:ellipse>
          </table:table-cell>
          <table:table-cell table:style-name="ce376" office:value-type="string" calcext:value-type="string">
            <text:p>fddd, srcSID, dstSID, { len }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8" office:value-type="string" calcext:value-type="string">
            <text:p>Extra</text:p>
          </table:table-cell>
          <table:table-cell table:style-name="ce50" office:value-type="string" calcext:value-type="string">
            <text:p>Node number Allocate</text:p>
          </table:table-cell>
          <table:table-cell table:number-columns-repeated="2" table:style-name="ce310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0" calcext:value-type="float" table:number-columns-spanned="2" table:number-rows-spanned="1">
            <text:p>0</text:p>
          </table:table-cell>
          <table:covered-table-cell table:style-name="ce299"/>
          <table:table-cell table:style-name="ce31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number-columns-repeated="3" table:style-name="ce310" office:value-type="float" office:value="0" calcext:value-type="float">
            <text:p>0</text:p>
          </table:table-cell>
          <table:table-cell table:style-name="ce310" table:number-columns-spanned="2" table:number-rows-spanned="1"/>
          <table:covered-table-cell table:style-name="ce299"/>
          <table:table-cell table:style-name="ce50"/>
          <table:table-cell table:style-name="ce526" table:formula="of:=DEC2HEX((((((((([.C54]*2+[.D54])*2+[.E54])*2+[.F54])*4+[.G54])*32+[.I54])*2+[.N54])*2+[.O54])*2+[.P54])*4+[.Q54];4)" office:value-type="string" office:string-value="2000" calcext:value-type="string">
            <text:p>2000</text:p>
          </table:table-cell>
          <table:table-cell table:style-name="ce193"/>
          <table:table-cell table:style-name="ce570" office:value-type="float" office:value="1" calcext:value-type="float">
            <text:p>1</text:p>
          </table:table-cell>
          <table:table-cell table:style-name="ce597" office:value-type="float" office:value="1" calcext:value-type="float">
            <text:p>1</text:p>
          </table:table-cell>
          <table:table-cell table:style-name="ce60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5"/>
          <table:table-cell table:style-name="ce629" table:formula="of:=IF([.F54]=1;&quot;ddd&quot;;DEC2HEX((((((([.G54]*32+[.I54])*2+[.N54])*2+[.O54])*2+[.P54])*4+[.Q54]));3))" office:value-type="string" office:string-value="000" calcext:value-type="string" table:number-columns-spanned="12" table:number-rows-spanned="1">
            <text:p>000</text:p>
          </table:table-cell>
          <table:covered-table-cell table:number-columns-repeated="11" table:style-name="ce653"/>
          <table:table-cell table:style-name="ce675" office:value-type="string" calcext:value-type="string" table:number-columns-spanned="12" table:number-rows-spanned="1">
            <text:p>sss</text:p>
          </table:table-cell>
          <table:covered-table-cell table:number-columns-repeated="11" table:style-name="ce299"/>
          <table:table-cell table:style-name="ce346"/>
          <table:table-cell table:style-name="ce721" table:formula="of:=CONCATENATE(&quot;[&quot;;DEC2HEX(([.V54]*2+[.W54])*8+[.X54];2);[.AA54];[.AM54];&quot;]&quot;)" office:value-type="string" office:string-value="[19000sss]" calcext:value-type="string">
            <text:p>[19000sss]</text:p>
            <draw:line table:end-cell-address="Headers.AZ61" table:end-x="0.8087in" table:end-y="0.1378in" draw:z-index="0" draw:style-name="gr7" draw:text-style-name="P2" svg:x1="0.3665in" svg:y1="1.285in" svg:x2="0.8087in" svg:y2="0.0339in">
              <text:p/>
            </draw:line>
          </table:table-cell>
          <table:table-cell table:style-name="ce377" office:value-type="string" calcext:value-type="string">
            <text:p>not carried on CAN</text:p>
          </table:table-cell>
          <table:table-cell table:style-name="ce382" table:number-columns-repeated="969"/>
          <table:table-cell table:style-name="ce690" table:number-columns-repeated="2"/>
        </table:table-row>
        <table:table-row table:style-name="ro1">
          <table:table-cell table:style-name="ce18"/>
          <table:table-cell table:style-name="ce46" office:value-type="string" calcext:value-type="string">
            <office:annotation draw:style-name="gr19" draw:text-style-name="P5" svg:width="1.9295in" svg:height="0.3902in" svg:x="3.0008in" svg:y="9.1236in" draw:caption-point-x="-0.2295in" draw:caption-point-y="1.3142in">
              <dc:creator>P</dc:creator>
              <dc:date>2011-08-10T00:00:00</dc:date>
              <text:p text:style-name="P4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311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0" calcext:value-type="float">
            <text:p>0</text:p>
          </table:table-cell>
          <table:table-cell table:style-name="ce311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31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27"/>
          <table:table-cell table:number-columns-repeated="3" table:style-name="ce311" office:value-type="float" office:value="0" calcext:value-type="float">
            <text:p>0</text:p>
          </table:table-cell>
          <table:table-cell table:style-name="ce311" table:number-columns-spanned="2" table:number-rows-spanned="1"/>
          <table:covered-table-cell table:style-name="ce127"/>
          <table:table-cell table:style-name="ce46"/>
          <table:table-cell table:style-name="ce523" table:formula="of:=DEC2HEX((((((((([.C55]*2+[.D55])*2+[.E55])*2+[.F55])*4+[.G55])*32+[.I55])*2+[.N55])*2+[.O55])*2+[.P55])*4+[.Q55];4)" office:value-type="string" office:string-value="2020" calcext:value-type="string">
            <text:p>2020</text:p>
          </table:table-cell>
          <table:table-cell table:style-name="ce46"/>
          <table:table-cell table:style-name="ce571" office:value-type="float" office:value="1" calcext:value-type="float">
            <text:p>1</text:p>
          </table:table-cell>
          <table:table-cell table:style-name="ce598" office:value-type="float" office:value="1" calcext:value-type="float">
            <text:p>1</text:p>
          </table:table-cell>
          <table:table-cell table:style-name="ce60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7"/>
          <table:table-cell table:style-name="ce630" table:formula="of:=IF([.F55]=1;&quot;ddd&quot;;DEC2HEX((((((([.G55]*32+[.I55])*2+[.N55])*2+[.O55])*2+[.P55])*4+[.Q55]));3))" office:value-type="string" office:string-value="020" calcext:value-type="string" table:number-columns-spanned="12" table:number-rows-spanned="1">
            <text:p>020</text:p>
          </table:table-cell>
          <table:covered-table-cell table:number-columns-repeated="11" table:style-name="ce654"/>
          <table:table-cell table:style-name="ce676" office:value-type="string" calcext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721" table:formula="of:=CONCATENATE(&quot;[&quot;;DEC2HEX(([.V55]*2+[.W55])*8+[.X55];2);[.AA55];[.AM55];&quot;]&quot;)" office:value-type="string" office:string-value="[19020sss]" calcext:value-type="string">
            <text:p>[19020sss]</text:p>
          </table:table-cell>
          <table:table-cell table:style-name="ce745" office:value-type="string" calcext:value-type="string">
            <text:p>(Still under discussion)</text:p>
          </table:table-cell>
          <table:table-cell table:style-name="ce382" table:number-columns-repeated="969"/>
          <table:table-cell table:style-name="ce690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310" table:number-columns-repeated="4"/>
          <table:table-cell table:style-name="ce310" office:value-type="float" office:value="0" calcext:value-type="float" table:number-columns-spanned="2" table:number-rows-spanned="1">
            <text:p>0</text:p>
          </table:table-cell>
          <table:covered-table-cell table:style-name="ce299"/>
          <table:table-cell table:style-name="ce31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310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690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310" table:number-columns-repeated="4"/>
          <table:table-cell table:style-name="ce310" office:value-type="float" office:value="1" calcext:value-type="float" table:number-columns-spanned="2" table:number-rows-spanned="1">
            <text:p>1</text:p>
          </table:table-cell>
          <table:covered-table-cell table:style-name="ce299"/>
          <table:table-cell table:style-name="ce31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310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690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310" table:number-columns-repeated="4"/>
          <table:table-cell table:style-name="ce310" office:value-type="float" office:value="2" calcext:value-type="float" table:number-columns-spanned="2" table:number-rows-spanned="1">
            <text:p>2</text:p>
          </table:table-cell>
          <table:covered-table-cell table:style-name="ce299"/>
          <table:table-cell table:style-name="ce31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310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690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310" table:number-columns-repeated="4"/>
          <table:table-cell table:style-name="ce310" office:value-type="float" office:value="3" calcext:value-type="float" table:number-columns-spanned="2" table:number-rows-spanned="1">
            <text:p>3</text:p>
          </table:table-cell>
          <table:covered-table-cell table:style-name="ce299"/>
          <table:table-cell table:style-name="ce31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310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690" table:number-columns-repeated="2"/>
        </table:table-row>
        <table:table-row table:style-name="ro3">
          <table:table-cell table:style-name="ce19"/>
          <table:table-cell table:style-name="ce51"/>
          <table:table-cell table:style-name="ce87"/>
          <table:table-cell table:style-name="ce464" table:number-columns-repeated="3"/>
          <table:table-cell table:style-name="ce464" table:number-columns-spanned="2" table:number-rows-spanned="1"/>
          <table:covered-table-cell table:style-name="ce464"/>
          <table:table-cell table:style-name="ce464" table:number-columns-spanned="5" table:number-rows-spanned="1"/>
          <table:covered-table-cell table:number-columns-repeated="4" table:style-name="ce464"/>
          <table:table-cell table:style-name="ce464" table:number-columns-repeated="3"/>
          <table:table-cell table:style-name="ce464" table:number-columns-spanned="2" table:number-rows-spanned="1"/>
          <table:covered-table-cell table:style-name="ce464"/>
          <table:table-cell table:style-name="ce147"/>
          <table:table-cell table:style-name="ce176">
            <draw:line table:end-cell-address="Headers.T63" table:end-x="0.2657in" table:end-y="0.1028in" draw:z-index="7" draw:style-name="gr5" draw:text-style-name="P2" svg:x1="0.1406in" svg:y1="0.0173in" svg:x2="0.2657in" svg:y2="0.539in">
              <text:p/>
            </draw:line>
          </table:table-cell>
          <table:table-cell table:style-name="ce194"/>
          <table:table-cell table:style-name="ce221"/>
          <table:table-cell table:style-name="ce599"/>
          <table:table-cell table:style-name="ce599" table:number-columns-spanned="3" table:number-rows-spanned="1"/>
          <table:covered-table-cell table:number-columns-repeated="2" table:style-name="ce599"/>
          <table:table-cell table:style-name="ce599" table:number-columns-spanned="12" table:number-rows-spanned="1"/>
          <table:covered-table-cell table:number-columns-repeated="11" table:style-name="ce302"/>
          <table:table-cell table:style-name="ce599" table:number-columns-spanned="12" table:number-rows-spanned="1"/>
          <table:covered-table-cell table:number-columns-repeated="11" table:style-name="ce302"/>
          <table:table-cell table:style-name="ce347"/>
          <table:table-cell table:style-name="ce355"/>
          <table:table-cell table:style-name="ce379"/>
          <table:table-cell table:number-columns-repeated="971"/>
        </table:table-row>
        <table:table-row table:style-name="ro1">
          <table:table-cell table:number-columns-repeated="19"/>
          <table:table-cell table:style-name="ce25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20" office:value-type="string" calcext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>
            <draw:custom-shape table:end-cell-address="Headers.D81" table:end-x="0.0776in" table:end-y="0.0512in" draw:z-index="4" draw:style-name="gr8" draw:text-style-name="P3" svg:width="0.1346in" svg:height="3.3654in" draw:transform="rotate (1.5707963267949) translate (0.113385826771654in 0.0637795275590551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7"/>
          <table:table-cell>
            <draw:line table:end-cell-address="Headers.L70" table:end-x="0.1031in" table:end-y="0.0559in" draw:z-index="6" draw:style-name="gr9" draw:text-style-name="P2" svg:x1="0.274in" svg:y1="0.0799in" svg:x2="0.0374in" svg:y2="1.4783in">
              <text:p/>
            </draw:line>
          </table:table-cell>
          <table:table-cell table:number-columns-repeated="8"/>
          <table:table-cell table:style-name="ce25"/>
          <table:table-cell/>
          <table:table-cell>
            <draw:custom-shape table:end-cell-address="Headers.W90" table:end-x="0.0882in" table:end-y="0.0756in" draw:z-index="1" draw:style-name="gr10" draw:text-style-name="P3" svg:width="0.135in" svg:height="4.9701in" draw:transform="rotate (1.5707963267949) translate (0.115748031496063in 0.044488188976378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67" table:end-x="0.0126in" table:end-y="0.0047in" draw:z-index="3" draw:style-name="gr9" draw:text-style-name="P2" svg:x1="0.1398in" svg:y1="0.0929in" svg:x2="0.3378in" svg:y2="0.8937in">
              <text:p/>
            </draw:line>
          </table:table-cell>
          <table:table-cell table:number-columns-repeated="10"/>
          <table:table-cell table:style-name="ce327" office:value-type="string" calcext:value-type="string" table:number-columns-spanned="4" table:number-rows-spanned="1">
            <text:p>f = Flags</text:p>
          </table:table-cell>
          <table:covered-table-cell table:number-columns-repeated="3" table:style-name="ce574"/>
          <table:table-cell table:style-name="ce468"/>
          <table:table-cell table:style-name="ce678" office:value-type="string" calcext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4" table:end-x="0.0622in" table:end-y="0.128in" draw:z-index="10" draw:style-name="gr9" draw:text-style-name="P2" svg:x1="0.4039in" svg:y1="0.0327in" svg:x2="0.0717in" svg:y2="0.3055in">
              <text:p/>
            </draw:line>
          </table:table-cell>
          <table:table-cell table:style-name="Default">
            <draw:custom-shape table:end-cell-address="Headers.G64" table:end-x="0.1189in" table:end-y="0.1469in" draw:z-index="9" draw:style-name="gr11" draw:text-style-name="P3" svg:width="0.0476in" svg:height="0.3244in" draw:transform="rotate (1.5707963267949) translate (0.071259842519685in 0in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/>
          <table:table-cell/>
          <table:table-cell table:style-name="Default" table:number-columns-repeated="15"/>
          <table:table-cell table:number-columns-repeated="5"/>
          <table:table-cell>
            <draw:line table:end-cell-address="Headers.AQ66" table:end-x="0.0976in" table:end-y="0.0413in" draw:z-index="13" draw:style-name="gr5" draw:text-style-name="P2" svg:x1="0.2602in" svg:y1="0.022in" svg:x2="0.0602in" svg:y2="0.5748in">
              <text:p/>
            </draw:line>
          </table:table-cell>
          <table:table-cell table:number-columns-repeated="4"/>
          <table:table-cell table:style-name="ce198" office:value-type="string" calcext:value-type="string">
            <text:p>r</text:p>
          </table:table-cell>
          <table:table-cell table:style-name="ce576" office:value-type="string" calcext:value-type="string">
            <text:p>r</text:p>
          </table:table-cell>
          <table:table-cell table:number-columns-repeated="2" table:style-name="ce576" office:value-type="float" office:value="0" calcext:value-type="float">
            <text:p>0</text:p>
          </table:table-cell>
          <table:table-cell table:style-name="ce321"/>
          <table:table-cell table:style-name="ce660" office:value-type="string" calcext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77" office:value-type="string" calcext:value-type="string" table:number-columns-spanned="15" table:number-rows-spanned="3">
            <text:p>A <text:span text:style-name="T5">Red</text:span> value in these columns means that it is identical to another value, and should be checked.  </text:p>
          </table:table-cell>
          <table:covered-table-cell table:style-name="ce104"/>
          <table:covered-table-cell table:style-name="ce494"/>
          <table:covered-table-cell table:style-name="ce25"/>
          <table:covered-table-cell table:style-name="ce494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76" office:value-type="string" calcext:value-type="string">
            <text:p>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321"/>
          <table:table-cell table:style-name="ce660" office:value-type="string" calcext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5" table:end-x="0.124in" table:end-y="0.0386in" draw:z-index="8" draw:style-name="gr12" draw:text-style-name="P3" svg:width="0.1413in" svg:height="3.4874in" draw:transform="rotate (1.5707963267949) translate (0.64251968503937in 0.105905511811024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 calcext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104"/>
          <table:covered-table-cell table:style-name="ce494"/>
          <table:covered-table-cell table:style-name="ce25"/>
          <table:covered-table-cell table:style-name="ce494"/>
          <table:covered-table-cell table:number-columns-repeated="5"/>
          <table:covered-table-cell table:style-name="Default"/>
          <table:covered-table-cell table:number-columns-repeated="3"/>
          <table:covered-table-cell table:style-name="ce30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76" office:value-type="string" calcext:value-type="string">
            <text:p>r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0" calcext:value-type="float">
            <text:p>0</text:p>
          </table:table-cell>
          <table:table-cell table:style-name="ce321"/>
          <table:table-cell table:style-name="ce660" office:value-type="string" calcext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235" office:value-type="string" calcext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239" office:value-type="string" calcext:value-type="string" table:number-columns-spanned="3" table:number-rows-spanned="1">
            <text:p>Priority</text:p>
          </table:table-cell>
          <table:covered-table-cell table:style-name="ce468"/>
          <table:covered-table-cell table:style-name="ce239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104"/>
          <table:covered-table-cell table:style-name="ce494"/>
          <table:covered-table-cell table:style-name="ce25"/>
          <table:covered-table-cell table:style-name="ce494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 calcext:value-type="string">
            <text:p>r</text:p>
          </table:table-cell>
          <table:table-cell table:style-name="ce577" office:value-type="string" calcext:value-type="string">
            <text:p>r</text:p>
          </table:table-cell>
          <table:table-cell table:number-columns-repeated="2" table:style-name="ce577" office:value-type="float" office:value="1" calcext:value-type="float">
            <text:p>1</text:p>
          </table:table-cell>
          <table:table-cell table:style-name="ce322"/>
          <table:table-cell table:style-name="ce661" office:value-type="string" calcext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5" office:value-type="string" calcext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117" office:value-type="float" office:value="0" calcext:value-type="float" table:number-columns-spanned="3" table:number-rows-spanned="1">
            <text:p>0</text:p>
          </table:table-cell>
          <table:covered-table-cell table:style-name="ce121"/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328" office:value-type="string" calcext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1">
          <table:table-cell table:style-name="Default"/>
          <table:table-cell table:style-name="ce56" office:value-type="string" calcext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118" office:value-type="float" office:value="1" calcext:value-type="float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>
            <draw:custom-shape table:end-cell-address="Headers.P103" table:end-x="0.0343in" table:end-y="0.1177in" draw:z-index="2" draw:style-name="gr13" draw:text-style-name="P3" svg:width="0.1602in" svg:height="6.0709in" draw:transform="rotate (1.5707963267949) translate (0.044488188976378in 0.102755905511811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 calcext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56" office:value-type="string" calcext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118" office:value-type="float" office:value="2" calcext:value-type="float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235" office:value-type="string" calcext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195"/>
          <table:table-cell table:number-columns-repeated="2" table:style-name="ce574" office:value-type="string" calcext:value-type="string">
            <text:p>R</text:p>
          </table:table-cell>
          <table:table-cell table:style-name="ce574" office:value-type="string" calcext:value-type="string" table:number-columns-spanned="3" table:number-rows-spanned="1">
            <text:p>Type</text:p>
          </table:table-cell>
          <table:covered-table-cell table:number-columns-repeated="2" table:style-name="ce574"/>
          <table:table-cell table:style-name="ce574" office:value-type="string" calcext:value-type="string" table:number-columns-spanned="12" table:number-rows-spanned="1">
            <text:p>Variable Part (binary)</text:p>
          </table:table-cell>
          <table:covered-table-cell table:number-columns-repeated="11" table:style-name="ce574"/>
          <table:table-cell table:style-name="ce678" office:value-type="string" calcext:value-type="string" table:number-columns-spanned="12" table:number-rows-spanned="1">
            <text:p>Source-alias (hex)</text:p>
          </table:table-cell>
          <table:covered-table-cell table:number-columns-repeated="10" table:style-name="ce588"/>
          <table:covered-table-cell table:style-name="ce330"/>
          <table:table-cell table:number-columns-repeated="974"/>
        </table:table-row>
        <table:table-row table:style-name="ro1">
          <table:table-cell table:style-name="Default"/>
          <table:table-cell table:style-name="ce57" office:value-type="string" calcext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119" office:value-type="float" office:value="3" calcext:value-type="float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134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196"/>
          <table:table-cell table:number-columns-repeated="2" table:style-name="ce575" office:value-type="float" office:value="1" calcext:value-type="float">
            <text:p>1</text:p>
          </table:table-cell>
          <table:table-cell table:style-name="ce57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5"/>
          <table:table-cell table:style-name="ce575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575"/>
          <table:table-cell table:style-name="ce312" office:value-type="string" calcext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35" office:value-type="string" calcext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92"/>
          <table:table-cell table:number-columns-repeated="2"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76"/>
          <table:table-cell table:style-name="ce576" office:value-type="string" calcext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576"/>
          <table:table-cell table:style-name="ce660" office:value-type="string" calcext:value-type="string" table:number-columns-spanned="12" table:number-rows-spanned="1">
            <text:p>sss</text:p>
          </table:table-cell>
          <table:covered-table-cell table:number-columns-repeated="10" table:style-name="ce657"/>
          <table:covered-table-cell table:style-name="ce332"/>
          <table:table-cell table:number-columns-repeated="974"/>
        </table:table-row>
        <table:table-row table:style-name="ro1">
          <table:table-cell table:style-name="ce21" office:value-type="string" calcext:value-type="string" table:number-columns-spanned="2" table:number-rows-spanned="1">
            <text:p>Bit Descriptions</text:p>
            <draw:custom-shape table:end-cell-address="Headers.A102" table:end-x="0.1551in" table:end-y="0.0291in" draw:z-index="5" draw:style-name="gr14" draw:text-style-name="P3" svg:width="0.1547in" svg:height="5.1744in" draw:transform="rotate (1.5707963267949) translate (0.000393700787401575in 0.031496062992126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35" office:value-type="string" calcext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92"/>
          <table:table-cell table:number-columns-repeated="2"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76"/>
          <table:table-cell table:style-name="ce576" office:value-type="string" calcext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576"/>
          <table:table-cell table:style-name="ce660" office:value-type="string" calcext:value-type="string" table:number-columns-spanned="12" table:number-rows-spanned="1">
            <text:p>sss</text:p>
          </table:table-cell>
          <table:covered-table-cell table:number-columns-repeated="10" table:style-name="ce657"/>
          <table:covered-table-cell table:style-name="ce332"/>
          <table:table-cell table:number-columns-repeated="974"/>
        </table:table-row>
        <table:table-row table:style-name="ro1">
          <table:table-cell table:style-name="ce10" office:value-type="string" calcext:value-type="string">
            <text:p>Full-MTI bit</text:p>
          </table:table-cell>
          <table:table-cell table:style-name="ce239" office:value-type="string" calcext:value-type="string" table:number-columns-spanned="13" table:number-rows-spanned="1">
            <text:p>Description</text:p>
          </table:table-cell>
          <table:covered-table-cell table:number-columns-repeated="11" table:style-name="ce319"/>
          <table:covered-table-cell table:style-name="ce132"/>
          <table:table-cell/>
          <table:table-cell table:style-name="ce135" office:value-type="string" calcext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92"/>
          <table:table-cell table:number-columns-repeated="2"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76"/>
          <table:table-cell table:style-name="ce576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657"/>
          <table:table-cell table:style-name="ce660" office:value-type="string" calcext:value-type="string" table:number-columns-spanned="12" table:number-rows-spanned="1">
            <text:p>sss</text:p>
          </table:table-cell>
          <table:covered-table-cell table:number-columns-repeated="10" table:style-name="ce657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string" calcext:value-type="string">
            <text:p>14-15</text:p>
          </table:table-cell>
          <table:table-cell table:style-name="ce240" office:value-type="string" calcext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135" office:value-type="string" calcext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92"/>
          <table:table-cell table:number-columns-repeated="2" table:style-name="ce576" office:value-type="float" office:value="1" calcext:value-type="float">
            <text:p>1</text:p>
          </table:table-cell>
          <table:table-cell table:style-name="ce57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76"/>
          <table:table-cell table:style-name="ce576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657"/>
          <table:table-cell table:style-name="ce660" office:value-type="string" calcext:value-type="string" table:number-columns-spanned="12" table:number-rows-spanned="1">
            <text:p>sss</text:p>
          </table:table-cell>
          <table:covered-table-cell table:number-columns-repeated="10" table:style-name="ce657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40" office:value-type="string" calcext:value-type="string" table:number-columns-spanned="13" table:number-rows-spanned="1">
            <text:p>Special – Operationally special</text:p>
          </table:table-cell>
          <table:covered-table-cell table:number-columns-repeated="11" table:style-name="ce321"/>
          <table:covered-table-cell table:style-name="ce240"/>
          <table:table-cell/>
          <table:table-cell table:style-name="ce135" office:value-type="string" calcext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92"/>
          <table:table-cell table:number-columns-repeated="2" table:style-name="ce576" office:value-type="float" office:value="1" calcext:value-type="float">
            <text:p>1</text:p>
          </table:table-cell>
          <table:table-cell table:style-name="ce57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576"/>
          <table:table-cell table:style-name="ce576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657"/>
          <table:table-cell table:style-name="ce660" office:value-type="string" calcext:value-type="string" table:number-columns-spanned="12" table:number-rows-spanned="1">
            <text:p>sss</text:p>
          </table:table-cell>
          <table:covered-table-cell table:number-columns-repeated="10" table:style-name="ce657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40" office:value-type="string" calcext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321"/>
          <table:covered-table-cell table:style-name="ce240"/>
          <table:table-cell/>
          <table:table-cell table:style-name="ce135" office:value-type="string" calcext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92"/>
          <table:table-cell table:number-columns-repeated="2" table:style-name="ce576" office:value-type="float" office:value="1" calcext:value-type="float">
            <text:p>1</text:p>
          </table:table-cell>
          <table:table-cell table:style-name="ce57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576"/>
          <table:table-cell table:style-name="ce576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657"/>
          <table:table-cell table:style-name="ce660" office:value-type="string" calcext:value-type="string" table:number-columns-spanned="12" table:number-rows-spanned="1">
            <text:p>sss</text:p>
          </table:table-cell>
          <table:covered-table-cell table:number-columns-repeated="10" table:style-name="ce657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 calcext:value-type="string">
            <text:p>10-11</text:p>
          </table:table-cell>
          <table:table-cell table:style-name="ce240" office:value-type="string" calcext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321"/>
          <table:covered-table-cell table:style-name="ce240"/>
          <table:table-cell table:style-name="ce96"/>
          <table:table-cell table:style-name="ce135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92"/>
          <table:table-cell table:number-columns-repeated="2" table:style-name="ce576" office:value-type="float" office:value="1" calcext:value-type="float">
            <text:p>1</text:p>
          </table:table-cell>
          <table:table-cell table:style-name="ce576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76"/>
          <table:table-cell table:style-name="ce576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576"/>
          <table:table-cell table:style-name="ce660" office:value-type="string" calcext:value-type="string" table:number-columns-spanned="12" table:number-rows-spanned="1">
            <text:p>sss</text:p>
          </table:table-cell>
          <table:covered-table-cell table:number-columns-repeated="10" table:style-name="ce657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 calcext:value-type="string">
            <text:p>5-9</text:p>
          </table:table-cell>
          <table:table-cell table:style-name="ce240" office:value-type="string" calcext:value-type="string" table:number-columns-spanned="13" table:number-rows-spanned="1">
            <text:p>Type within priority</text:p>
          </table:table-cell>
          <table:covered-table-cell table:number-columns-repeated="11" table:style-name="ce321"/>
          <table:covered-table-cell table:style-name="ce240"/>
          <table:table-cell table:style-name="ce96"/>
          <table:table-cell table:style-name="ce136" office:value-type="string" calcext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548"/>
          <table:table-cell table:number-columns-repeated="2" table:style-name="ce577" office:value-type="float" office:value="1" calcext:value-type="float">
            <text:p>1</text:p>
          </table:table-cell>
          <table:table-cell table:style-name="ce57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577"/>
          <table:table-cell table:style-name="ce260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577"/>
          <table:table-cell table:style-name="ce661" office:value-type="string" calcext:value-type="string" table:number-columns-spanned="12" table:number-rows-spanned="1">
            <text:p>sss</text:p>
          </table:table-cell>
          <table:covered-table-cell table:number-columns-repeated="10" table:style-name="ce283"/>
          <table:covered-table-cell table:style-name="ce333"/>
          <table:table-cell table:number-columns-repeated="974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40" office:value-type="string" calcext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321"/>
          <table:covered-table-cell table:style-name="ce240"/>
          <table:table-cell table:style-name="ce96" table:number-columns-repeated="4"/>
          <table:table-cell/>
          <table:table-cell table:style-name="ce178" office:value-type="string" calcext:value-type="string" table:number-columns-spanned="2" table:number-rows-spanned="4">
            <text:p>KEY</text:p>
          </table:table-cell>
          <table:covered-table-cell table:style-name="ce140"/>
          <table:table-cell table:style-name="ce227" office:value-type="string" calcext:value-type="string" table:number-columns-spanned="14" table:number-rows-spanned="1">
            <text:p>r, R – reserved</text:p>
          </table:table-cell>
          <table:covered-table-cell table:number-columns-repeated="12" table:style-name="ce581"/>
          <table:covered-table-cell table:style-name="ce305"/>
          <table:table-cell table:number-columns-repeated="989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40" office:value-type="string" calcext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321"/>
          <table:covered-table-cell table:style-name="ce240"/>
          <table:table-cell table:style-name="ce96" table:number-columns-repeated="4"/>
          <table:table-cell/>
          <table:covered-table-cell table:style-name="ce179"/>
          <table:covered-table-cell table:style-name="ce492"/>
          <table:table-cell table:style-name="ce228" office:value-type="string" calcext:value-type="string" table:number-columns-spanned="14" table:number-rows-spanned="1">
            <text:p>s, sss, ssss ssss ssss – source alias</text:p>
          </table:table-cell>
          <table:covered-table-cell table:number-columns-repeated="12" table:style-name="ce576"/>
          <table:covered-table-cell table:style-name="ce660"/>
          <table:table-cell table:number-columns-repeated="98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40" office:value-type="string" calcext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321"/>
          <table:covered-table-cell table:style-name="ce240"/>
          <table:table-cell table:style-name="ce96" table:number-columns-repeated="4"/>
          <table:table-cell/>
          <table:covered-table-cell table:style-name="ce179"/>
          <table:covered-table-cell table:style-name="ce492"/>
          <table:table-cell table:style-name="ce228" office:value-type="string" calcext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576"/>
          <table:covered-table-cell table:style-name="ce660"/>
          <table:table-cell table:number-columns-repeated="989"/>
        </table:table-row>
        <table:table-row table:style-name="ro1">
          <table:table-cell table:style-name="ce24" office:value-type="string" calcext:value-type="string">
            <text:p>0-1</text:p>
          </table:table-cell>
          <table:table-cell table:style-name="ce242" office:value-type="string" calcext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322"/>
          <table:covered-table-cell table:style-name="ce242"/>
          <table:table-cell table:style-name="ce96" table:number-columns-repeated="4"/>
          <table:table-cell/>
          <table:covered-table-cell table:style-name="ce180"/>
          <table:covered-table-cell table:style-name="ce548"/>
          <table:table-cell table:style-name="ce229" office:value-type="string" calcext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577"/>
          <table:covered-table-cell table:style-name="ce661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5" table:number-rows-repeated="6546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Headers.T7:Headers.T52 Headers.T54:Headers.T59">
            <calcext:condition calcext:apply-style-name="red" calcext:value="formula-is(COUNTIF([.$T$7:.$T$47]; [.T7]) &gt; 1)" calcext:base-cell-address="Headers.T7"/>
          </calcext:conditional-format>
          <calcext:conditional-format calcext:target-range-address="Headers.T53:Headers.T53">
            <calcext:condition calcext:apply-style-name="red" calcext:value="formula-is(COUNTIF([.$T$7:.$T$47]; [.T47]) &gt; 1)" calcext:base-cell-address="Headers.T47"/>
          </calcext:conditional-format>
          <calcext:conditional-format calcext:target-range-address="Headers.V54:Headers.V59">
            <calcext:condition calcext:apply-style-name="crossed out" calcext:value="formula-is([.E7]=1)" calcext:base-cell-address="Headers.V7"/>
          </calcext:conditional-format>
          <calcext:conditional-format calcext:target-range-address="Headers.W54:Headers.W59">
            <calcext:condition calcext:apply-style-name="crossed out" calcext:value="formula-is([.E7]=1)" calcext:base-cell-address="Headers.W7"/>
          </calcext:conditional-format>
          <calcext:conditional-format calcext:target-range-address="Headers.X54:Headers.X59">
            <calcext:condition calcext:apply-style-name="crossed out" calcext:value="formula-is([.E7]=1)" calcext:base-cell-address="Headers.X7"/>
          </calcext:conditional-format>
          <calcext:conditional-format calcext:target-range-address="Headers.AA7:Headers.AA41 Headers.AA54:Headers.AL59 Headers.AB7:Headers.AL33 Headers.AB35:Headers.AL41">
            <calcext:condition calcext:apply-style-name="crossed out" calcext:value="formula-is([.E7]=1)" calcext:base-cell-address="Headers.AA7"/>
            <calcext:condition calcext:apply-style-name="red" calcext:value="formula-is(COUNTIF([.$T$7:.$T$47]; [.T47]) &gt; 1)" calcext:base-cell-address="Headers.AA7"/>
          </calcext:conditional-format>
          <calcext:conditional-format calcext:target-range-address="Headers.AA47:Headers.AA47">
            <calcext:condition calcext:apply-style-name="red" calcext:value="formula-is(COUNTIF([.$T$7:.$T$47]; [.T45]) &gt; 1)" calcext:base-cell-address="Headers.AA41"/>
            <calcext:condition calcext:apply-style-name="crossed out" calcext:value="formula-is([.E41]=1)" calcext:base-cell-address="Headers.AA41"/>
          </calcext:conditional-format>
          <calcext:conditional-format calcext:target-range-address="Headers.AA48:Headers.AA48">
            <calcext:condition calcext:apply-style-name="red" calcext:value="formula-is(COUNTIF([.$T$7:.$T$47]; [.T46]) &gt; 1)" calcext:base-cell-address="Headers.AA42"/>
            <calcext:condition calcext:apply-style-name="crossed out" calcext:value="formula-is([.E42]=1)" calcext:base-cell-address="Headers.AA42"/>
          </calcext:conditional-format>
          <calcext:conditional-format calcext:target-range-address="Headers.AA49:Headers.AA49">
            <calcext:condition calcext:apply-style-name="red" calcext:value="formula-is(COUNTIF([.$T$7:.$T$47]; [.T47]) &gt; 1)" calcext:base-cell-address="Headers.AA43"/>
            <calcext:condition calcext:apply-style-name="crossed out" calcext:value="formula-is([.E43]=1)" calcext:base-cell-address="Headers.AA43"/>
          </calcext:conditional-format>
          <calcext:conditional-format calcext:target-range-address="Headers.AA50:Headers.AA50">
            <calcext:condition calcext:apply-style-name="red" calcext:value="formula-is(COUNTIF([.$T$7:.$T$47]; [.T48]) &gt; 1)" calcext:base-cell-address="Headers.AA44"/>
            <calcext:condition calcext:apply-style-name="crossed out" calcext:value="formula-is([.E44]=1)" calcext:base-cell-address="Headers.AA44"/>
          </calcext:conditional-format>
          <calcext:conditional-format calcext:target-range-address="Headers.AA51:Headers.AA51">
            <calcext:condition calcext:apply-style-name="red" calcext:value="formula-is(COUNTIF([.$T$7:.$T$47]; [.T49]) &gt; 1)" calcext:base-cell-address="Headers.AA45"/>
          </calcext:conditional-format>
          <calcext:conditional-format calcext:target-range-address="Headers.AA52:Headers.AA52">
            <calcext:condition calcext:apply-style-name="red" calcext:value="formula-is(COUNTIF([.$T$7:.$T$47]; [.T50]) &gt; 1)" calcext:base-cell-address="Headers.AA46"/>
            <calcext:condition calcext:apply-style-name="crossed out" calcext:value="formula-is([.E46]=1)" calcext:base-cell-address="Headers.AA46"/>
          </calcext:conditional-format>
          <calcext:conditional-format calcext:target-range-address="Headers.AA53:Headers.AA53">
            <calcext:condition calcext:apply-style-name="red" calcext:value="formula-is(COUNTIF([.$T$7:.$T$47]; [.T51]) &gt; 1)" calcext:base-cell-address="Headers.AA47"/>
            <calcext:condition calcext:apply-style-name="crossed out" calcext:value="formula-is([.E47]=1)" calcext:base-cell-address="Headers.AA47"/>
          </calcext:conditional-format>
          <calcext:conditional-format calcext:target-range-address="Headers.AB47:Headers.AL47 Headers.AB51:Headers.AL53">
            <calcext:condition calcext:apply-style-name="red" calcext:value="formula-is(COUNTIF([.$T$7:.$T$47]; [.T51]) &gt; 1)" calcext:base-cell-address="Headers.AA47"/>
            <calcext:condition calcext:apply-style-name="crossed out" calcext:value="formula-is([.E10]=1)" calcext:base-cell-address="Headers.AA47"/>
          </calcext:conditional-format>
          <calcext:conditional-format calcext:target-range-address="Headers.AB48:Headers.AL50">
            <calcext:condition calcext:apply-style-name="red" calcext:value="formula-is(COUNTIF([.$T$7:.$T$47]; [.T48]) &gt; 1)" calcext:base-cell-address="Headers.AA44"/>
            <calcext:condition calcext:apply-style-name="crossed out" calcext:value="formula-is([.E41]=1)" calcext:base-cell-address="Headers.AA44"/>
          </calcext:conditional-format>
          <calcext:conditional-format calcext:target-range-address="Headers.AM54:Headers.AM59">
            <calcext:condition calcext:apply-style-name="crossed out" calcext:value="formula-is([.E7]=1)" calcext:base-cell-address="Headers.AM7"/>
          </calcext:conditional-format>
          <calcext:conditional-format calcext:target-range-address="Headers.AZ54:Headers.AZ59">
            <calcext:condition calcext:apply-style-name="crossed out" calcext:value="formula-is([.E7]=1)" calcext:base-cell-address="Headers.AZ7"/>
          </calcext:conditional-format>
          <calcext:conditional-format calcext:target-range-address="Headers.BA55:Headers.BA55">
            <calcext:condition calcext:apply-style-name="crossed out" calcext:value="formula-is([.E7]=1)" calcext:base-cell-address="Headers.BA8"/>
          </calcext:conditional-format>
        </calcext:conditional-formats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104"/>
        <table:table-column table:style-name="co12" table:default-cell-style-name="ce181"/>
        <table:table-column table:style-name="co13" table:default-cell-style-name="ce181"/>
        <table:table-column table:style-name="co14" table:default-cell-style-name="ce811"/>
        <table:table-column table:style-name="co10" table:default-cell-style-name="ce811"/>
        <table:table-column table:style-name="co15" table:default-cell-style-name="ce811"/>
        <table:table-column table:style-name="co10" table:number-columns-repeated="1017" table:default-cell-style-name="ce811"/>
        <table:table-row table:style-name="ro1">
          <table:table-cell/>
          <table:table-cell table:style-name="ce25" table:formula="of:=NOW()" office:value-type="float" office:value="45015.6700693771" calcext:value-type="float">
            <text:p>45015.67</text:p>
          </table:table-cell>
          <table:table-cell table:style-name="ce784" table:number-columns-repeated="2"/>
          <table:table-cell table:style-name="ce803"/>
          <table:table-cell table:style-name="ce814"/>
          <table:table-cell table:style-name="ce813"/>
          <table:table-cell table:number-columns-repeated="1017"/>
        </table:table-row>
        <table:table-row table:style-name="ro1">
          <table:table-cell table:number-columns-repeated="2"/>
          <table:table-cell table:style-name="ce784" table:number-columns-repeated="2"/>
          <table:table-cell table:style-name="ce803"/>
          <table:table-cell table:style-name="ce448"/>
          <table:table-cell table:style-name="ce813"/>
          <table:table-cell table:number-columns-repeated="1017"/>
        </table:table-row>
        <table:table-row table:style-name="ro6">
          <table:table-cell/>
          <table:table-cell table:style-name="ce399" office:value-type="string" calcext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calcext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7">
          <table:table-cell/>
          <table:table-cell table:style-name="ce400"/>
          <table:table-cell table:style-name="ce419" office:value-type="string" calcext:value-type="string">
            <text:p>Full MTI</text:p>
            <text:p>(Hex)</text:p>
          </table:table-cell>
          <table:table-cell table:style-name="ce154" office:value-type="string" calcext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 calcext:value-type="string">
            <text:p>CAN Header</text:p>
            <text:p>(hex)</text:p>
          </table:table-cell>
          <table:table-cell table:style-name="ce456" table:formula="of:=[Headers.BA4]" office:value-type="string" office:string-value="Data-Part&#10;{ } = optional" calcext:value-type="string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401" office:value-type="string" calcext:value-type="string">
            <text:p>Number of bits in field: </text:p>
          </table:table-cell>
          <table:table-cell table:style-name="ce420" office:value-type="float" office:value="16" calcext:value-type="float">
            <text:p>16</text:p>
          </table:table-cell>
          <table:table-cell table:style-name="ce155" office:value-type="string" calcext:value-type="string">
            <text:p>many</text:p>
          </table:table-cell>
          <table:table-cell table:style-name="ce439"/>
          <table:table-cell table:style-name="ce451" table:formula="of:=[Headers.AZ5]" office:value-type="float" office:value="29" calcext:value-type="float">
            <text:p>29</text:p>
          </table:table-cell>
          <table:table-cell table:style-name="ce457" table:formula="of:=[Headers.BA5]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1">
          <table:table-cell table:style-name="ce389" office:value-type="string" calcext:value-type="string" table:number-columns-spanned="1" table:number-rows-spanned="6">
            <text:p>Basic</text:p>
          </table:table-cell>
          <table:table-cell table:style-name="ce403" office:value-type="string" calcext:value-type="string">
            <office:annotation draw:style-name="gr15" draw:text-style-name="P5" svg:width="3.1772in" svg:height="0.8567in" svg:x="3.0008in" svg:y="0.7531in" draw:caption-point-x="-0.2295in" draw:caption-point-y="0.6098in">
              <dc:creator>P</dc:creator>
              <dc:date>2011-08-10T00:00:00</dc:date>
              <text:p text:style-name="P4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788" table:formula="of:=[Headers.T7]" office:value-type="string" office:string-value="0100" calcext:value-type="string">
            <text:p>010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7]" office:value-type="string" office:string-value="Initialization Complete" calcext:value-type="string">
            <text:p>Initialization Complete</text:p>
          </table:table-cell>
          <table:table-cell table:style-name="ce451" table:formula="of:=[Headers.AZ7]" office:value-type="string" office:string-value="[19100sss]" calcext:value-type="string">
            <text:p>[19100sss]</text:p>
          </table:table-cell>
          <table:table-cell table:style-name="ce459" table:formula="of:=[Headers.BA7]" office:value-type="string" office:string-value="Full Source Node ID" calcext:value-type="string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757"/>
          <table:table-cell table:style-name="ce403" office:value-type="string" calcext:value-type="string">
            <office:annotation draw:style-name="gr16" draw:text-style-name="P5" svg:width="3.4283in" svg:height="1.0122in" svg:x="3.0008in" svg:y="0.9299in" draw:caption-point-x="-0.2295in" draw:caption-point-y="0.6106in">
              <dc:creator>P</dc:creator>
              <dc:date>2012-06-26T00:00:00</dc:date>
              <text:p text:style-name="P4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788" table:formula="of:=[Headers.T8]" office:value-type="string" office:string-value="0488" calcext:value-type="string">
            <text:p>048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8]" office:value-type="string" office:string-value="Verify Node ID Number Addressed" calcext:value-type="string">
            <text:p>Verify Node ID Number Addressed</text:p>
          </table:table-cell>
          <table:table-cell table:style-name="ce451" table:formula="of:=[Headers.AZ8]" office:value-type="string" office:string-value="[19488sss]" calcext:value-type="string">
            <text:p>[19488sss]</text:p>
          </table:table-cell>
          <table:table-cell table:style-name="ce459" table:formula="of:=[Headers.BA8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757"/>
          <table:table-cell table:style-name="ce403" office:value-type="string" calcext:value-type="string">
            <office:annotation draw:style-name="gr16" draw:text-style-name="P5" svg:width="3.3232in" svg:height="1.0122in" svg:x="2.9657in" svg:y="1.1307in" draw:caption-point-x="-0.1945in" draw:caption-point-y="0.5878in">
              <dc:creator>P</dc:creator>
              <dc:date>2012-06-26T00:00:00</dc:date>
              <text:p text:style-name="P4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788" table:formula="of:=[Headers.T9]" office:value-type="string" office:string-value="0490" calcext:value-type="string">
            <text:p>049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9]" office:value-type="string" office:string-value="Verify Node ID Number Global" calcext:value-type="string">
            <text:p>Verify Node ID Number Global</text:p>
          </table:table-cell>
          <table:table-cell table:style-name="ce451" table:formula="of:=[Headers.AZ9]" office:value-type="string" office:string-value="[19490sss]" calcext:value-type="string">
            <text:p>[1949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757"/>
          <table:table-cell table:style-name="ce403" office:value-type="string" calcext:value-type="string">
            <text:p>Verified Node ID Number</text:p>
          </table:table-cell>
          <table:table-cell table:style-name="ce788" table:formula="of:=[Headers.T10]" office:value-type="string" office:string-value="0170" calcext:value-type="string">
            <text:p>01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10]" office:value-type="string" office:string-value="Verified Node ID Number" calcext:value-type="string">
            <text:p>Verified Node ID Number</text:p>
          </table:table-cell>
          <table:table-cell table:style-name="ce451" table:formula="of:=[Headers.AZ10]" office:value-type="string" office:string-value="[19170sss]" calcext:value-type="string">
            <text:p>[19170sss]</text:p>
          </table:table-cell>
          <table:table-cell table:style-name="ce459" table:formula="of:=[Headers.BA10]" office:value-type="string" office:string-value="{Full Source Node ID}" calcext:value-type="string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757"/>
          <table:table-cell table:style-name="ce403" office:value-type="string" calcext:value-type="string">
            <text:p>Optional Interaction Rejected</text:p>
          </table:table-cell>
          <table:table-cell table:style-name="ce788" table:formula="of:=[Headers.T11]" office:value-type="string" office:string-value="0068" calcext:value-type="string">
            <text:p>006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1]" office:value-type="string" office:string-value="Optional Interaction Rejected" calcext:value-type="string">
            <text:p>Optional Interaction Rejected</text:p>
          </table:table-cell>
          <table:table-cell table:style-name="ce451" table:formula="of:=[Headers.AZ11]" office:value-type="string" office:string-value="[19068sss]" calcext:value-type="string">
            <text:p>[19068sss]</text:p>
          </table:table-cell>
          <table:table-cell table:style-name="ce459" table:formula="of:=[Headers.BA11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757"/>
          <table:table-cell table:style-name="ce403" office:value-type="string" calcext:value-type="string">
            <text:p>Terminate Due to Error</text:p>
          </table:table-cell>
          <table:table-cell table:style-name="ce788" table:formula="of:=[Headers.T12]" office:value-type="string" office:string-value="00A8" calcext:value-type="string">
            <text:p>00A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2]" office:value-type="string" office:string-value="Terminate Due to Error" calcext:value-type="string">
            <text:p>Terminate Due to Error</text:p>
          </table:table-cell>
          <table:table-cell table:style-name="ce451" table:formula="of:=[Headers.AZ12]" office:value-type="string" office:string-value="[190A8sss]" calcext:value-type="string">
            <text:p>[190A8sss]</text:p>
          </table:table-cell>
          <table:table-cell table:style-name="ce459" table:formula="of:=[Headers.BA12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757" office:value-type="string" calcext:value-type="string" table:number-columns-spanned="1" table:number-rows-spanned="2">
            <text:p>Protocol Support</text:p>
          </table:table-cell>
          <table:table-cell table:style-name="ce404" office:value-type="string" calcext:value-type="string">
            <text:p>Protocol Support Inquiry</text:p>
          </table:table-cell>
          <table:table-cell table:style-name="ce789" table:formula="of:=[Headers.T13]" office:value-type="string" office:string-value="0828" calcext:value-type="string">
            <text:p>08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13]" office:value-type="string" office:string-value="Protocol Support Inquiry" calcext:value-type="string">
            <text:p>Protocol Support Inquiry</text:p>
          </table:table-cell>
          <table:table-cell table:style-name="ce452" table:formula="of:=[Headers.AZ13]" office:value-type="string" office:string-value="[19828sss]" calcext:value-type="string">
            <text:p>[19828sss]</text:p>
          </table:table-cell>
          <table:table-cell table:style-name="ce460" table:formula="of:=[Headers.BA13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757"/>
          <table:table-cell table:style-name="ce404" office:value-type="string" calcext:value-type="string">
            <text:p>Protocol Support Reply</text:p>
          </table:table-cell>
          <table:table-cell table:style-name="ce789" table:formula="of:=[Headers.T14]" office:value-type="string" office:string-value="0668" calcext:value-type="string">
            <text:p>0668</text:p>
          </table:table-cell>
          <table:table-cell table:style-name="ce799" office:value-type="string" calcext:value-type="string">
            <text:p>Destination, Source, Protocol flags</text:p>
          </table:table-cell>
          <table:table-cell table:style-name="ce404" table:formula="of:=[.B14]" office:value-type="string" office:string-value="Protocol Support Reply" calcext:value-type="string">
            <text:p>Protocol Support Reply</text:p>
          </table:table-cell>
          <table:table-cell table:style-name="ce452" table:formula="of:=[Headers.AZ14]" office:value-type="string" office:string-value="[19668sss]" calcext:value-type="string">
            <text:p>[19668sss]</text:p>
          </table:table-cell>
          <table:table-cell table:style-name="ce460" table:formula="of:=[Headers.BA14]" office:value-type="string" office:string-value="fddd, Protocol flags" calcext:value-type="string">
            <text:p>fddd, Protocol flags</text:p>
          </table:table-cell>
          <table:table-cell table:number-columns-repeated="1017"/>
        </table:table-row>
        <table:table-row table:style-name="ro1">
          <table:table-cell table:style-name="ce758" office:value-type="string" calcext:value-type="string" table:number-columns-spanned="1" table:number-rows-spanned="16">
            <text:p>Event Exchange</text:p>
          </table:table-cell>
          <table:table-cell table:style-name="ce403" office:value-type="string" calcext:value-type="string">
            <text:p>Identify Consumer</text:p>
          </table:table-cell>
          <table:table-cell table:style-name="ce788" table:formula="of:=[Headers.T15]" office:value-type="string" office:string-value="08F4" calcext:value-type="string">
            <text:p>08F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5]" office:value-type="string" office:string-value="Identify Consumer" calcext:value-type="string">
            <text:p>Identify Consumer</text:p>
          </table:table-cell>
          <table:table-cell table:style-name="ce451" table:formula="of:=[Headers.AZ15]" office:value-type="string" office:string-value="[198F4sss]" calcext:value-type="string">
            <text:p>[198F4sss]</text:p>
          </table:table-cell>
          <table:table-cell table:style-name="ce459" table:formula="of:=[Headers.BA1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5" office:value-type="string" calcext:value-type="string">
            <office:annotation draw:style-name="gr17" draw:text-style-name="P5" svg:width="4.0756in" svg:height="1.1677in" svg:x="3.0008in" svg:y="2.3476in" draw:caption-point-x="-0.2295in" draw:caption-point-y="0.6154in">
              <dc:creator>P</dc:creator>
              <dc:date>2011-08-10T00:00:00</dc:date>
              <text:p text:style-name="P4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788" table:formula="of:=[Headers.T16]" office:value-type="string" office:string-value="04A4" calcext:value-type="string">
            <text:p>04A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16]" office:value-type="string" office:string-value="Consumer Identify Range " calcext:value-type="string">
            <text:p>Consumer Identify Range </text:p>
          </table:table-cell>
          <table:table-cell table:style-name="ce451" table:formula="of:=[Headers.AZ16]" office:value-type="string" office:string-value="[194A4sss]" calcext:value-type="string">
            <text:p>[194A4sss]</text:p>
          </table:table-cell>
          <table:table-cell table:style-name="ce459" table:formula="of:=[Headers.BA16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3" office:value-type="string" calcext:value-type="string">
            <text:p>Consumer Identified w validity unknown</text:p>
          </table:table-cell>
          <table:table-cell table:style-name="ce788" table:formula="of:=[Headers.T17]" office:value-type="string" office:string-value="04C7" calcext:value-type="string">
            <text:p>04C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7]" office:value-type="string" office:string-value="Consumer Identified w validity unknown" calcext:value-type="string">
            <text:p>Consumer Identified w validity unknown</text:p>
          </table:table-cell>
          <table:table-cell table:style-name="ce451" table:formula="of:=[Headers.AZ17]" office:value-type="string" office:string-value="[194C7sss]" calcext:value-type="string">
            <text:p>[194C7sss]</text:p>
          </table:table-cell>
          <table:table-cell table:style-name="ce459" table:formula="of:=[Headers.BA17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3" office:value-type="string" calcext:value-type="string">
            <office:annotation draw:style-name="gr18" draw:text-style-name="P5" svg:width="3.8402in" svg:height="0.5457in" svg:x="3.0008in" svg:y="2.702in" draw:caption-point-x="-0.2295in" draw:caption-point-y="0.6165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788" table:formula="of:=[Headers.T18]" office:value-type="string" office:string-value="04C4" calcext:value-type="string">
            <text:p>04C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8]" office:value-type="string" office:string-value="Consumer Identified as currently valid" calcext:value-type="string">
            <text:p>Consumer Identified as currently valid</text:p>
          </table:table-cell>
          <table:table-cell table:style-name="ce451" table:formula="of:=[Headers.AZ18]" office:value-type="string" office:string-value="[194C4sss]" calcext:value-type="string">
            <text:p>[194C4sss]</text:p>
          </table:table-cell>
          <table:table-cell table:style-name="ce459" table:formula="of:=[Headers.BA18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3" office:value-type="string" calcext:value-type="string">
            <text:p>Consumer Identified as currently invalid</text:p>
          </table:table-cell>
          <table:table-cell table:style-name="ce788" table:formula="of:=[Headers.T19]" office:value-type="string" office:string-value="04C5" calcext:value-type="string">
            <text:p>04C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9]" office:value-type="string" office:string-value="Consumer Identified as currently invalid" calcext:value-type="string">
            <text:p>Consumer Identified as currently invalid</text:p>
          </table:table-cell>
          <table:table-cell table:style-name="ce451" table:formula="of:=[Headers.AZ19]" office:value-type="string" office:string-value="[194C5sss]" calcext:value-type="string">
            <text:p>[194C5sss]</text:p>
          </table:table-cell>
          <table:table-cell table:style-name="ce459" table:formula="of:=[Headers.BA1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3" office:value-type="string" calcext:value-type="string">
            <office:annotation draw:style-name="gr18" draw:text-style-name="P5" svg:width="3.8402in" svg:height="0.5457in" svg:x="3.0008in" svg:y="3.0559in" draw:caption-point-x="-0.2295in" draw:caption-point-y="0.6181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788" table:formula="of:=[Headers.T20]" office:value-type="string" office:string-value="04C6" calcext:value-type="string">
            <text:p>04C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0]" office:value-type="string" office:string-value="Consumer Identified (reserved)" calcext:value-type="string">
            <text:p>Consumer Identified (reserved)</text:p>
          </table:table-cell>
          <table:table-cell table:style-name="ce451" table:formula="of:=[Headers.AZ20]" office:value-type="string" office:string-value="[194C6sss]" calcext:value-type="string">
            <text:p>[194C6sss]</text:p>
          </table:table-cell>
          <table:table-cell table:style-name="ce459" table:formula="of:=[Headers.BA20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3" office:value-type="string" calcext:value-type="string">
            <text:p>Identify Producer</text:p>
          </table:table-cell>
          <table:table-cell table:style-name="ce788" table:formula="of:=[Headers.T21]" office:value-type="string" office:string-value="0914" calcext:value-type="string">
            <text:p>091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1]" office:value-type="string" office:string-value="Identify Producer" calcext:value-type="string">
            <text:p>Identify Producer</text:p>
          </table:table-cell>
          <table:table-cell table:style-name="ce451" table:formula="of:=[Headers.AZ21]" office:value-type="string" office:string-value="[19914sss]" calcext:value-type="string">
            <text:p>[19914sss]</text:p>
          </table:table-cell>
          <table:table-cell table:style-name="ce459" table:formula="of:=[Headers.BA21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6" office:value-type="string" calcext:value-type="string">
            <office:annotation draw:style-name="gr17" draw:text-style-name="P5" svg:width="4.0059in" svg:height="1.1677in" svg:x="3.0008in" svg:y="3.4102in" draw:caption-point-x="-0.2295in" draw:caption-point-y="0.6193in">
              <dc:creator>P</dc:creator>
              <dc:date>2011-08-10T00:00:00</dc:date>
              <text:p text:style-name="P4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4"><text:span text:style-name="T1">Send on start-up after InitComplete.</text:span></text:p>
            </office:annotation>
            <text:p>Producer Identify Range</text:p>
          </table:table-cell>
          <table:table-cell table:style-name="ce788" table:formula="of:=[Headers.T22]" office:value-type="string" office:string-value="0524" calcext:value-type="string">
            <text:p>052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22]" office:value-type="string" office:string-value="Producer Identify Range" calcext:value-type="string">
            <text:p>Producer Identify Range</text:p>
          </table:table-cell>
          <table:table-cell table:style-name="ce451" table:formula="of:=[Headers.AZ22]" office:value-type="string" office:string-value="[19524sss]" calcext:value-type="string">
            <text:p>[19524sss]</text:p>
          </table:table-cell>
          <table:table-cell table:style-name="ce459" table:formula="of:=[Headers.BA22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3" office:value-type="string" calcext:value-type="string">
            <text:p>Producer Identified w validity unknown</text:p>
          </table:table-cell>
          <table:table-cell table:style-name="ce788" table:formula="of:=[Headers.T23]" office:value-type="string" office:string-value="0547" calcext:value-type="string">
            <text:p>054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3]" office:value-type="string" office:string-value="Producer Identified w validity unknown" calcext:value-type="string">
            <text:p>Producer Identified w validity unknown</text:p>
          </table:table-cell>
          <table:table-cell table:style-name="ce451" table:formula="of:=[Headers.AZ23]" office:value-type="string" office:string-value="[19547sss]" calcext:value-type="string">
            <text:p>[19547sss]</text:p>
          </table:table-cell>
          <table:table-cell table:style-name="ce459" table:formula="of:=[Headers.BA23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3" office:value-type="string" calcext:value-type="string">
            <office:annotation draw:style-name="gr18" draw:text-style-name="P5" svg:width="3.8138in" svg:height="0.5457in" svg:x="3.0008in" svg:y="3.7646in" draw:caption-point-x="-0.2295in" draw:caption-point-y="0.6205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788" table:formula="of:=[Headers.T24]" office:value-type="string" office:string-value="0544" calcext:value-type="string">
            <text:p>054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4]" office:value-type="string" office:string-value="Producer Identified as currently valid" calcext:value-type="string">
            <text:p>Producer Identified as currently valid</text:p>
          </table:table-cell>
          <table:table-cell table:style-name="ce451" table:formula="of:=[Headers.AZ24]" office:value-type="string" office:string-value="[19544sss]" calcext:value-type="string">
            <text:p>[19544sss]</text:p>
          </table:table-cell>
          <table:table-cell table:style-name="ce459" table:formula="of:=[Headers.BA24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3" office:value-type="string" calcext:value-type="string">
            <text:p>Producer Identified as currently invalid</text:p>
          </table:table-cell>
          <table:table-cell table:style-name="ce788" table:formula="of:=[Headers.T25]" office:value-type="string" office:string-value="0545" calcext:value-type="string">
            <text:p>054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5]" office:value-type="string" office:string-value="Producer Identified as currently invalid" calcext:value-type="string">
            <text:p>Producer Identified as currently invalid</text:p>
          </table:table-cell>
          <table:table-cell table:style-name="ce451" table:formula="of:=[Headers.AZ25]" office:value-type="string" office:string-value="[19545sss]" calcext:value-type="string">
            <text:p>[19545sss]</text:p>
          </table:table-cell>
          <table:table-cell table:style-name="ce459" table:formula="of:=[Headers.BA2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3" office:value-type="string" calcext:value-type="string">
            <office:annotation draw:style-name="gr18" draw:text-style-name="P5" svg:width="3.8138in" svg:height="0.5457in" svg:x="3.0008in" svg:y="4.1189in" draw:caption-point-x="-0.2295in" draw:caption-point-y="0.6217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788" table:formula="of:=[Headers.T26]" office:value-type="string" office:string-value="0546" calcext:value-type="string">
            <text:p>054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6]" office:value-type="string" office:string-value="Producer Identified (reserved)" calcext:value-type="string">
            <text:p>Producer Identified (reserved)</text:p>
          </table:table-cell>
          <table:table-cell table:style-name="ce451" table:formula="of:=[Headers.AZ26]" office:value-type="string" office:string-value="[19546sss]" calcext:value-type="string">
            <text:p>[19546sss]</text:p>
          </table:table-cell>
          <table:table-cell table:style-name="ce459" table:formula="of:=[Headers.BA26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3" office:value-type="string" calcext:value-type="string">
            <text:p>Identify Events Addressed</text:p>
          </table:table-cell>
          <table:table-cell table:style-name="ce788" table:formula="of:=[Headers.T27]" office:value-type="string" office:string-value="0968" calcext:value-type="string">
            <text:p>096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27]" office:value-type="string" office:string-value="Identify Events Addressed" calcext:value-type="string">
            <text:p>Identify Events Addressed</text:p>
          </table:table-cell>
          <table:table-cell table:style-name="ce451" table:formula="of:=[Headers.AZ27]" office:value-type="string" office:string-value="[19968sss]" calcext:value-type="string">
            <text:p>[19968sss]</text:p>
          </table:table-cell>
          <table:table-cell table:style-name="ce459" table:formula="of:=[Headers.BA27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3" office:value-type="string" calcext:value-type="string">
            <office:annotation draw:style-name="gr19" draw:text-style-name="P5" svg:width="2.5228in" svg:height="0.3902in" svg:x="3.0008in" svg:y="4.4736in" draw:caption-point-x="-0.2295in" draw:caption-point-y="0.6228in">
              <dc:creator>P</dc:creator>
              <dc:date>2011-08-10T00:00:00</dc:date>
              <text:p text:style-name="P4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788" table:formula="of:=[Headers.T28]" office:value-type="string" office:string-value="0970" calcext:value-type="string">
            <text:p>09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28]" office:value-type="string" office:string-value="Identify Events Global" calcext:value-type="string">
            <text:p>Identify Events Global</text:p>
          </table:table-cell>
          <table:table-cell table:style-name="ce451" table:formula="of:=[Headers.AZ28]" office:value-type="string" office:string-value="[19970sss]" calcext:value-type="string">
            <text:p>[1997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758"/>
          <table:table-cell table:style-name="ce405" office:value-type="string" calcext:value-type="string">
            <text:p>Learn Event</text:p>
          </table:table-cell>
          <table:table-cell table:style-name="ce788" table:formula="of:=[Headers.T29]" office:value-type="string" office:string-value="0594" calcext:value-type="string">
            <text:p>059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9]" office:value-type="string" office:string-value="Learn Event" calcext:value-type="string">
            <text:p>Learn Event</text:p>
          </table:table-cell>
          <table:table-cell table:style-name="ce451" table:formula="of:=[Headers.AZ29]" office:value-type="string" office:string-value="[19594sss]" calcext:value-type="string">
            <text:p>[19594sss]</text:p>
          </table:table-cell>
          <table:table-cell table:style-name="ce459" table:formula="of:=[Headers.BA2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3" office:value-type="string" calcext:value-type="string">
            <office:annotation draw:style-name="gr19" draw:text-style-name="P5" svg:width="1.7114in" svg:height="0.3902in" svg:x="3.0008in" svg:y="4.828in" draw:caption-point-x="-0.2295in" draw:caption-point-y="0.624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788" table:formula="of:=[Headers.T30]" office:value-type="string" office:string-value="05B4" calcext:value-type="string">
            <text:p>05B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30]" office:value-type="string" office:string-value="Producer/Consumer Event Report" calcext:value-type="string">
            <text:p>Producer/Consumer Event Report</text:p>
          </table:table-cell>
          <table:table-cell table:style-name="ce451" table:formula="of:=[Headers.AZ30]" office:value-type="string" office:string-value="[195B4sss]" calcext:value-type="string">
            <text:p>[195B4sss]</text:p>
          </table:table-cell>
          <table:table-cell table:style-name="ce459" table:formula="of:=[Headers.BA30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table-cell table:style-name="ce757" office:value-type="string" calcext:value-type="string">
            <text:p>Other</text:p>
          </table:table-cell>
          <table:table-cell table:style-name="ce404" office:value-type="string" calcext:value-type="string">
            <text:p>Xpressnet</text:p>
          </table:table-cell>
          <table:table-cell table:style-name="ce789" table:formula="of:=[Headers.T35]" office:value-type="string" office:string-value="0820" calcext:value-type="string">
            <text:p>0820</text:p>
          </table:table-cell>
          <table:table-cell table:style-name="ce799" office:value-type="string" calcext:value-type="string">
            <text:p>Source, Xpressnet packet</text:p>
          </table:table-cell>
          <table:table-cell table:style-name="ce404" table:formula="of:=[.B31]" office:value-type="string" office:string-value="Xpressnet" calcext:value-type="string">
            <text:p>Xpressnet</text:p>
          </table:table-cell>
          <table:table-cell table:style-name="ce452" table:formula="of:=[Headers.AZ35]" office:value-type="string" office:string-value="[19820sss]" calcext:value-type="string">
            <text:p>[19820sss]</text:p>
          </table:table-cell>
          <table:table-cell table:style-name="ce460" table:formula="of:=[Headers.BA35]" office:value-type="string" office:string-value="Xpressnet packet" calcext:value-type="string">
            <text:p>Xpressnet packet</text:p>
          </table:table-cell>
          <table:table-cell table:number-columns-repeated="1017"/>
        </table:table-row>
        <table:table-row table:style-name="ro1">
          <table:table-cell table:style-name="ce758" office:value-type="string" calcext:value-type="string" table:number-columns-spanned="1" table:number-rows-spanned="2">
            <text:p>Ident</text:p>
          </table:table-cell>
          <table:table-cell table:style-name="ce403" office:value-type="string" calcext:value-type="string">
            <text:p>Simple Node Ident Info Request</text:p>
          </table:table-cell>
          <table:table-cell table:style-name="ce788" table:formula="of:=[Headers.T40]" office:value-type="string" office:string-value="0DE8" calcext:value-type="string">
            <text:p>0DE8</text:p>
          </table:table-cell>
          <table:table-cell table:style-name="ce798" office:value-type="string" calcext:value-type="string">
            <text:p>Destination, Source</text:p>
          </table:table-cell>
          <table:table-cell table:style-name="ce404" table:formula="of:=[.B32]" office:value-type="string" office:string-value="Simple Node Ident Info Request" calcext:value-type="string">
            <text:p>Simple Node Ident Info Request</text:p>
          </table:table-cell>
          <table:table-cell table:style-name="ce452" table:formula="of:=[Headers.AZ40]" office:value-type="string" office:string-value="[19DE8sss]" calcext:value-type="string">
            <text:p>[19DE8sss]</text:p>
          </table:table-cell>
          <table:table-cell table:style-name="ce460" table:formula="of:=[Headers.BA40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3" office:value-type="string" calcext:value-type="string">
            <text:p><text:span text:style-name="T3">Simple Node Ident Info</text:span><text:span text:style-name="T4"> Reply</text:span></text:p>
          </table:table-cell>
          <table:table-cell table:style-name="ce788" table:formula="of:=[Headers.T41]" office:value-type="string" office:string-value="0A08" calcext:value-type="string">
            <text:p>0A0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33]" office:value-type="string" office:string-value="Simple Node Ident Info Reply" calcext:value-type="string">
            <text:p>Simple Node Ident Info Reply</text:p>
          </table:table-cell>
          <table:table-cell table:style-name="ce451" table:formula="of:=[Headers.AZ41]" office:value-type="string" office:string-value="[19A08sss]" calcext:value-type="string">
            <text:p>[19A08sss]</text:p>
          </table:table-cell>
          <table:table-cell table:style-name="ce459" table:formula="of:=[Headers.BA41]" office:value-type="string" office:string-value="fddd, data bytes" calcext:value-type="string">
            <text:p>fddd, data bytes</text:p>
          </table:table-cell>
          <table:table-cell table:number-columns-repeated="1017"/>
        </table:table-row>
        <table:table-row table:style-name="ro1">
          <table:table-cell table:style-name="ce392" office:value-type="string" calcext:value-type="string" table:number-columns-spanned="1" table:number-rows-spanned="6">
            <text:p>Datagram</text:p>
          </table:table-cell>
          <table:table-cell table:style-name="ce407" office:value-type="string" calcext:value-type="string" table:number-columns-spanned="1" table:number-rows-spanned="4">
            <text:p>Datagram Content</text:p>
          </table:table-cell>
          <table:table-cell table:style-name="ce790" table:formula="of:=[Headers.T42]" office:value-type="string" office:string-value="1C48" calcext:value-type="string" table:number-columns-spanned="1" table:number-rows-spanned="4">
            <text:p>1C48</text:p>
          </table:table-cell>
          <table:table-cell table:style-name="ce800" office:value-type="string" calcext:value-type="string" table:number-columns-spanned="1" table:number-rows-spanned="4">
            <text:p>Destination, Source, Data bytes</text:p>
          </table:table-cell>
          <table:table-cell table:style-name="ce440" office:value-type="string" calcext:value-type="string">
            <text:p><text:s text:c="6"/>CAN-Datagram Content (one frame)</text:p>
          </table:table-cell>
          <table:table-cell table:style-name="ce451" table:formula="of:=[Headers.AZ43]" office:value-type="string" office:string-value="[1Adddsss]" calcext:value-type="string">
            <text:p>[1Adddsss]</text:p>
          </table:table-cell>
          <table:table-cell table:style-name="ce459" table:formula="of:=[Headers.BA43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757"/>
          <table:covered-table-cell table:style-name="ce408"/>
          <table:covered-table-cell table:style-name="ce791"/>
          <table:covered-table-cell table:style-name="ce801"/>
          <table:table-cell table:style-name="ce441" office:value-type="string" calcext:value-type="string">
            <text:p><text:s text:c="6"/>CAN-Datagram Content (first frame)</text:p>
          </table:table-cell>
          <table:table-cell table:style-name="ce451" table:formula="of:=[Headers.AZ44]" office:value-type="string" office:string-value="[1Bdddsss]" calcext:value-type="string">
            <text:p>[1Bdddsss]</text:p>
          </table:table-cell>
          <table:table-cell table:style-name="ce459" table:formula="of:=[Headers.BA44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757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middle frame)</text:p>
          </table:table-cell>
          <table:table-cell table:style-name="ce451" table:formula="of:=[Headers.AZ45]" office:value-type="string" office:string-value="[1Cdddsss]" calcext:value-type="string">
            <text:p>[1Cdddsss]</text:p>
          </table:table-cell>
          <table:table-cell table:style-name="ce459" table:formula="of:=[Headers.BA45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757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last frame)</text:p>
          </table:table-cell>
          <table:table-cell table:style-name="ce451" table:formula="of:=[Headers.AZ46]" office:value-type="string" office:string-value="[1Ddddsss]" calcext:value-type="string">
            <text:p>[1Ddddsss]</text:p>
          </table:table-cell>
          <table:table-cell table:style-name="ce459" table:formula="of:=[Headers.BA46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757"/>
          <table:table-cell table:style-name="ce410" office:value-type="string" calcext:value-type="string">
            <text:p>Datagram Received OK</text:p>
          </table:table-cell>
          <table:table-cell table:style-name="ce789" table:formula="of:=[Headers.T47]" office:value-type="string" office:string-value="0A28" calcext:value-type="string">
            <text:p>0A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38]" office:value-type="string" office:string-value="Datagram Received OK" calcext:value-type="string">
            <text:p>Datagram Received OK</text:p>
          </table:table-cell>
          <table:table-cell table:style-name="ce452" table:formula="of:=[Headers.AZ47]" office:value-type="string" office:string-value="[19A28sss]" calcext:value-type="string">
            <text:p>[19A28sss]</text:p>
          </table:table-cell>
          <table:table-cell table:style-name="ce460" table:formula="of:=[Headers.BA47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757"/>
          <table:table-cell table:style-name="ce410" office:value-type="string" calcext:value-type="string">
            <text:p>Datagram Rejected</text:p>
          </table:table-cell>
          <table:table-cell table:style-name="ce789" table:formula="of:=[Headers.T48]" office:value-type="string" office:string-value="0A48" calcext:value-type="string">
            <text:p>0A48</text:p>
          </table:table-cell>
          <table:table-cell table:style-name="ce799" office:value-type="string" calcext:value-type="string">
            <text:p>Destination, Source, Error code</text:p>
          </table:table-cell>
          <table:table-cell table:style-name="ce404" table:formula="of:=[.B39]" office:value-type="string" office:string-value="Datagram Rejected" calcext:value-type="string">
            <text:p>Datagram Rejected</text:p>
          </table:table-cell>
          <table:table-cell table:style-name="ce452" table:formula="of:=[Headers.AZ48]" office:value-type="string" office:string-value="[19A48sss]" calcext:value-type="string">
            <text:p>[19A48sss]</text:p>
          </table:table-cell>
          <table:table-cell table:style-name="ce460" table:formula="of:=[Headers.BA48]" office:value-type="string" office:string-value="fddd, error code" calcext:value-type="string">
            <text:p>fddd, error code</text:p>
          </table:table-cell>
          <table:table-cell table:number-columns-repeated="1017"/>
        </table:table-row>
        <table:table-row table:style-name="ro1">
          <table:table-cell table:style-name="ce758" office:value-type="string" calcext:value-type="string" table:number-columns-spanned="1" table:number-rows-spanned="5">
            <text:p>Stream</text:p>
          </table:table-cell>
          <table:table-cell table:style-name="ce405" office:value-type="string" calcext:value-type="string">
            <text:p>Stream Initiate Request</text:p>
          </table:table-cell>
          <table:table-cell table:style-name="ce788" table:formula="of:=[Headers.T49]" office:value-type="string" office:string-value="0CC8" calcext:value-type="string">
            <text:p>0CC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0]" office:value-type="string" office:string-value="Stream Initiate Request" calcext:value-type="string">
            <text:p>Stream Initiate Request</text:p>
          </table:table-cell>
          <table:table-cell table:style-name="ce451" table:formula="of:=[Headers.AZ49]" office:value-type="string" office:string-value="[19CC8sss]" calcext:value-type="string">
            <text:p>[19CC8sss]</text:p>
          </table:table-cell>
          <table:table-cell table:style-name="ce459" table:formula="of:=[Headers.BA49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5" office:value-type="string" calcext:value-type="string">
            <office:annotation draw:style-name="gr19" draw:text-style-name="P5" svg:width="2.1827in" svg:height="0.3902in" svg:x="3.0008in" svg:y="6.7768in" draw:caption-point-x="-0.2295in" draw:caption-point-y="0.6307in">
              <dc:creator>P</dc:creator>
              <dc:date>2011-08-10T00:00:00</dc:date>
              <text:p text:style-name="P4"><text:span text:style-name="T1">Negotiation of stream buffering capability. <text:s/></text:span></text:p>
            </office:annotation>
            <text:p>Stream Initiate Reply</text:p>
          </table:table-cell>
          <table:table-cell table:style-name="ce788" table:formula="of:=[Headers.T50]" office:value-type="string" office:string-value="0868" calcext:value-type="string">
            <text:p>086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1]" office:value-type="string" office:string-value="Stream Initiate Reply" calcext:value-type="string">
            <text:p>Stream Initiate Reply</text:p>
          </table:table-cell>
          <table:table-cell table:style-name="ce451" table:formula="of:=[Headers.AZ50]" office:value-type="string" office:string-value="[19868sss]" calcext:value-type="string">
            <text:p>[19868sss]</text:p>
          </table:table-cell>
          <table:table-cell table:style-name="ce459" table:formula="of:=[Headers.BA50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5" office:value-type="string" calcext:value-type="string">
            <text:p>Stream Data Send</text:p>
          </table:table-cell>
          <table:table-cell table:style-name="ce788" table:formula="of:=[Headers.T51]" office:value-type="string" office:string-value="1F88" calcext:value-type="string">
            <text:p>1F8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42]" office:value-type="string" office:string-value="Stream Data Send" calcext:value-type="string">
            <text:p>Stream Data Send</text:p>
          </table:table-cell>
          <table:table-cell table:style-name="ce451" table:formula="of:=[Headers.AZ51]" office:value-type="string" office:string-value="[1Fdddsss]" calcext:value-type="string">
            <text:p>[1Fdddsss]</text:p>
          </table:table-cell>
          <table:table-cell table:style-name="ce459" table:formula="of:=[Headers.BA51]" office:value-type="string" office:string-value="Data (0-8 bytes)" calcext:value-type="string">
            <text:p>Data (0-8 bytes)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5" office:value-type="string" calcext:value-type="string">
            <office:annotation draw:style-name="gr19" draw:text-style-name="P5" svg:width="1.9295in" svg:height="0.3902in" svg:x="3.0008in" svg:y="7.1311in" draw:caption-point-x="-0.2295in" draw:caption-point-y="0.6319in">
              <dc:creator>P</dc:creator>
              <dc:date>2011-08-10T00:00:00</dc:date>
              <text:p text:style-name="P4"><text:span text:style-name="T1">Reply from receining node to continue stream. <text:s/></text:span></text:p>
            </office:annotation>
            <text:p>Stream Data Proceed</text:p>
          </table:table-cell>
          <table:table-cell table:style-name="ce788" table:formula="of:=[Headers.T52]" office:value-type="string" office:string-value="0888" calcext:value-type="string">
            <text:p>0888</text:p>
          </table:table-cell>
          <table:table-cell table:style-name="ce798" office:value-type="string" calcext:value-type="string">
            <text:p>Destination, Source, ID</text:p>
          </table:table-cell>
          <table:table-cell table:style-name="ce439" table:formula="of:=[.B43]" office:value-type="string" office:string-value="Stream Data Proceed" calcext:value-type="string">
            <text:p>Stream Data Proceed</text:p>
          </table:table-cell>
          <table:table-cell table:style-name="ce451" table:formula="of:=[Headers.AZ52]" office:value-type="string" office:string-value="[19888sss]" calcext:value-type="string">
            <text:p>[19888sss]</text:p>
          </table:table-cell>
          <table:table-cell table:style-name="ce459" table:formula="of:=[Headers.BA52]" office:value-type="string" office:string-value="fddd, srcSID, dstSID" calcext:value-type="string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758"/>
          <table:table-cell table:style-name="ce405" office:value-type="string" calcext:value-type="string">
            <text:p>Stream Data Complete</text:p>
          </table:table-cell>
          <table:table-cell table:style-name="ce788" table:formula="of:=[Headers.T53]" office:value-type="string" office:string-value="08A8" calcext:value-type="string">
            <text:p>08A8</text:p>
          </table:table-cell>
          <table:table-cell table:style-name="ce798" office:value-type="string" calcext:value-type="string">
            <text:p>Destination, Source, ID, {len}</text:p>
          </table:table-cell>
          <table:table-cell table:style-name="ce439" table:formula="of:=[.B44]" office:value-type="string" office:string-value="Stream Data Complete" calcext:value-type="string">
            <text:p>Stream Data Complete</text:p>
          </table:table-cell>
          <table:table-cell table:style-name="ce451" table:formula="of:=[Headers.AZ53]" office:value-type="string" office:string-value="[198A8sss]" calcext:value-type="string">
            <text:p>[198A8sss]</text:p>
          </table:table-cell>
          <table:table-cell table:style-name="ce459" table:formula="of:=[Headers.BA53]" office:value-type="string" office:string-value="fddd, srcSID, dstSID, { len }" calcext:value-type="string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93" office:value-type="string" calcext:value-type="string" table:number-columns-spanned="1" table:number-rows-spanned="2">
            <text:p>Extra</text:p>
          </table:table-cell>
          <table:table-cell table:style-name="ce410" office:value-type="string" calcext:value-type="string">
            <office:annotation draw:style-name="gr20" draw:text-style-name="P5" svg:width="1.3276in" svg:height="0.2346in" svg:x="3.0008in" svg:y="7.4858in" draw:caption-point-x="-0.2295in" draw:caption-point-y="0.6327in">
              <dc:creator>P</dc:creator>
              <dc:date>2011-08-10T00:00:00</dc:date>
              <text:p text:style-name="P4"><text:span text:style-name="T1">Unofficial addition</text:span></text:p>
            </office:annotation>
            <text:p>Node number Allocate</text:p>
          </table:table-cell>
          <table:table-cell table:style-name="ce789" table:formula="of:=[Headers.T54]" office:value-type="string" office:string-value="2000" calcext:value-type="string">
            <text:p>2000</text:p>
          </table:table-cell>
          <table:table-cell table:style-name="ce799" office:value-type="string" calcext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1">
          <table:covered-table-cell table:style-name="ce394"/>
          <table:table-cell table:style-name="ce411" office:value-type="string" calcext:value-type="string">
            <office:annotation draw:style-name="gr19" draw:text-style-name="P5" svg:width="2.6886in" svg:height="0.3902in" svg:x="3.0008in" svg:y="7.663in" draw:caption-point-x="-0.2295in" draw:caption-point-y="0.6335in">
              <dc:creator>P</dc:creator>
              <dc:date>2011-08-10T00:00:00</dc:date>
              <text:p text:style-name="P4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792" table:formula="of:=[Headers.T55]" office:value-type="string" office:string-value="2020" calcext:value-type="string">
            <text:p>2020</text:p>
          </table:table-cell>
          <table:table-cell table:style-name="ce802" office:value-type="string" calcext:value-type="string">
            <text:p>Source</text:p>
          </table:table-cell>
          <table:table-cell table:style-name="ce443"/>
          <table:table-cell table:style-name="ce814"/>
          <table:table-cell table:style-name="ce813"/>
          <table:table-cell table:number-columns-repeated="1017"/>
        </table:table-row>
        <table:table-row table:style-name="ro1">
          <table:table-cell table:style-name="ce395"/>
          <table:table-cell table:style-name="ce412"/>
          <table:table-cell table:style-name="ce426" table:number-columns-repeated="2"/>
          <table:table-cell table:style-name="ce803"/>
          <table:table-cell table:style-name="ce814"/>
          <table:table-cell table:style-name="ce803"/>
          <table:table-cell table:number-columns-repeated="1017"/>
        </table:table-row>
        <table:table-row table:style-name="ro1">
          <table:table-cell table:number-columns-repeated="2"/>
          <table:table-cell table:style-name="ce25" table:number-columns-spanned="25" table:number-rows-spanned="1"/>
          <table:covered-table-cell table:style-name="ce25"/>
          <table:covered-table-cell table:style-name="ce803"/>
          <table:covered-table-cell table:style-name="ce814"/>
          <table:covered-table-cell table:style-name="ce803"/>
          <table:covered-table-cell table:number-columns-repeated="20"/>
          <table:table-cell table:number-columns-repeated="997"/>
        </table:table-row>
        <table:table-row table:style-name="ro1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803"/>
          <table:table-cell table:style-name="ce814"/>
          <table:table-cell table:style-name="ce803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25" table:number-columns-repeated="2"/>
          <table:table-cell table:style-name="ce803"/>
          <table:table-cell table:style-name="ce814"/>
          <table:table-cell table:style-name="ce803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794" table:number-columns-spanned="16" table:number-rows-spanned="3"/>
          <table:covered-table-cell table:style-name="ce794"/>
          <table:covered-table-cell/>
          <table:covered-table-cell table:style-name="ce814"/>
          <table:covered-table-cell table:style-name="ce803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53"/>
          <table:covered-table-cell table:number-columns-repeated="2" table:style-name="ce104"/>
          <table:covered-table-cell/>
          <table:covered-table-cell table:style-name="ce821"/>
          <table:covered-table-cell table:style-name="ce803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414"/>
          <table:covered-table-cell table:number-columns-repeated="2" table:style-name="ce104"/>
          <table:covered-table-cell table:style-name="ce445"/>
          <table:covered-table-cell table:style-name="ce821"/>
          <table:covered-table-cell table:style-name="ce803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782"/>
          <table:table-cell table:style-name="Default" table:number-columns-repeated="2"/>
          <table:table-cell table:style-name="ce813"/>
          <table:table-cell table:style-name="ce821"/>
          <table:table-cell table:style-name="ce803"/>
          <table:table-cell table:number-columns-repeated="1017"/>
        </table:table-row>
        <table:table-row table:style-name="ro1">
          <table:table-cell table:style-name="Default"/>
          <table:table-cell table:style-name="ce782"/>
          <table:table-cell table:style-name="ce428" table:number-columns-repeated="2"/>
          <table:table-cell table:style-name="ce813"/>
          <table:table-cell table:style-name="ce821"/>
          <table:table-cell table:style-name="ce803"/>
          <table:table-cell table:number-columns-repeated="1017"/>
        </table:table-row>
        <table:table-row table:style-name="ro1">
          <table:table-cell table:style-name="Default"/>
          <table:table-cell table:style-name="ce782" table:number-columns-spanned="5" table:number-rows-spanned="1"/>
          <table:covered-table-cell table:number-columns-repeated="2" table:style-name="ce796"/>
          <table:covered-table-cell table:style-name="ce813"/>
          <table:covered-table-cell table:style-name="ce821"/>
          <table:table-cell table:style-name="ce803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796" table:number-columns-repeated="2"/>
          <table:table-cell table:style-name="ce813"/>
          <table:table-cell table:style-name="ce821"/>
          <table:table-cell table:style-name="ce803"/>
          <table:table-cell table:number-columns-repeated="1017"/>
        </table:table-row>
        <table:table-row table:style-name="ro1">
          <table:table-cell table:style-name="ce21" table:number-columns-spanned="2" table:number-rows-spanned="1"/>
          <table:covered-table-cell/>
          <table:table-cell table:style-name="ce796" table:number-columns-repeated="2"/>
          <table:table-cell table:style-name="ce813"/>
          <table:table-cell table:style-name="ce821"/>
          <table:table-cell table:style-name="ce803"/>
          <table:table-cell table:number-columns-repeated="1017"/>
        </table:table-row>
        <table:table-row table:style-name="ro1">
          <table:table-cell table:style-name="ce395"/>
          <table:table-cell table:style-name="ce416"/>
          <table:table-cell table:style-name="ce796" table:number-columns-repeated="2"/>
          <table:table-cell table:style-name="ce813"/>
          <table:table-cell table:style-name="ce821"/>
          <table:table-cell table:style-name="ce803"/>
          <table:table-cell table:number-columns-repeated="1017"/>
        </table:table-row>
        <table:table-row table:style-name="ro1" table:number-rows-repeated="3">
          <table:table-cell table:style-name="ce397"/>
          <table:table-cell table:style-name="ce96"/>
          <table:table-cell table:style-name="ce796" table:number-columns-repeated="2"/>
          <table:table-cell table:style-name="ce813"/>
          <table:table-cell table:style-name="ce821"/>
          <table:table-cell table:style-name="ce803"/>
          <table:table-cell table:number-columns-repeated="1017"/>
        </table:table-row>
        <table:table-row table:style-name="ro1" table:number-rows-repeated="2">
          <table:table-cell table:style-name="ce398"/>
          <table:table-cell table:style-name="ce96"/>
          <table:table-cell table:style-name="ce796" table:number-columns-repeated="2"/>
          <table:table-cell table:style-name="ce813"/>
          <table:table-cell table:style-name="ce821"/>
          <table:table-cell table:style-name="ce803"/>
          <table:table-cell table:number-columns-repeated="1017"/>
        </table:table-row>
        <table:table-row table:style-name="ro1">
          <table:table-cell table:style-name="ce397"/>
          <table:table-cell table:style-name="ce96"/>
          <table:table-cell table:style-name="ce797" table:number-columns-spanned="3" table:number-rows-spanned="4"/>
          <table:covered-table-cell table:style-name="ce797"/>
          <table:covered-table-cell table:style-name="ce813"/>
          <table:table-cell table:style-name="ce821"/>
          <table:table-cell table:style-name="ce803"/>
          <table:table-cell table:number-columns-repeated="1017"/>
        </table:table-row>
        <table:table-row table:style-name="ro1">
          <table:table-cell table:style-name="ce397"/>
          <table:table-cell table:style-name="ce96"/>
          <table:covered-table-cell table:number-columns-repeated="2" table:style-name="ce784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784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784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8" table:number-rows-repeated="6546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Full-CAN'.C7:'Full-CAN'.D46">
            <calcext:condition calcext:apply-style-name="red" calcext:value="formula-is(COUNTIF([.$T$7:.$T$47]; [.T7]) &gt; 1)" calcext:base-cell-address="Headers.T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CA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n" fo:country="CA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number:min-decimal-places="0" number:min-integer-digits="2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 style:text-line-through-type="single"/>
    </style:style>
    <draw:marker draw:name="Arrow" svg:viewBox="0 0 20 30" svg:d="M10 0l-10 30h20z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4.1728in" fo:page-height="15.748in" style:num-format="1" style:print-orientation="landscape" fo:margin-top="0.3126in" fo:margin-bottom="0.1181in" fo:margin-left="0.409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23-03-30">00/00/0000</text:date><text:s text:c="3"/><text:time style:data-style-name="N2" text:time-value="15:58:32.8144097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Harris</meta:initial-creator>
    <meta:creation-date>2012-07-09T00:14:46</meta:creation-date>
    <dc:date>2023-03-30T16:04:53.325579695</dc:date>
    <dc:creator>Bob Jacobsen</dc:creator>
    <meta:editing-duration>P10DT22H21M28S</meta:editing-duration>
    <meta:editing-cycles>55</meta:editing-cycles>
    <meta:generator>LibreOffice/7.4.6.2$MacOSX_X86_64 LibreOffice_project/5b1f5509c2decdade7fda905e3e1429a67acd63d</meta:generator>
    <meta:document-statistic meta:table-count="2" meta:cell-count="1368" meta:object-count="15"/>
  </office:meta>
</office:document-meta>
</file>